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MMMDCLXXII</text:p>
          </table:table-cell>
          <table:table-cell office:value-type="float" office:value="4672">
            <text:p>4672</text:p>
          </table:table-cell>
        </table:table-row>
        <table:table-row table:style-name="ro1">
          <table:table-cell office:value-type="string">
            <text:p>MMDCCCLXXXIII</text:p>
          </table:table-cell>
          <table:table-cell table:formula="of:=ARABIC([.A2])" office:value-type="float" office:value="2883">
            <text:p>2883</text:p>
          </table:table-cell>
        </table:table-row>
        <table:table-row table:style-name="ro1">
          <table:table-cell office:value-type="string">
            <text:p>MMMDLXVIIII</text:p>
          </table:table-cell>
          <table:table-cell table:formula="of:=ARABIC([.A3])" office:value-type="float" office:value="3569">
            <text:p>3569</text:p>
          </table:table-cell>
        </table:table-row>
        <table:table-row table:style-name="ro1">
          <table:table-cell office:value-type="string">
            <text:p>MMMMDXCV</text:p>
          </table:table-cell>
          <table:table-cell office:value-type="float" office:value="4595">
            <text:p>4595</text:p>
          </table:table-cell>
        </table:table-row>
        <table:table-row table:style-name="ro1">
          <table:table-cell office:value-type="string">
            <text:p>DCCCLXXII</text:p>
          </table:table-cell>
          <table:table-cell table:formula="of:=ARABIC([.A5])" office:value-type="float" office:value="872">
            <text:p>872</text:p>
          </table:table-cell>
        </table:table-row>
        <table:table-row table:style-name="ro1">
          <table:table-cell office:value-type="string">
            <text:p>MMCCCVI</text:p>
          </table:table-cell>
          <table:table-cell table:formula="of:=ARABIC([.A6])" office:value-type="float" office:value="2306">
            <text:p>2306</text:p>
          </table:table-cell>
        </table:table-row>
        <table:table-row table:style-name="ro1">
          <table:table-cell office:value-type="string">
            <text:p>MMMCDLXXXVII</text:p>
          </table:table-cell>
          <table:table-cell table:formula="of:=ARABIC([.A7])" office:value-type="float" office:value="3487">
            <text:p>3487</text:p>
          </table:table-cell>
        </table:table-row>
        <table:table-row table:style-name="ro1">
          <table:table-cell office:value-type="string">
            <text:p>MMMMCCXXI</text:p>
          </table:table-cell>
          <table:table-cell table:formula="of:=ARABIC([.A8])" office:value-type="float" office:value="0">
            <text:p>Err:502</text:p>
          </table:table-cell>
        </table:table-row>
        <table:table-row table:style-name="ro1">
          <table:table-cell office:value-type="string">
            <text:p>MMMCCXX</text:p>
          </table:table-cell>
          <table:table-cell table:formula="of:=ARABIC([.A9])" office:value-type="float" office:value="3220">
            <text:p>3220</text:p>
          </table:table-cell>
        </table:table-row>
        <table:table-row table:style-name="ro1">
          <table:table-cell office:value-type="string">
            <text:p>MMMMDCCCLXXIII</text:p>
          </table:table-cell>
          <table:table-cell table:formula="of:=ARABIC([.A10])" office:value-type="float" office:value="0">
            <text:p>Err:502</text:p>
          </table:table-cell>
        </table:table-row>
        <table:table-row table:style-name="ro1">
          <table:table-cell office:value-type="string">
            <text:p>MMMCCXXXVII</text:p>
          </table:table-cell>
          <table:table-cell table:formula="of:=ARABIC([.A11])" office:value-type="float" office:value="3237">
            <text:p>3237</text:p>
          </table:table-cell>
        </table:table-row>
        <table:table-row table:style-name="ro1">
          <table:table-cell office:value-type="string">
            <text:p>MMCCCLXXXXIX</text:p>
          </table:table-cell>
          <table:table-cell table:formula="of:=ARABIC([.A12])" office:value-type="float" office:value="2399">
            <text:p>2399</text:p>
          </table:table-cell>
        </table:table-row>
        <table:table-row table:style-name="ro1">
          <table:table-cell office:value-type="string">
            <text:p>MDCCCXXIIII</text:p>
          </table:table-cell>
          <table:table-cell table:formula="of:=ARABIC([.A13])" office:value-type="float" office:value="1824">
            <text:p>1824</text:p>
          </table:table-cell>
        </table:table-row>
        <table:table-row table:style-name="ro1">
          <table:table-cell office:value-type="string">
            <text:p>MMCXCVI</text:p>
          </table:table-cell>
          <table:table-cell table:formula="of:=ARABIC([.A14])" office:value-type="float" office:value="2196">
            <text:p>2196</text:p>
          </table:table-cell>
        </table:table-row>
        <table:table-row table:style-name="ro1">
          <table:table-cell office:value-type="string">
            <text:p>CCXCVIII</text:p>
          </table:table-cell>
          <table:table-cell table:formula="of:=ARABIC([.A15])" office:value-type="float" office:value="298">
            <text:p>298</text:p>
          </table:table-cell>
        </table:table-row>
        <table:table-row table:style-name="ro1">
          <table:table-cell office:value-type="string">
            <text:p>MMMCCCXXXII</text:p>
          </table:table-cell>
          <table:table-cell table:formula="of:=ARABIC([.A16])" office:value-type="float" office:value="3332">
            <text:p>3332</text:p>
          </table:table-cell>
        </table:table-row>
        <table:table-row table:style-name="ro1">
          <table:table-cell office:value-type="string">
            <text:p>MDCCXXX</text:p>
          </table:table-cell>
          <table:table-cell table:formula="of:=ARABIC([.A17])" office:value-type="float" office:value="1730">
            <text:p>1730</text:p>
          </table:table-cell>
        </table:table-row>
        <table:table-row table:style-name="ro1">
          <table:table-cell office:value-type="string">
            <text:p>MMMDCCCL</text:p>
          </table:table-cell>
          <table:table-cell table:formula="of:=ARABIC([.A18])" office:value-type="float" office:value="3850">
            <text:p>3850</text:p>
          </table:table-cell>
        </table:table-row>
        <table:table-row table:style-name="ro1">
          <table:table-cell office:value-type="string">
            <text:p>MMMMCCLXXXVI</text:p>
          </table:table-cell>
          <table:table-cell table:formula="of:=ARABIC([.A19])" office:value-type="float" office:value="0">
            <text:p>Err:502</text:p>
          </table:table-cell>
        </table:table-row>
        <table:table-row table:style-name="ro1">
          <table:table-cell office:value-type="string">
            <text:p>MMDCCCXCVI</text:p>
          </table:table-cell>
          <table:table-cell table:formula="of:=ARABIC([.A20])" office:value-type="float" office:value="2896">
            <text:p>2896</text:p>
          </table:table-cell>
        </table:table-row>
        <table:table-row table:style-name="ro1">
          <table:table-cell office:value-type="string">
            <text:p>MMMDCII</text:p>
          </table:table-cell>
          <table:table-cell table:formula="of:=ARABIC([.A21])" office:value-type="float" office:value="3602">
            <text:p>3602</text:p>
          </table:table-cell>
        </table:table-row>
        <table:table-row table:style-name="ro1">
          <table:table-cell office:value-type="string">
            <text:p>MMMCCXII</text:p>
          </table:table-cell>
          <table:table-cell table:formula="of:=ARABIC([.A22])" office:value-type="float" office:value="3212">
            <text:p>3212</text:p>
          </table:table-cell>
        </table:table-row>
        <table:table-row table:style-name="ro1">
          <table:table-cell office:value-type="string">
            <text:p>MMMMDCCCCI</text:p>
          </table:table-cell>
          <table:table-cell table:formula="of:=ARABIC([.A23])" office:value-type="float" office:value="0">
            <text:p>Err:502</text:p>
          </table:table-cell>
        </table:table-row>
        <table:table-row table:style-name="ro1">
          <table:table-cell office:value-type="string">
            <text:p>MMDCCCXCII</text:p>
          </table:table-cell>
          <table:table-cell table:formula="of:=ARABIC([.A24])" office:value-type="float" office:value="2892">
            <text:p>2892</text:p>
          </table:table-cell>
        </table:table-row>
        <table:table-row table:style-name="ro1">
          <table:table-cell office:value-type="string">
            <text:p>MDCXX</text:p>
          </table:table-cell>
          <table:table-cell table:formula="of:=ARABIC([.A25])" office:value-type="float" office:value="1620">
            <text:p>1620</text:p>
          </table:table-cell>
        </table:table-row>
        <table:table-row table:style-name="ro1">
          <table:table-cell office:value-type="string">
            <text:p>CMLXXXVII</text:p>
          </table:table-cell>
          <table:table-cell table:formula="of:=ARABIC([.A26])" office:value-type="float" office:value="987">
            <text:p>987</text:p>
          </table:table-cell>
        </table:table-row>
        <table:table-row table:style-name="ro1">
          <table:table-cell office:value-type="string">
            <text:p>MMMXXI</text:p>
          </table:table-cell>
          <table:table-cell table:formula="of:=ARABIC([.A27])" office:value-type="float" office:value="3021">
            <text:p>3021</text:p>
          </table:table-cell>
        </table:table-row>
        <table:table-row table:style-name="ro1">
          <table:table-cell office:value-type="string">
            <text:p>MMMMCCCXIV</text:p>
          </table:table-cell>
          <table:table-cell table:formula="of:=ARABIC([.A28])" office:value-type="float" office:value="0">
            <text:p>Err:502</text:p>
          </table:table-cell>
        </table:table-row>
        <table:table-row table:style-name="ro1">
          <table:table-cell office:value-type="string">
            <text:p>MLXXII</text:p>
          </table:table-cell>
          <table:table-cell table:formula="of:=ARABIC([.A29])" office:value-type="float" office:value="1072">
            <text:p>1072</text:p>
          </table:table-cell>
        </table:table-row>
        <table:table-row table:style-name="ro1">
          <table:table-cell office:value-type="string">
            <text:p>MCCLXXVIIII</text:p>
          </table:table-cell>
          <table:table-cell table:formula="of:=ARABIC([.A30])" office:value-type="float" office:value="1279">
            <text:p>1279</text:p>
          </table:table-cell>
        </table:table-row>
        <table:table-row table:style-name="ro1">
          <table:table-cell office:value-type="string">
            <text:p>MMMMCCXXXXI</text:p>
          </table:table-cell>
          <table:table-cell table:formula="of:=ARABIC([.A31])" office:value-type="float" office:value="0">
            <text:p>Err:502</text:p>
          </table:table-cell>
        </table:table-row>
        <table:table-row table:style-name="ro1">
          <table:table-cell office:value-type="string">
            <text:p>MMDCCCLXXII</text:p>
          </table:table-cell>
          <table:table-cell table:formula="of:=ARABIC([.A32])" office:value-type="float" office:value="2872">
            <text:p>2872</text:p>
          </table:table-cell>
        </table:table-row>
        <table:table-row table:style-name="ro1">
          <table:table-cell office:value-type="string">
            <text:p>MMMMXXXI</text:p>
          </table:table-cell>
          <table:table-cell table:formula="of:=ARABIC([.A33])" office:value-type="float" office:value="0">
            <text:p>Err:502</text:p>
          </table:table-cell>
        </table:table-row>
        <table:table-row table:style-name="ro1">
          <table:table-cell office:value-type="string">
            <text:p>MMMDCCLXXX</text:p>
          </table:table-cell>
          <table:table-cell table:formula="of:=ARABIC([.A34])" office:value-type="float" office:value="3780">
            <text:p>3780</text:p>
          </table:table-cell>
        </table:table-row>
        <table:table-row table:style-name="ro1">
          <table:table-cell office:value-type="string">
            <text:p>MMDCCCLXXIX</text:p>
          </table:table-cell>
          <table:table-cell table:formula="of:=ARABIC([.A35])" office:value-type="float" office:value="2879">
            <text:p>2879</text:p>
          </table:table-cell>
        </table:table-row>
        <table:table-row table:style-name="ro1">
          <table:table-cell office:value-type="string">
            <text:p>MMMMLXXXV</text:p>
          </table:table-cell>
          <table:table-cell table:formula="of:=ARABIC([.A36])" office:value-type="float" office:value="0">
            <text:p>Err:502</text:p>
          </table:table-cell>
        </table:table-row>
        <table:table-row table:style-name="ro1">
          <table:table-cell office:value-type="string">
            <text:p>MCXXI</text:p>
          </table:table-cell>
          <table:table-cell table:formula="of:=ARABIC([.A37])" office:value-type="float" office:value="1121">
            <text:p>1121</text:p>
          </table:table-cell>
        </table:table-row>
        <table:table-row table:style-name="ro1">
          <table:table-cell office:value-type="string">
            <text:p>MDCCCXXXVII</text:p>
          </table:table-cell>
          <table:table-cell table:formula="of:=ARABIC([.A38])" office:value-type="float" office:value="1837">
            <text:p>1837</text:p>
          </table:table-cell>
        </table:table-row>
        <table:table-row table:style-name="ro1">
          <table:table-cell office:value-type="string">
            <text:p>MMCCCLXVII</text:p>
          </table:table-cell>
          <table:table-cell table:formula="of:=ARABIC([.A39])" office:value-type="float" office:value="2367">
            <text:p>2367</text:p>
          </table:table-cell>
        </table:table-row>
        <table:table-row table:style-name="ro1">
          <table:table-cell office:value-type="string">
            <text:p>MCDXXXV</text:p>
          </table:table-cell>
          <table:table-cell table:formula="of:=ARABIC([.A40])" office:value-type="float" office:value="1435">
            <text:p>1435</text:p>
          </table:table-cell>
        </table:table-row>
        <table:table-row table:style-name="ro1">
          <table:table-cell office:value-type="string">
            <text:p>CCXXXIII</text:p>
          </table:table-cell>
          <table:table-cell table:formula="of:=ARABIC([.A41])" office:value-type="float" office:value="233">
            <text:p>233</text:p>
          </table:table-cell>
        </table:table-row>
        <table:table-row table:style-name="ro1">
          <table:table-cell office:value-type="string">
            <text:p>CMXX</text:p>
          </table:table-cell>
          <table:table-cell table:formula="of:=ARABIC([.A42])" office:value-type="float" office:value="920">
            <text:p>920</text:p>
          </table:table-cell>
        </table:table-row>
        <table:table-row table:style-name="ro1">
          <table:table-cell office:value-type="string">
            <text:p>MMMCLXIV</text:p>
          </table:table-cell>
          <table:table-cell table:formula="of:=ARABIC([.A43])" office:value-type="float" office:value="3164">
            <text:p>3164</text:p>
          </table:table-cell>
        </table:table-row>
        <table:table-row table:style-name="ro1">
          <table:table-cell office:value-type="string">
            <text:p>MCCCLXXXVI</text:p>
          </table:table-cell>
          <table:table-cell table:formula="of:=ARABIC([.A44])" office:value-type="float" office:value="1386">
            <text:p>1386</text:p>
          </table:table-cell>
        </table:table-row>
        <table:table-row table:style-name="ro1">
          <table:table-cell office:value-type="string">
            <text:p>DCCCXCVIII</text:p>
          </table:table-cell>
          <table:table-cell table:formula="of:=ARABIC([.A45])" office:value-type="float" office:value="898">
            <text:p>898</text:p>
          </table:table-cell>
        </table:table-row>
        <table:table-row table:style-name="ro1">
          <table:table-cell office:value-type="string">
            <text:p>MMMDCCCCXXXIV</text:p>
          </table:table-cell>
          <table:table-cell table:formula="of:=ARABIC([.A46])" office:value-type="float" office:value="3934">
            <text:p>3934</text:p>
          </table:table-cell>
        </table:table-row>
        <table:table-row table:style-name="ro1">
          <table:table-cell office:value-type="string">
            <text:p>CDXVIIII</text:p>
          </table:table-cell>
          <table:table-cell table:formula="of:=ARABIC([.A47])" office:value-type="float" office:value="419">
            <text:p>419</text:p>
          </table:table-cell>
        </table:table-row>
        <table:table-row table:style-name="ro1">
          <table:table-cell office:value-type="string">
            <text:p>MMCCXXXV</text:p>
          </table:table-cell>
          <table:table-cell table:formula="of:=ARABIC([.A48])" office:value-type="float" office:value="2235">
            <text:p>2235</text:p>
          </table:table-cell>
        </table:table-row>
        <table:table-row table:style-name="ro1">
          <table:table-cell office:value-type="string">
            <text:p>MDCCCXXXII</text:p>
          </table:table-cell>
          <table:table-cell table:formula="of:=ARABIC([.A49])" office:value-type="float" office:value="1832">
            <text:p>1832</text:p>
          </table:table-cell>
        </table:table-row>
        <table:table-row table:style-name="ro1">
          <table:table-cell office:value-type="string">
            <text:p>MMMMD</text:p>
          </table:table-cell>
          <table:table-cell table:formula="of:=ARABIC([.A50])" office:value-type="float" office:value="0">
            <text:p>Err:502</text:p>
          </table:table-cell>
        </table:table-row>
        <table:table-row table:style-name="ro1">
          <table:table-cell office:value-type="string">
            <text:p>MMDCCLXIX</text:p>
          </table:table-cell>
          <table:table-cell table:formula="of:=ARABIC([.A51])" office:value-type="float" office:value="2769">
            <text:p>2769</text:p>
          </table:table-cell>
        </table:table-row>
        <table:table-row table:style-name="ro1">
          <table:table-cell office:value-type="string">
            <text:p>MMMMCCCLXXXXVI</text:p>
          </table:table-cell>
          <table:table-cell table:formula="of:=ARABIC([.A52])" office:value-type="float" office:value="0">
            <text:p>Err:502</text:p>
          </table:table-cell>
        </table:table-row>
        <table:table-row table:style-name="ro1">
          <table:table-cell office:value-type="string">
            <text:p>MMDCCXLII</text:p>
          </table:table-cell>
          <table:table-cell table:formula="of:=ARABIC([.A53])" office:value-type="float" office:value="2742">
            <text:p>2742</text:p>
          </table:table-cell>
        </table:table-row>
        <table:table-row table:style-name="ro1">
          <table:table-cell office:value-type="string">
            <text:p>MMMDCCCVIIII</text:p>
          </table:table-cell>
          <table:table-cell table:formula="of:=ARABIC([.A54])" office:value-type="float" office:value="3809">
            <text:p>3809</text:p>
          </table:table-cell>
        </table:table-row>
        <table:table-row table:style-name="ro1">
          <table:table-cell office:value-type="string">
            <text:p>DCCLXXXIIII</text:p>
          </table:table-cell>
          <table:table-cell table:formula="of:=ARABIC([.A55])" office:value-type="float" office:value="784">
            <text:p>784</text:p>
          </table:table-cell>
        </table:table-row>
        <table:table-row table:style-name="ro1">
          <table:table-cell office:value-type="string">
            <text:p>MDCCCCXXXII</text:p>
          </table:table-cell>
          <table:table-cell table:formula="of:=ARABIC([.A56])" office:value-type="float" office:value="1932">
            <text:p>1932</text:p>
          </table:table-cell>
        </table:table-row>
        <table:table-row table:style-name="ro1">
          <table:table-cell office:value-type="string">
            <text:p>MMCXXVII</text:p>
          </table:table-cell>
          <table:table-cell table:formula="of:=ARABIC([.A57])" office:value-type="float" office:value="2127">
            <text:p>2127</text:p>
          </table:table-cell>
        </table:table-row>
        <table:table-row table:style-name="ro1">
          <table:table-cell office:value-type="string">
            <text:p>DCCCXXX</text:p>
          </table:table-cell>
          <table:table-cell table:formula="of:=ARABIC([.A58])" office:value-type="float" office:value="830">
            <text:p>830</text:p>
          </table:table-cell>
        </table:table-row>
        <table:table-row table:style-name="ro1">
          <table:table-cell office:value-type="string">
            <text:p>CCLXIX</text:p>
          </table:table-cell>
          <table:table-cell table:formula="of:=ARABIC([.A59])" office:value-type="float" office:value="269">
            <text:p>269</text:p>
          </table:table-cell>
        </table:table-row>
        <table:table-row table:style-name="ro1">
          <table:table-cell office:value-type="string">
            <text:p>MMMXI</text:p>
          </table:table-cell>
          <table:table-cell table:formula="of:=ARABIC([.A60])" office:value-type="float" office:value="3011">
            <text:p>3011</text:p>
          </table:table-cell>
        </table:table-row>
        <table:table-row table:style-name="ro1">
          <table:table-cell office:value-type="string">
            <text:p>MMMMCMLXXXXVIII</text:p>
          </table:table-cell>
          <table:table-cell table:formula="of:=ARABIC([.A61])" office:value-type="float" office:value="0">
            <text:p>Err:502</text:p>
          </table:table-cell>
        </table:table-row>
        <table:table-row table:style-name="ro1">
          <table:table-cell office:value-type="string">
            <text:p>MMMMDLXXXVII</text:p>
          </table:table-cell>
          <table:table-cell table:formula="of:=ARABIC([.A62])" office:value-type="float" office:value="0">
            <text:p>Err:502</text:p>
          </table:table-cell>
        </table:table-row>
        <table:table-row table:style-name="ro1">
          <table:table-cell office:value-type="string">
            <text:p>MMMMDCCCLX</text:p>
          </table:table-cell>
          <table:table-cell table:formula="of:=ARABIC([.A63])" office:value-type="float" office:value="0">
            <text:p>Err:502</text:p>
          </table:table-cell>
        </table:table-row>
        <table:table-row table:style-name="ro1">
          <table:table-cell office:value-type="string">
            <text:p>MMCCLIV</text:p>
          </table:table-cell>
          <table:table-cell table:formula="of:=ARABIC([.A64])" office:value-type="float" office:value="2254">
            <text:p>2254</text:p>
          </table:table-cell>
        </table:table-row>
        <table:table-row table:style-name="ro1">
          <table:table-cell office:value-type="string">
            <text:p>CMIX</text:p>
          </table:table-cell>
          <table:table-cell table:formula="of:=ARABIC([.A65])" office:value-type="float" office:value="909">
            <text:p>909</text:p>
          </table:table-cell>
        </table:table-row>
        <table:table-row table:style-name="ro1">
          <table:table-cell office:value-type="string">
            <text:p>MMDCCCLXXXIIII</text:p>
          </table:table-cell>
          <table:table-cell table:formula="of:=ARABIC([.A66])" office:value-type="float" office:value="2884">
            <text:p>2884</text:p>
          </table:table-cell>
        </table:table-row>
        <table:table-row table:style-name="ro1">
          <table:table-cell office:value-type="string">
            <text:p>CLXXXII</text:p>
          </table:table-cell>
          <table:table-cell table:formula="of:=ARABIC([.A67])" office:value-type="float" office:value="182">
            <text:p>182</text:p>
          </table:table-cell>
        </table:table-row>
        <table:table-row table:style-name="ro1">
          <table:table-cell office:value-type="string">
            <text:p>MMCCCCXXXXV</text:p>
          </table:table-cell>
          <table:table-cell table:formula="of:=ARABIC([.A68])" office:value-type="float" office:value="2445">
            <text:p>2445</text:p>
          </table:table-cell>
        </table:table-row>
        <table:table-row table:style-name="ro1">
          <table:table-cell office:value-type="string">
            <text:p>MMMMDLXXXVIIII</text:p>
          </table:table-cell>
          <table:table-cell table:formula="of:=ARABIC([.A69])" office:value-type="float" office:value="0">
            <text:p>Err:502</text:p>
          </table:table-cell>
        </table:table-row>
        <table:table-row table:style-name="ro1">
          <table:table-cell office:value-type="string">
            <text:p>MMMDCCCXXI</text:p>
          </table:table-cell>
          <table:table-cell table:formula="of:=ARABIC([.A70])" office:value-type="float" office:value="3821">
            <text:p>3821</text:p>
          </table:table-cell>
        </table:table-row>
        <table:table-row table:style-name="ro1">
          <table:table-cell office:value-type="string">
            <text:p>MMDCCCCLXXVI</text:p>
          </table:table-cell>
          <table:table-cell table:formula="of:=ARABIC([.A71])" office:value-type="float" office:value="2976">
            <text:p>2976</text:p>
          </table:table-cell>
        </table:table-row>
        <table:table-row table:style-name="ro1">
          <table:table-cell office:value-type="string">
            <text:p>MCCCCLXX</text:p>
          </table:table-cell>
          <table:table-cell table:formula="of:=ARABIC([.A72])" office:value-type="float" office:value="1470">
            <text:p>1470</text:p>
          </table:table-cell>
        </table:table-row>
        <table:table-row table:style-name="ro1">
          <table:table-cell office:value-type="string">
            <text:p>MMCDLVIIII</text:p>
          </table:table-cell>
          <table:table-cell table:formula="of:=ARABIC([.A73])" office:value-type="float" office:value="2459">
            <text:p>2459</text:p>
          </table:table-cell>
        </table:table-row>
        <table:table-row table:style-name="ro1">
          <table:table-cell office:value-type="string">
            <text:p>MMMDCCCLIX</text:p>
          </table:table-cell>
          <table:table-cell table:formula="of:=ARABIC([.A74])" office:value-type="float" office:value="3859">
            <text:p>3859</text:p>
          </table:table-cell>
        </table:table-row>
        <table:table-row table:style-name="ro1">
          <table:table-cell office:value-type="string">
            <text:p>MMMMCCCCXIX</text:p>
          </table:table-cell>
          <table:table-cell table:formula="of:=ARABIC([.A75])" office:value-type="float" office:value="0">
            <text:p>Err:502</text:p>
          </table:table-cell>
        </table:table-row>
        <table:table-row table:style-name="ro1">
          <table:table-cell office:value-type="string">
            <text:p>MMMDCCCLXXV</text:p>
          </table:table-cell>
          <table:table-cell table:formula="of:=ARABIC([.A76])" office:value-type="float" office:value="3875">
            <text:p>3875</text:p>
          </table:table-cell>
        </table:table-row>
        <table:table-row table:style-name="ro1">
          <table:table-cell office:value-type="string">
            <text:p>XXXI</text:p>
          </table:table-cell>
          <table:table-cell table:formula="of:=ARABIC([.A77])" office:value-type="float" office:value="31">
            <text:p>31</text:p>
          </table:table-cell>
        </table:table-row>
        <table:table-row table:style-name="ro1">
          <table:table-cell office:value-type="string">
            <text:p>CDLXXXIII</text:p>
          </table:table-cell>
          <table:table-cell table:formula="of:=ARABIC([.A78])" office:value-type="float" office:value="483">
            <text:p>483</text:p>
          </table:table-cell>
        </table:table-row>
        <table:table-row table:style-name="ro1">
          <table:table-cell office:value-type="string">
            <text:p>MMMCXV</text:p>
          </table:table-cell>
          <table:table-cell table:formula="of:=ARABIC([.A79])" office:value-type="float" office:value="3115">
            <text:p>3115</text:p>
          </table:table-cell>
        </table:table-row>
        <table:table-row table:style-name="ro1">
          <table:table-cell office:value-type="string">
            <text:p>MMDCCLXIII</text:p>
          </table:table-cell>
          <table:table-cell table:formula="of:=ARABIC([.A80])" office:value-type="float" office:value="2763">
            <text:p>2763</text:p>
          </table:table-cell>
        </table:table-row>
        <table:table-row table:style-name="ro1">
          <table:table-cell office:value-type="string">
            <text:p>MMDXXX</text:p>
          </table:table-cell>
          <table:table-cell table:formula="of:=ARABIC([.A81])" office:value-type="float" office:value="2530">
            <text:p>2530</text:p>
          </table:table-cell>
        </table:table-row>
        <table:table-row table:style-name="ro1">
          <table:table-cell office:value-type="string">
            <text:p>MMMMCCCLVII</text:p>
          </table:table-cell>
          <table:table-cell table:formula="of:=ARABIC([.A82])" office:value-type="float" office:value="0">
            <text:p>Err:502</text:p>
          </table:table-cell>
        </table:table-row>
        <table:table-row table:style-name="ro1">
          <table:table-cell office:value-type="string">
            <text:p>MMMDCI</text:p>
          </table:table-cell>
          <table:table-cell table:formula="of:=ARABIC([.A83])" office:value-type="float" office:value="3601">
            <text:p>3601</text:p>
          </table:table-cell>
        </table:table-row>
        <table:table-row table:style-name="ro1">
          <table:table-cell office:value-type="string">
            <text:p>MMMMCDLXXXIIII</text:p>
          </table:table-cell>
          <table:table-cell table:formula="of:=ARABIC([.A84])" office:value-type="float" office:value="0">
            <text:p>Err:502</text:p>
          </table:table-cell>
        </table:table-row>
        <table:table-row table:style-name="ro1">
          <table:table-cell office:value-type="string">
            <text:p>MMMMCCCXVI</text:p>
          </table:table-cell>
          <table:table-cell table:formula="of:=ARABIC([.A85])" office:value-type="float" office:value="0">
            <text:p>Err:502</text:p>
          </table:table-cell>
        </table:table-row>
        <table:table-row table:style-name="ro1">
          <table:table-cell office:value-type="string">
            <text:p>CCCLXXXVIII</text:p>
          </table:table-cell>
          <table:table-cell table:formula="of:=ARABIC([.A86])" office:value-type="float" office:value="388">
            <text:p>388</text:p>
          </table:table-cell>
        </table:table-row>
        <table:table-row table:style-name="ro1">
          <table:table-cell office:value-type="string">
            <text:p>MMMMCML</text:p>
          </table:table-cell>
          <table:table-cell table:formula="of:=ARABIC([.A87])" office:value-type="float" office:value="0">
            <text:p>Err:502</text:p>
          </table:table-cell>
        </table:table-row>
        <table:table-row table:style-name="ro1">
          <table:table-cell office:value-type="string">
            <text:p>MMMMXXIV</text:p>
          </table:table-cell>
          <table:table-cell table:formula="of:=ARABIC([.A88])" office:value-type="float" office:value="0">
            <text:p>Err:502</text:p>
          </table:table-cell>
        </table:table-row>
        <table:table-row table:style-name="ro1">
          <table:table-cell office:value-type="string">
            <text:p>MMMCCCCXXX</text:p>
          </table:table-cell>
          <table:table-cell table:formula="of:=ARABIC([.A89])" office:value-type="float" office:value="3430">
            <text:p>3430</text:p>
          </table:table-cell>
        </table:table-row>
        <table:table-row table:style-name="ro1">
          <table:table-cell office:value-type="string">
            <text:p>DCCX</text:p>
          </table:table-cell>
          <table:table-cell table:formula="of:=ARABIC([.A90])" office:value-type="float" office:value="710">
            <text:p>710</text:p>
          </table:table-cell>
        </table:table-row>
        <table:table-row table:style-name="ro1">
          <table:table-cell office:value-type="string">
            <text:p>MMMCCLX</text:p>
          </table:table-cell>
          <table:table-cell table:formula="of:=ARABIC([.A91])" office:value-type="float" office:value="3260">
            <text:p>3260</text:p>
          </table:table-cell>
        </table:table-row>
        <table:table-row table:style-name="ro1">
          <table:table-cell office:value-type="string">
            <text:p>MMDXXXIII</text:p>
          </table:table-cell>
          <table:table-cell table:formula="of:=ARABIC([.A92])" office:value-type="float" office:value="2533">
            <text:p>2533</text:p>
          </table:table-cell>
        </table:table-row>
        <table:table-row table:style-name="ro1">
          <table:table-cell office:value-type="string">
            <text:p>CCCLXIII</text:p>
          </table:table-cell>
          <table:table-cell table:formula="of:=ARABIC([.A93])" office:value-type="float" office:value="363">
            <text:p>363</text:p>
          </table:table-cell>
        </table:table-row>
        <table:table-row table:style-name="ro1">
          <table:table-cell office:value-type="string">
            <text:p>MMDCCXIII</text:p>
          </table:table-cell>
          <table:table-cell table:formula="of:=ARABIC([.A94])" office:value-type="float" office:value="2713">
            <text:p>2713</text:p>
          </table:table-cell>
        </table:table-row>
        <table:table-row table:style-name="ro1">
          <table:table-cell office:value-type="string">
            <text:p>MMMCCCXLIV</text:p>
          </table:table-cell>
          <table:table-cell table:formula="of:=ARABIC([.A95])" office:value-type="float" office:value="3344">
            <text:p>3344</text:p>
          </table:table-cell>
        </table:table-row>
        <table:table-row table:style-name="ro1">
          <table:table-cell office:value-type="string">
            <text:p>CLXXXXI</text:p>
          </table:table-cell>
          <table:table-cell table:formula="of:=ARABIC([.A96])" office:value-type="float" office:value="191">
            <text:p>191</text:p>
          </table:table-cell>
        </table:table-row>
        <table:table-row table:style-name="ro1">
          <table:table-cell office:value-type="string">
            <text:p>CXVI</text:p>
          </table:table-cell>
          <table:table-cell table:formula="of:=ARABIC([.A97])" office:value-type="float" office:value="116">
            <text:p>116</text:p>
          </table:table-cell>
        </table:table-row>
        <table:table-row table:style-name="ro1">
          <table:table-cell office:value-type="string">
            <text:p>MMMMCXXXIII</text:p>
          </table:table-cell>
          <table:table-cell table:formula="of:=ARABIC([.A98])" office:value-type="float" office:value="0">
            <text:p>Err:502</text:p>
          </table:table-cell>
        </table:table-row>
        <table:table-row table:style-name="ro1">
          <table:table-cell office:value-type="string">
            <text:p>CLXX</text:p>
          </table:table-cell>
          <table:table-cell table:formula="of:=ARABIC([.A99])" office:value-type="float" office:value="170">
            <text:p>170</text:p>
          </table:table-cell>
        </table:table-row>
        <table:table-row table:style-name="ro1">
          <table:table-cell office:value-type="string">
            <text:p>DCCCXVIII</text:p>
          </table:table-cell>
          <table:table-cell table:formula="of:=ARABIC([.A100])" office:value-type="float" office:value="818">
            <text:p>818</text:p>
          </table:table-cell>
        </table:table-row>
        <table:table-row table:style-name="ro1">
          <table:table-cell office:value-type="string">
            <text:p>MLXVII</text:p>
          </table:table-cell>
          <table:table-cell table:formula="of:=ARABIC([.A101])" office:value-type="float" office:value="1067">
            <text:p>1067</text:p>
          </table:table-cell>
        </table:table-row>
        <table:table-row table:style-name="ro1">
          <table:table-cell office:value-type="string">
            <text:p>DLXXXX</text:p>
          </table:table-cell>
          <table:table-cell table:formula="of:=ARABIC([.A102])" office:value-type="float" office:value="590">
            <text:p>590</text:p>
          </table:table-cell>
        </table:table-row>
        <table:table-row table:style-name="ro1">
          <table:table-cell office:value-type="string">
            <text:p>MMDXXI</text:p>
          </table:table-cell>
          <table:table-cell table:formula="of:=ARABIC([.A103])" office:value-type="float" office:value="2521">
            <text:p>2521</text:p>
          </table:table-cell>
        </table:table-row>
        <table:table-row table:style-name="ro1">
          <table:table-cell office:value-type="string">
            <text:p>MMMMDLXXXXVIII</text:p>
          </table:table-cell>
          <table:table-cell table:formula="of:=ARABIC([.A104])" office:value-type="float" office:value="0">
            <text:p>Err:502</text:p>
          </table:table-cell>
        </table:table-row>
        <table:table-row table:style-name="ro1">
          <table:table-cell office:value-type="string">
            <text:p>MXXII</text:p>
          </table:table-cell>
          <table:table-cell table:formula="of:=ARABIC([.A105])" office:value-type="float" office:value="1022">
            <text:p>1022</text:p>
          </table:table-cell>
        </table:table-row>
        <table:table-row table:style-name="ro1">
          <table:table-cell office:value-type="string">
            <text:p>LXI</text:p>
          </table:table-cell>
          <table:table-cell table:formula="of:=ARABIC([.A106])" office:value-type="float" office:value="61">
            <text:p>61</text:p>
          </table:table-cell>
        </table:table-row>
        <table:table-row table:style-name="ro1">
          <table:table-cell office:value-type="string">
            <text:p>DCCCCXLIII</text:p>
          </table:table-cell>
          <table:table-cell table:formula="of:=ARABIC([.A107])" office:value-type="float" office:value="943">
            <text:p>943</text:p>
          </table:table-cell>
        </table:table-row>
        <table:table-row table:style-name="ro1">
          <table:table-cell office:value-type="string">
            <text:p>MMMMDV</text:p>
          </table:table-cell>
          <table:table-cell table:formula="of:=ARABIC([.A108])" office:value-type="float" office:value="0">
            <text:p>Err:502</text:p>
          </table:table-cell>
        </table:table-row>
        <table:table-row table:style-name="ro1">
          <table:table-cell office:value-type="string">
            <text:p>MMMMXXXIV</text:p>
          </table:table-cell>
          <table:table-cell table:formula="of:=ARABIC([.A109])" office:value-type="float" office:value="0">
            <text:p>Err:502</text:p>
          </table:table-cell>
        </table:table-row>
        <table:table-row table:style-name="ro1">
          <table:table-cell office:value-type="string">
            <text:p>MDCCCLVIII</text:p>
          </table:table-cell>
          <table:table-cell table:formula="of:=ARABIC([.A110])" office:value-type="float" office:value="1858">
            <text:p>1858</text:p>
          </table:table-cell>
        </table:table-row>
        <table:table-row table:style-name="ro1">
          <table:table-cell office:value-type="string">
            <text:p>MMMCCLXXII</text:p>
          </table:table-cell>
          <table:table-cell table:formula="of:=ARABIC([.A111])" office:value-type="float" office:value="3272">
            <text:p>3272</text:p>
          </table:table-cell>
        </table:table-row>
        <table:table-row table:style-name="ro1">
          <table:table-cell office:value-type="string">
            <text:p>MMMMDCCXXXVI</text:p>
          </table:table-cell>
          <table:table-cell table:formula="of:=ARABIC([.A112])" office:value-type="float" office:value="0">
            <text:p>Err:502</text:p>
          </table:table-cell>
        </table:table-row>
        <table:table-row table:style-name="ro1">
          <table:table-cell office:value-type="string">
            <text:p>MMMMLXXXIX</text:p>
          </table:table-cell>
          <table:table-cell table:formula="of:=ARABIC([.A113])" office:value-type="float" office:value="0">
            <text:p>Err:502</text:p>
          </table:table-cell>
        </table:table-row>
        <table:table-row table:style-name="ro1">
          <table:table-cell office:value-type="string">
            <text:p>MDCCCLXXXI</text:p>
          </table:table-cell>
          <table:table-cell table:formula="of:=ARABIC([.A114])" office:value-type="float" office:value="1881">
            <text:p>1881</text:p>
          </table:table-cell>
        </table:table-row>
        <table:table-row table:style-name="ro1">
          <table:table-cell office:value-type="string">
            <text:p>MMMMDCCCXV</text:p>
          </table:table-cell>
          <table:table-cell table:formula="of:=ARABIC([.A115])" office:value-type="float" office:value="0">
            <text:p>Err:502</text:p>
          </table:table-cell>
        </table:table-row>
        <table:table-row table:style-name="ro1">
          <table:table-cell office:value-type="string">
            <text:p>MMMMCCCCXI</text:p>
          </table:table-cell>
          <table:table-cell table:formula="of:=ARABIC([.A116])" office:value-type="float" office:value="0">
            <text:p>Err:502</text:p>
          </table:table-cell>
        </table:table-row>
        <table:table-row table:style-name="ro1">
          <table:table-cell office:value-type="string">
            <text:p>MMMMCCCLIII</text:p>
          </table:table-cell>
          <table:table-cell table:formula="of:=ARABIC([.A117])" office:value-type="float" office:value="0">
            <text:p>Err:502</text:p>
          </table:table-cell>
        </table:table-row>
        <table:table-row table:style-name="ro1">
          <table:table-cell office:value-type="string">
            <text:p>MDCCCLXXI</text:p>
          </table:table-cell>
          <table:table-cell table:formula="of:=ARABIC([.A118])" office:value-type="float" office:value="1871">
            <text:p>1871</text:p>
          </table:table-cell>
        </table:table-row>
        <table:table-row table:style-name="ro1">
          <table:table-cell office:value-type="string">
            <text:p>MMCCCCXI</text:p>
          </table:table-cell>
          <table:table-cell table:formula="of:=ARABIC([.A119])" office:value-type="float" office:value="2411">
            <text:p>2411</text:p>
          </table:table-cell>
        </table:table-row>
        <table:table-row table:style-name="ro1">
          <table:table-cell office:value-type="string">
            <text:p>MLXV</text:p>
          </table:table-cell>
          <table:table-cell table:formula="of:=ARABIC([.A120])" office:value-type="float" office:value="1065">
            <text:p>1065</text:p>
          </table:table-cell>
        </table:table-row>
        <table:table-row table:style-name="ro1">
          <table:table-cell office:value-type="string">
            <text:p>MMCDLXII</text:p>
          </table:table-cell>
          <table:table-cell table:formula="of:=ARABIC([.A121])" office:value-type="float" office:value="2462">
            <text:p>2462</text:p>
          </table:table-cell>
        </table:table-row>
        <table:table-row table:style-name="ro1">
          <table:table-cell office:value-type="string">
            <text:p>MMMMDXXXXII</text:p>
          </table:table-cell>
          <table:table-cell table:formula="of:=ARABIC([.A122])" office:value-type="float" office:value="0">
            <text:p>Err:502</text:p>
          </table:table-cell>
        </table:table-row>
        <table:table-row table:style-name="ro1">
          <table:table-cell office:value-type="string">
            <text:p>MMMMDCCCXL</text:p>
          </table:table-cell>
          <table:table-cell table:formula="of:=ARABIC([.A123])" office:value-type="float" office:value="0">
            <text:p>Err:502</text:p>
          </table:table-cell>
        </table:table-row>
        <table:table-row table:style-name="ro1">
          <table:table-cell office:value-type="string">
            <text:p>MMMMCMLVI</text:p>
          </table:table-cell>
          <table:table-cell table:formula="of:=ARABIC([.A124])" office:value-type="float" office:value="0">
            <text:p>Err:502</text:p>
          </table:table-cell>
        </table:table-row>
        <table:table-row table:style-name="ro1">
          <table:table-cell office:value-type="string">
            <text:p>CCLXXXIV</text:p>
          </table:table-cell>
          <table:table-cell table:formula="of:=ARABIC([.A125])" office:value-type="float" office:value="284">
            <text:p>284</text:p>
          </table:table-cell>
        </table:table-row>
        <table:table-row table:style-name="ro1">
          <table:table-cell office:value-type="string">
            <text:p>MMMDCCLXXXVI</text:p>
          </table:table-cell>
          <table:table-cell table:formula="of:=ARABIC([.A126])" office:value-type="float" office:value="3786">
            <text:p>3786</text:p>
          </table:table-cell>
        </table:table-row>
        <table:table-row table:style-name="ro1">
          <table:table-cell office:value-type="string">
            <text:p>MMCLII</text:p>
          </table:table-cell>
          <table:table-cell table:formula="of:=ARABIC([.A127])" office:value-type="float" office:value="2152">
            <text:p>2152</text:p>
          </table:table-cell>
        </table:table-row>
        <table:table-row table:style-name="ro1">
          <table:table-cell office:value-type="string">
            <text:p>MMMCCCCXV</text:p>
          </table:table-cell>
          <table:table-cell table:formula="of:=ARABIC([.A128])" office:value-type="float" office:value="3415">
            <text:p>3415</text:p>
          </table:table-cell>
        </table:table-row>
        <table:table-row table:style-name="ro1">
          <table:table-cell office:value-type="string">
            <text:p>MMLXXXIII</text:p>
          </table:table-cell>
          <table:table-cell table:formula="of:=ARABIC([.A129])" office:value-type="float" office:value="2083">
            <text:p>2083</text:p>
          </table:table-cell>
        </table:table-row>
        <table:table-row table:style-name="ro1">
          <table:table-cell office:value-type="string">
            <text:p>MMMV</text:p>
          </table:table-cell>
          <table:table-cell table:formula="of:=ARABIC([.A130])" office:value-type="float" office:value="3005">
            <text:p>3005</text:p>
          </table:table-cell>
        </table:table-row>
        <table:table-row table:style-name="ro1">
          <table:table-cell office:value-type="string">
            <text:p>MMMV</text:p>
          </table:table-cell>
          <table:table-cell table:formula="of:=ARABIC([.A131])" office:value-type="float" office:value="3005">
            <text:p>3005</text:p>
          </table:table-cell>
        </table:table-row>
        <table:table-row table:style-name="ro1">
          <table:table-cell office:value-type="string">
            <text:p>DCCLXII</text:p>
          </table:table-cell>
          <table:table-cell table:formula="of:=ARABIC([.A132])" office:value-type="float" office:value="762">
            <text:p>762</text:p>
          </table:table-cell>
        </table:table-row>
        <table:table-row table:style-name="ro1">
          <table:table-cell office:value-type="string">
            <text:p>MMDCCCCXVI</text:p>
          </table:table-cell>
          <table:table-cell table:formula="of:=ARABIC([.A133])" office:value-type="float" office:value="2916">
            <text:p>2916</text:p>
          </table:table-cell>
        </table:table-row>
        <table:table-row table:style-name="ro1">
          <table:table-cell office:value-type="string">
            <text:p>MMDCXLVIII</text:p>
          </table:table-cell>
          <table:table-cell table:formula="of:=ARABIC([.A134])" office:value-type="float" office:value="2648">
            <text:p>2648</text:p>
          </table:table-cell>
        </table:table-row>
        <table:table-row table:style-name="ro1">
          <table:table-cell office:value-type="string">
            <text:p>CCLIIII</text:p>
          </table:table-cell>
          <table:table-cell table:formula="of:=ARABIC([.A135])" office:value-type="float" office:value="254">
            <text:p>254</text:p>
          </table:table-cell>
        </table:table-row>
        <table:table-row table:style-name="ro1">
          <table:table-cell office:value-type="string">
            <text:p>CCCXXV</text:p>
          </table:table-cell>
          <table:table-cell table:formula="of:=ARABIC([.A136])" office:value-type="float" office:value="325">
            <text:p>325</text:p>
          </table:table-cell>
        </table:table-row>
        <table:table-row table:style-name="ro1">
          <table:table-cell office:value-type="string">
            <text:p>MMDCCLXXXVIIII</text:p>
          </table:table-cell>
          <table:table-cell table:formula="of:=ARABIC([.A137])" office:value-type="float" office:value="2789">
            <text:p>2789</text:p>
          </table:table-cell>
        </table:table-row>
        <table:table-row table:style-name="ro1">
          <table:table-cell office:value-type="string">
            <text:p>MMMMDCLXXVIII</text:p>
          </table:table-cell>
          <table:table-cell table:formula="of:=ARABIC([.A138])" office:value-type="float" office:value="0">
            <text:p>Err:502</text:p>
          </table:table-cell>
        </table:table-row>
        <table:table-row table:style-name="ro1">
          <table:table-cell office:value-type="string">
            <text:p>MMMMDCCCXCI</text:p>
          </table:table-cell>
          <table:table-cell table:formula="of:=ARABIC([.A139])" office:value-type="float" office:value="0">
            <text:p>Err:502</text:p>
          </table:table-cell>
        </table:table-row>
        <table:table-row table:style-name="ro1">
          <table:table-cell office:value-type="string">
            <text:p>MMMMCCCXX</text:p>
          </table:table-cell>
          <table:table-cell table:formula="of:=ARABIC([.A140])" office:value-type="float" office:value="0">
            <text:p>Err:502</text:p>
          </table:table-cell>
        </table:table-row>
        <table:table-row table:style-name="ro1">
          <table:table-cell office:value-type="string">
            <text:p>MMCCXLV</text:p>
          </table:table-cell>
          <table:table-cell table:formula="of:=ARABIC([.A141])" office:value-type="float" office:value="2245">
            <text:p>2245</text:p>
          </table:table-cell>
        </table:table-row>
        <table:table-row table:style-name="ro1">
          <table:table-cell office:value-type="string">
            <text:p>MMMDCCCLXIX</text:p>
          </table:table-cell>
          <table:table-cell table:formula="of:=ARABIC([.A142])" office:value-type="float" office:value="3869">
            <text:p>3869</text:p>
          </table:table-cell>
        </table:table-row>
        <table:table-row table:style-name="ro1">
          <table:table-cell office:value-type="string">
            <text:p>MMCCLXIIII</text:p>
          </table:table-cell>
          <table:table-cell table:formula="of:=ARABIC([.A143])" office:value-type="float" office:value="2264">
            <text:p>2264</text:p>
          </table:table-cell>
        </table:table-row>
        <table:table-row table:style-name="ro1">
          <table:table-cell office:value-type="string">
            <text:p>MMMDCCCXLIX</text:p>
          </table:table-cell>
          <table:table-cell table:formula="of:=ARABIC([.A144])" office:value-type="float" office:value="3849">
            <text:p>3849</text:p>
          </table:table-cell>
        </table:table-row>
        <table:table-row table:style-name="ro1">
          <table:table-cell office:value-type="string">
            <text:p>MMMMCCCLXIX</text:p>
          </table:table-cell>
          <table:table-cell table:formula="of:=ARABIC([.A145])" office:value-type="float" office:value="0">
            <text:p>Err:502</text:p>
          </table:table-cell>
        </table:table-row>
        <table:table-row table:style-name="ro1">
          <table:table-cell office:value-type="string">
            <text:p>CMLXXXXI</text:p>
          </table:table-cell>
          <table:table-cell table:formula="of:=ARABIC([.A146])" office:value-type="float" office:value="991">
            <text:p>991</text:p>
          </table:table-cell>
        </table:table-row>
        <table:table-row table:style-name="ro1">
          <table:table-cell office:value-type="string">
            <text:p>MCMLXXXIX</text:p>
          </table:table-cell>
          <table:table-cell table:formula="of:=ARABIC([.A147])" office:value-type="float" office:value="1989">
            <text:p>1989</text:p>
          </table:table-cell>
        </table:table-row>
        <table:table-row table:style-name="ro1">
          <table:table-cell office:value-type="string">
            <text:p>MMCDLXI</text:p>
          </table:table-cell>
          <table:table-cell table:formula="of:=ARABIC([.A148])" office:value-type="float" office:value="2461">
            <text:p>2461</text:p>
          </table:table-cell>
        </table:table-row>
        <table:table-row table:style-name="ro1">
          <table:table-cell office:value-type="string">
            <text:p>MMDCLXXVIII</text:p>
          </table:table-cell>
          <table:table-cell table:formula="of:=ARABIC([.A149])" office:value-type="float" office:value="2678">
            <text:p>2678</text:p>
          </table:table-cell>
        </table:table-row>
        <table:table-row table:style-name="ro1">
          <table:table-cell office:value-type="string">
            <text:p>MMMMDCCLXI</text:p>
          </table:table-cell>
          <table:table-cell table:formula="of:=ARABIC([.A150])" office:value-type="float" office:value="0">
            <text:p>Err:502</text:p>
          </table:table-cell>
        </table:table-row>
        <table:table-row table:style-name="ro1">
          <table:table-cell office:value-type="string">
            <text:p>MCDXXV</text:p>
          </table:table-cell>
          <table:table-cell table:formula="of:=ARABIC([.A151])" office:value-type="float" office:value="1425">
            <text:p>1425</text:p>
          </table:table-cell>
        </table:table-row>
        <table:table-row table:style-name="ro1">
          <table:table-cell office:value-type="string">
            <text:p>DL</text:p>
          </table:table-cell>
          <table:table-cell table:formula="of:=ARABIC([.A152])" office:value-type="float" office:value="550">
            <text:p>550</text:p>
          </table:table-cell>
        </table:table-row>
        <table:table-row table:style-name="ro1">
          <table:table-cell office:value-type="string">
            <text:p>CCCLXXII</text:p>
          </table:table-cell>
          <table:table-cell table:formula="of:=ARABIC([.A153])" office:value-type="float" office:value="372">
            <text:p>372</text:p>
          </table:table-cell>
        </table:table-row>
        <table:table-row table:style-name="ro1">
          <table:table-cell office:value-type="string">
            <text:p>MXVIIII</text:p>
          </table:table-cell>
          <table:table-cell table:formula="of:=ARABIC([.A154])" office:value-type="float" office:value="1019">
            <text:p>1019</text:p>
          </table:table-cell>
        </table:table-row>
        <table:table-row table:style-name="ro1">
          <table:table-cell office:value-type="string">
            <text:p>MCCCCLXVIII</text:p>
          </table:table-cell>
          <table:table-cell table:formula="of:=ARABIC([.A155])" office:value-type="float" office:value="1468">
            <text:p>1468</text:p>
          </table:table-cell>
        </table:table-row>
        <table:table-row table:style-name="ro1">
          <table:table-cell office:value-type="string">
            <text:p>CIII</text:p>
          </table:table-cell>
          <table:table-cell table:formula="of:=ARABIC([.A156])" office:value-type="float" office:value="103">
            <text:p>103</text:p>
          </table:table-cell>
        </table:table-row>
        <table:table-row table:style-name="ro1">
          <table:table-cell office:value-type="string">
            <text:p>MMMDCCLXXIIII</text:p>
          </table:table-cell>
          <table:table-cell table:formula="of:=ARABIC([.A157])" office:value-type="float" office:value="3774">
            <text:p>3774</text:p>
          </table:table-cell>
        </table:table-row>
        <table:table-row table:style-name="ro1">
          <table:table-cell office:value-type="string">
            <text:p>MMMDVIII</text:p>
          </table:table-cell>
          <table:table-cell table:formula="of:=ARABIC([.A158])" office:value-type="float" office:value="3508">
            <text:p>3508</text:p>
          </table:table-cell>
        </table:table-row>
        <table:table-row table:style-name="ro1">
          <table:table-cell office:value-type="string">
            <text:p>MMMMCCCLXXXXVII</text:p>
          </table:table-cell>
          <table:table-cell table:formula="of:=ARABIC([.A159])" office:value-type="float" office:value="0">
            <text:p>Err:502</text:p>
          </table:table-cell>
        </table:table-row>
        <table:table-row table:style-name="ro1">
          <table:table-cell office:value-type="string">
            <text:p>MMDXXVII</text:p>
          </table:table-cell>
          <table:table-cell table:formula="of:=ARABIC([.A160])" office:value-type="float" office:value="2527">
            <text:p>2527</text:p>
          </table:table-cell>
        </table:table-row>
        <table:table-row table:style-name="ro1">
          <table:table-cell office:value-type="string">
            <text:p>MMDCCLXXXXV</text:p>
          </table:table-cell>
          <table:table-cell table:formula="of:=ARABIC([.A161])" office:value-type="float" office:value="2795">
            <text:p>2795</text:p>
          </table:table-cell>
        </table:table-row>
        <table:table-row table:style-name="ro1">
          <table:table-cell office:value-type="string">
            <text:p>MMMMCXLVI</text:p>
          </table:table-cell>
          <table:table-cell table:formula="of:=ARABIC([.A162])" office:value-type="float" office:value="0">
            <text:p>Err:502</text:p>
          </table:table-cell>
        </table:table-row>
        <table:table-row table:style-name="ro1">
          <table:table-cell office:value-type="string">
            <text:p>MMMDCCLXXXII</text:p>
          </table:table-cell>
          <table:table-cell table:formula="of:=ARABIC([.A163])" office:value-type="float" office:value="3782">
            <text:p>3782</text:p>
          </table:table-cell>
        </table:table-row>
        <table:table-row table:style-name="ro1">
          <table:table-cell office:value-type="string">
            <text:p>MMMDXXXVI</text:p>
          </table:table-cell>
          <table:table-cell table:formula="of:=ARABIC([.A164])" office:value-type="float" office:value="3536">
            <text:p>3536</text:p>
          </table:table-cell>
        </table:table-row>
        <table:table-row table:style-name="ro1">
          <table:table-cell office:value-type="string">
            <text:p>MCXXII</text:p>
          </table:table-cell>
          <table:table-cell table:formula="of:=ARABIC([.A165])" office:value-type="float" office:value="1122">
            <text:p>1122</text:p>
          </table:table-cell>
        </table:table-row>
        <table:table-row table:style-name="ro1">
          <table:table-cell office:value-type="string">
            <text:p>CLI</text:p>
          </table:table-cell>
          <table:table-cell table:formula="of:=ARABIC([.A166])" office:value-type="float" office:value="151">
            <text:p>151</text:p>
          </table:table-cell>
        </table:table-row>
        <table:table-row table:style-name="ro1">
          <table:table-cell office:value-type="string">
            <text:p>DCLXXXIX</text:p>
          </table:table-cell>
          <table:table-cell table:formula="of:=ARABIC([.A167])" office:value-type="float" office:value="689">
            <text:p>689</text:p>
          </table:table-cell>
        </table:table-row>
        <table:table-row table:style-name="ro1">
          <table:table-cell office:value-type="string">
            <text:p>MMMCLI</text:p>
          </table:table-cell>
          <table:table-cell table:formula="of:=ARABIC([.A168])" office:value-type="float" office:value="3151">
            <text:p>3151</text:p>
          </table:table-cell>
        </table:table-row>
        <table:table-row table:style-name="ro1">
          <table:table-cell office:value-type="string">
            <text:p>MDCLXIII</text:p>
          </table:table-cell>
          <table:table-cell table:formula="of:=ARABIC([.A169])" office:value-type="float" office:value="1663">
            <text:p>1663</text:p>
          </table:table-cell>
        </table:table-row>
        <table:table-row table:style-name="ro1">
          <table:table-cell office:value-type="string">
            <text:p>MMMMDCCXCVII</text:p>
          </table:table-cell>
          <table:table-cell table:formula="of:=ARABIC([.A170])" office:value-type="float" office:value="0">
            <text:p>Err:502</text:p>
          </table:table-cell>
        </table:table-row>
        <table:table-row table:style-name="ro1">
          <table:table-cell office:value-type="string">
            <text:p>MMCCCLXXXV</text:p>
          </table:table-cell>
          <table:table-cell table:formula="of:=ARABIC([.A171])" office:value-type="float" office:value="2385">
            <text:p>2385</text:p>
          </table:table-cell>
        </table:table-row>
        <table:table-row table:style-name="ro1">
          <table:table-cell office:value-type="string">
            <text:p>MMMDCXXVIII</text:p>
          </table:table-cell>
          <table:table-cell table:formula="of:=ARABIC([.A172])" office:value-type="float" office:value="3628">
            <text:p>3628</text:p>
          </table:table-cell>
        </table:table-row>
        <table:table-row table:style-name="ro1">
          <table:table-cell office:value-type="string">
            <text:p>MMMCDLX</text:p>
          </table:table-cell>
          <table:table-cell table:formula="of:=ARABIC([.A173])" office:value-type="float" office:value="3460">
            <text:p>3460</text:p>
          </table:table-cell>
        </table:table-row>
        <table:table-row table:style-name="ro1">
          <table:table-cell office:value-type="string">
            <text:p>MMMCMLII</text:p>
          </table:table-cell>
          <table:table-cell table:formula="of:=ARABIC([.A174])" office:value-type="float" office:value="3952">
            <text:p>3952</text:p>
          </table:table-cell>
        </table:table-row>
        <table:table-row table:style-name="ro1">
          <table:table-cell office:value-type="string">
            <text:p>MMMIV</text:p>
          </table:table-cell>
          <table:table-cell table:formula="of:=ARABIC([.A175])" office:value-type="float" office:value="3004">
            <text:p>3004</text:p>
          </table:table-cell>
        </table:table-row>
        <table:table-row table:style-name="ro1">
          <table:table-cell office:value-type="string">
            <text:p>MMMMDCCCLVIII</text:p>
          </table:table-cell>
          <table:table-cell table:formula="of:=ARABIC([.A176])" office:value-type="float" office:value="0">
            <text:p>Err:502</text:p>
          </table:table-cell>
        </table:table-row>
        <table:table-row table:style-name="ro1">
          <table:table-cell office:value-type="string">
            <text:p>MMMDLXXXVIII</text:p>
          </table:table-cell>
          <table:table-cell table:formula="of:=ARABIC([.A177])" office:value-type="float" office:value="3588">
            <text:p>3588</text:p>
          </table:table-cell>
        </table:table-row>
        <table:table-row table:style-name="ro1">
          <table:table-cell office:value-type="string">
            <text:p>MCXXIV</text:p>
          </table:table-cell>
          <table:table-cell table:formula="of:=ARABIC([.A178])" office:value-type="float" office:value="1124">
            <text:p>1124</text:p>
          </table:table-cell>
        </table:table-row>
        <table:table-row table:style-name="ro1">
          <table:table-cell office:value-type="string">
            <text:p>MMMMLXXVI</text:p>
          </table:table-cell>
          <table:table-cell table:formula="of:=ARABIC([.A179])" office:value-type="float" office:value="0">
            <text:p>Err:502</text:p>
          </table:table-cell>
        </table:table-row>
        <table:table-row table:style-name="ro1">
          <table:table-cell office:value-type="string">
            <text:p>CLXXIX</text:p>
          </table:table-cell>
          <table:table-cell table:formula="of:=ARABIC([.A180])" office:value-type="float" office:value="179">
            <text:p>179</text:p>
          </table:table-cell>
        </table:table-row>
        <table:table-row table:style-name="ro1">
          <table:table-cell office:value-type="string">
            <text:p>MMMCCCCXXVIIII</text:p>
          </table:table-cell>
          <table:table-cell table:formula="of:=ARABIC([.A181])" office:value-type="float" office:value="3429">
            <text:p>3429</text:p>
          </table:table-cell>
        </table:table-row>
        <table:table-row table:style-name="ro1">
          <table:table-cell office:value-type="string">
            <text:p>DCCLXXXV</text:p>
          </table:table-cell>
          <table:table-cell table:formula="of:=ARABIC([.A182])" office:value-type="float" office:value="785">
            <text:p>785</text:p>
          </table:table-cell>
        </table:table-row>
        <table:table-row table:style-name="ro1">
          <table:table-cell office:value-type="string">
            <text:p>MMMDCCCVI</text:p>
          </table:table-cell>
          <table:table-cell table:formula="of:=ARABIC([.A183])" office:value-type="float" office:value="3806">
            <text:p>3806</text:p>
          </table:table-cell>
        </table:table-row>
        <table:table-row table:style-name="ro1">
          <table:table-cell office:value-type="string">
            <text:p>LI</text:p>
          </table:table-cell>
          <table:table-cell table:formula="of:=ARABIC([.A184])" office:value-type="float" office:value="51">
            <text:p>51</text:p>
          </table:table-cell>
        </table:table-row>
        <table:table-row table:style-name="ro1">
          <table:table-cell office:value-type="string">
            <text:p>CLXXXVI</text:p>
          </table:table-cell>
          <table:table-cell table:formula="of:=ARABIC([.A185])" office:value-type="float" office:value="186">
            <text:p>186</text:p>
          </table:table-cell>
        </table:table-row>
        <table:table-row table:style-name="ro1">
          <table:table-cell office:value-type="string">
            <text:p>MMMMCCCLXXVI</text:p>
          </table:table-cell>
          <table:table-cell table:formula="of:=ARABIC([.A186])" office:value-type="float" office:value="0">
            <text:p>Err:502</text:p>
          </table:table-cell>
        </table:table-row>
        <table:table-row table:style-name="ro1">
          <table:table-cell office:value-type="string">
            <text:p>MCCCLXVI</text:p>
          </table:table-cell>
          <table:table-cell table:formula="of:=ARABIC([.A187])" office:value-type="float" office:value="1366">
            <text:p>1366</text:p>
          </table:table-cell>
        </table:table-row>
        <table:table-row table:style-name="ro1">
          <table:table-cell office:value-type="string">
            <text:p>CCXXXIX</text:p>
          </table:table-cell>
          <table:table-cell table:formula="of:=ARABIC([.A188])" office:value-type="float" office:value="239">
            <text:p>239</text:p>
          </table:table-cell>
        </table:table-row>
        <table:table-row table:style-name="ro1">
          <table:table-cell office:value-type="string">
            <text:p>MMDXXXXI</text:p>
          </table:table-cell>
          <table:table-cell table:formula="of:=ARABIC([.A189])" office:value-type="float" office:value="2541">
            <text:p>2541</text:p>
          </table:table-cell>
        </table:table-row>
        <table:table-row table:style-name="ro1">
          <table:table-cell office:value-type="string">
            <text:p>MMDCCCXLI</text:p>
          </table:table-cell>
          <table:table-cell table:formula="of:=ARABIC([.A190])" office:value-type="float" office:value="2841">
            <text:p>2841</text:p>
          </table:table-cell>
        </table:table-row>
        <table:table-row table:style-name="ro1">
          <table:table-cell office:value-type="string">
            <text:p>DCCCLXXXVIII</text:p>
          </table:table-cell>
          <table:table-cell table:formula="of:=ARABIC([.A191])" office:value-type="float" office:value="888">
            <text:p>888</text:p>
          </table:table-cell>
        </table:table-row>
        <table:table-row table:style-name="ro1">
          <table:table-cell office:value-type="string">
            <text:p>MMMMDCCCIV</text:p>
          </table:table-cell>
          <table:table-cell table:formula="of:=ARABIC([.A192])" office:value-type="float" office:value="0">
            <text:p>Err:502</text:p>
          </table:table-cell>
        </table:table-row>
        <table:table-row table:style-name="ro1">
          <table:table-cell office:value-type="string">
            <text:p>MDCCCCXV</text:p>
          </table:table-cell>
          <table:table-cell table:formula="of:=ARABIC([.A193])" office:value-type="float" office:value="1915">
            <text:p>1915</text:p>
          </table:table-cell>
        </table:table-row>
        <table:table-row table:style-name="ro1">
          <table:table-cell office:value-type="string">
            <text:p>MMCMVI</text:p>
          </table:table-cell>
          <table:table-cell table:formula="of:=ARABIC([.A194])" office:value-type="float" office:value="2906">
            <text:p>2906</text:p>
          </table:table-cell>
        </table:table-row>
        <table:table-row table:style-name="ro1">
          <table:table-cell office:value-type="string">
            <text:p>MMMMCMLXXXXV</text:p>
          </table:table-cell>
          <table:table-cell table:formula="of:=ARABIC([.A195])" office:value-type="float" office:value="0">
            <text:p>Err:502</text:p>
          </table:table-cell>
        </table:table-row>
        <table:table-row table:style-name="ro1">
          <table:table-cell office:value-type="string">
            <text:p>MMDCCLVI</text:p>
          </table:table-cell>
          <table:table-cell table:formula="of:=ARABIC([.A196])" office:value-type="float" office:value="2756">
            <text:p>2756</text:p>
          </table:table-cell>
        </table:table-row>
        <table:table-row table:style-name="ro1">
          <table:table-cell office:value-type="string">
            <text:p>MMMMCCXLVIII</text:p>
          </table:table-cell>
          <table:table-cell table:formula="of:=ARABIC([.A197])" office:value-type="float" office:value="0">
            <text:p>Err:502</text:p>
          </table:table-cell>
        </table:table-row>
        <table:table-row table:style-name="ro1">
          <table:table-cell office:value-type="string">
            <text:p>DCCCCIIII</text:p>
          </table:table-cell>
          <table:table-cell table:formula="of:=ARABIC([.A198])" office:value-type="float" office:value="904">
            <text:p>904</text:p>
          </table:table-cell>
        </table:table-row>
        <table:table-row table:style-name="ro1">
          <table:table-cell office:value-type="string">
            <text:p>MMCCCCIII</text:p>
          </table:table-cell>
          <table:table-cell table:formula="of:=ARABIC([.A199])" office:value-type="float" office:value="2403">
            <text:p>2403</text:p>
          </table:table-cell>
        </table:table-row>
        <table:table-row table:style-name="ro1">
          <table:table-cell office:value-type="string">
            <text:p>MMMDCCLXXXVIIII</text:p>
          </table:table-cell>
          <table:table-cell table:formula="of:=ARABIC([.A200])" office:value-type="float" office:value="3789">
            <text:p>3789</text:p>
          </table:table-cell>
        </table:table-row>
        <table:table-row table:style-name="ro1">
          <table:table-cell office:value-type="string">
            <text:p>MDCCCLXXXXV</text:p>
          </table:table-cell>
          <table:table-cell table:formula="of:=ARABIC([.A201])" office:value-type="float" office:value="1895">
            <text:p>1895</text:p>
          </table:table-cell>
        </table:table-row>
        <table:table-row table:style-name="ro1">
          <table:table-cell office:value-type="string">
            <text:p>DVII</text:p>
          </table:table-cell>
          <table:table-cell table:formula="of:=ARABIC([.A202])" office:value-type="float" office:value="507">
            <text:p>507</text:p>
          </table:table-cell>
        </table:table-row>
        <table:table-row table:style-name="ro1">
          <table:table-cell office:value-type="string">
            <text:p>MMMV</text:p>
          </table:table-cell>
          <table:table-cell table:formula="of:=ARABIC([.A203])" office:value-type="float" office:value="3005">
            <text:p>3005</text:p>
          </table:table-cell>
        </table:table-row>
        <table:table-row table:style-name="ro1">
          <table:table-cell office:value-type="string">
            <text:p>DCXXV</text:p>
          </table:table-cell>
          <table:table-cell table:formula="of:=ARABIC([.A204])" office:value-type="float" office:value="625">
            <text:p>625</text:p>
          </table:table-cell>
        </table:table-row>
        <table:table-row table:style-name="ro1">
          <table:table-cell office:value-type="string">
            <text:p>MMDCCCXCV</text:p>
          </table:table-cell>
          <table:table-cell table:formula="of:=ARABIC([.A205])" office:value-type="float" office:value="2895">
            <text:p>2895</text:p>
          </table:table-cell>
        </table:table-row>
        <table:table-row table:style-name="ro1">
          <table:table-cell office:value-type="string">
            <text:p>DCVIII</text:p>
          </table:table-cell>
          <table:table-cell table:formula="of:=ARABIC([.A206])" office:value-type="float" office:value="608">
            <text:p>608</text:p>
          </table:table-cell>
        </table:table-row>
        <table:table-row table:style-name="ro1">
          <table:table-cell office:value-type="string">
            <text:p>MMCDLXVI</text:p>
          </table:table-cell>
          <table:table-cell table:formula="of:=ARABIC([.A207])" office:value-type="float" office:value="2466">
            <text:p>2466</text:p>
          </table:table-cell>
        </table:table-row>
        <table:table-row table:style-name="ro1">
          <table:table-cell office:value-type="string">
            <text:p>MCXXVIII</text:p>
          </table:table-cell>
          <table:table-cell table:formula="of:=ARABIC([.A208])" office:value-type="float" office:value="1128">
            <text:p>1128</text:p>
          </table:table-cell>
        </table:table-row>
        <table:table-row table:style-name="ro1">
          <table:table-cell office:value-type="string">
            <text:p>MDCCXCVIII</text:p>
          </table:table-cell>
          <table:table-cell table:formula="of:=ARABIC([.A209])" office:value-type="float" office:value="1798">
            <text:p>1798</text:p>
          </table:table-cell>
        </table:table-row>
        <table:table-row table:style-name="ro1">
          <table:table-cell office:value-type="string">
            <text:p>MMDCLX</text:p>
          </table:table-cell>
          <table:table-cell table:formula="of:=ARABIC([.A210])" office:value-type="float" office:value="2660">
            <text:p>2660</text:p>
          </table:table-cell>
        </table:table-row>
        <table:table-row table:style-name="ro1">
          <table:table-cell office:value-type="string">
            <text:p>MMMDCCLXIV</text:p>
          </table:table-cell>
          <table:table-cell table:formula="of:=ARABIC([.A211])" office:value-type="float" office:value="3764">
            <text:p>3764</text:p>
          </table:table-cell>
        </table:table-row>
        <table:table-row table:style-name="ro1">
          <table:table-cell office:value-type="string">
            <text:p>MMCDLXXVII</text:p>
          </table:table-cell>
          <table:table-cell table:formula="of:=ARABIC([.A212])" office:value-type="float" office:value="2477">
            <text:p>2477</text:p>
          </table:table-cell>
        </table:table-row>
        <table:table-row table:style-name="ro1">
          <table:table-cell office:value-type="string">
            <text:p>MMDLXXXIIII</text:p>
          </table:table-cell>
          <table:table-cell table:formula="of:=ARABIC([.A213])" office:value-type="float" office:value="2584">
            <text:p>2584</text:p>
          </table:table-cell>
        </table:table-row>
        <table:table-row table:style-name="ro1">
          <table:table-cell office:value-type="string">
            <text:p>MMMMCCCXXII</text:p>
          </table:table-cell>
          <table:table-cell table:formula="of:=ARABIC([.A214])" office:value-type="float" office:value="0">
            <text:p>Err:502</text:p>
          </table:table-cell>
        </table:table-row>
        <table:table-row table:style-name="ro1">
          <table:table-cell office:value-type="string">
            <text:p>MMMDCCCXLIIII</text:p>
          </table:table-cell>
          <table:table-cell table:formula="of:=ARABIC([.A215])" office:value-type="float" office:value="3844">
            <text:p>3844</text:p>
          </table:table-cell>
        </table:table-row>
        <table:table-row table:style-name="ro1">
          <table:table-cell office:value-type="string">
            <text:p>DCCCCLXVII</text:p>
          </table:table-cell>
          <table:table-cell table:formula="of:=ARABIC([.A216])" office:value-type="float" office:value="967">
            <text:p>967</text:p>
          </table:table-cell>
        </table:table-row>
        <table:table-row table:style-name="ro1">
          <table:table-cell office:value-type="string">
            <text:p>MMMCLXXXXIII</text:p>
          </table:table-cell>
          <table:table-cell table:formula="of:=ARABIC([.A217])" office:value-type="float" office:value="3193">
            <text:p>3193</text:p>
          </table:table-cell>
        </table:table-row>
        <table:table-row table:style-name="ro1">
          <table:table-cell office:value-type="string">
            <text:p>MCCXV</text:p>
          </table:table-cell>
          <table:table-cell table:formula="of:=ARABIC([.A218])" office:value-type="float" office:value="1215">
            <text:p>1215</text:p>
          </table:table-cell>
        </table:table-row>
        <table:table-row table:style-name="ro1">
          <table:table-cell office:value-type="string">
            <text:p>MMMMDCXI</text:p>
          </table:table-cell>
          <table:table-cell table:formula="of:=ARABIC([.A219])" office:value-type="float" office:value="0">
            <text:p>Err:502</text:p>
          </table:table-cell>
        </table:table-row>
        <table:table-row table:style-name="ro1">
          <table:table-cell office:value-type="string">
            <text:p>MMMMDCLXXXXV</text:p>
          </table:table-cell>
          <table:table-cell table:formula="of:=ARABIC([.A220])" office:value-type="float" office:value="0">
            <text:p>Err:502</text:p>
          </table:table-cell>
        </table:table-row>
        <table:table-row table:style-name="ro1">
          <table:table-cell office:value-type="string">
            <text:p>MMMCCCLII</text:p>
          </table:table-cell>
          <table:table-cell table:formula="of:=ARABIC([.A221])" office:value-type="float" office:value="3352">
            <text:p>3352</text:p>
          </table:table-cell>
        </table:table-row>
        <table:table-row table:style-name="ro1">
          <table:table-cell office:value-type="string">
            <text:p>MMCMIX</text:p>
          </table:table-cell>
          <table:table-cell table:formula="of:=ARABIC([.A222])" office:value-type="float" office:value="2909">
            <text:p>2909</text:p>
          </table:table-cell>
        </table:table-row>
        <table:table-row table:style-name="ro1">
          <table:table-cell office:value-type="string">
            <text:p>MMDCCXXV</text:p>
          </table:table-cell>
          <table:table-cell table:formula="of:=ARABIC([.A223])" office:value-type="float" office:value="2725">
            <text:p>2725</text:p>
          </table:table-cell>
        </table:table-row>
        <table:table-row table:style-name="ro1">
          <table:table-cell office:value-type="string">
            <text:p>MMDLXXXVI</text:p>
          </table:table-cell>
          <table:table-cell table:formula="of:=ARABIC([.A224])" office:value-type="float" office:value="2586">
            <text:p>2586</text:p>
          </table:table-cell>
        </table:table-row>
        <table:table-row table:style-name="ro1">
          <table:table-cell office:value-type="string">
            <text:p>MMMMDCXXVIIII</text:p>
          </table:table-cell>
          <table:table-cell table:formula="of:=ARABIC([.A225])" office:value-type="float" office:value="0">
            <text:p>Err:502</text:p>
          </table:table-cell>
        </table:table-row>
        <table:table-row table:style-name="ro1">
          <table:table-cell office:value-type="string">
            <text:p>DCCCCXXXVIIII</text:p>
          </table:table-cell>
          <table:table-cell table:formula="of:=ARABIC([.A226])" office:value-type="float" office:value="939">
            <text:p>939</text:p>
          </table:table-cell>
        </table:table-row>
        <table:table-row table:style-name="ro1">
          <table:table-cell office:value-type="string">
            <text:p>MMCCXXXIIII</text:p>
          </table:table-cell>
          <table:table-cell table:formula="of:=ARABIC([.A227])" office:value-type="float" office:value="2234">
            <text:p>2234</text:p>
          </table:table-cell>
        </table:table-row>
        <table:table-row table:style-name="ro1">
          <table:table-cell office:value-type="string">
            <text:p>MMDCCLXXVIII</text:p>
          </table:table-cell>
          <table:table-cell table:formula="of:=ARABIC([.A228])" office:value-type="float" office:value="2778">
            <text:p>2778</text:p>
          </table:table-cell>
        </table:table-row>
        <table:table-row table:style-name="ro1">
          <table:table-cell office:value-type="string">
            <text:p>MDCCLXVIIII</text:p>
          </table:table-cell>
          <table:table-cell table:formula="of:=ARABIC([.A229])" office:value-type="float" office:value="1769">
            <text:p>1769</text:p>
          </table:table-cell>
        </table:table-row>
        <table:table-row table:style-name="ro1">
          <table:table-cell office:value-type="string">
            <text:p>MMCCLXXXV</text:p>
          </table:table-cell>
          <table:table-cell table:formula="of:=ARABIC([.A230])" office:value-type="float" office:value="2285">
            <text:p>2285</text:p>
          </table:table-cell>
        </table:table-row>
        <table:table-row table:style-name="ro1">
          <table:table-cell office:value-type="string">
            <text:p>MMMMDCCCLXXXVIII</text:p>
          </table:table-cell>
          <table:table-cell table:formula="of:=ARABIC([.A231])" office:value-type="float" office:value="0">
            <text:p>Err:502</text:p>
          </table:table-cell>
        </table:table-row>
        <table:table-row table:style-name="ro1">
          <table:table-cell office:value-type="string">
            <text:p>MMCMXCI</text:p>
          </table:table-cell>
          <table:table-cell table:formula="of:=ARABIC([.A232])" office:value-type="float" office:value="2991">
            <text:p>2991</text:p>
          </table:table-cell>
        </table:table-row>
        <table:table-row table:style-name="ro1">
          <table:table-cell office:value-type="string">
            <text:p>MDXLII</text:p>
          </table:table-cell>
          <table:table-cell table:formula="of:=ARABIC([.A233])" office:value-type="float" office:value="1542">
            <text:p>1542</text:p>
          </table:table-cell>
        </table:table-row>
        <table:table-row table:style-name="ro1">
          <table:table-cell office:value-type="string">
            <text:p>MMMMDCCXIV</text:p>
          </table:table-cell>
          <table:table-cell table:formula="of:=ARABIC([.A234])" office:value-type="float" office:value="0">
            <text:p>Err:502</text:p>
          </table:table-cell>
        </table:table-row>
        <table:table-row table:style-name="ro1">
          <table:table-cell office:value-type="string">
            <text:p>MMMMLI</text:p>
          </table:table-cell>
          <table:table-cell table:formula="of:=ARABIC([.A235])" office:value-type="float" office:value="0">
            <text:p>Err:502</text:p>
          </table:table-cell>
        </table:table-row>
        <table:table-row table:style-name="ro1">
          <table:table-cell office:value-type="string">
            <text:p>DXXXXIII</text:p>
          </table:table-cell>
          <table:table-cell table:formula="of:=ARABIC([.A236])" office:value-type="float" office:value="543">
            <text:p>543</text:p>
          </table:table-cell>
        </table:table-row>
        <table:table-row table:style-name="ro1">
          <table:table-cell office:value-type="string">
            <text:p>MMDCCXI</text:p>
          </table:table-cell>
          <table:table-cell table:formula="of:=ARABIC([.A237])" office:value-type="float" office:value="2711">
            <text:p>2711</text:p>
          </table:table-cell>
        </table:table-row>
        <table:table-row table:style-name="ro1">
          <table:table-cell office:value-type="string">
            <text:p>MMMMCCLXXXIII</text:p>
          </table:table-cell>
          <table:table-cell table:formula="of:=ARABIC([.A238])" office:value-type="float" office:value="0">
            <text:p>Err:502</text:p>
          </table:table-cell>
        </table:table-row>
        <table:table-row table:style-name="ro1">
          <table:table-cell office:value-type="string">
            <text:p>MMMDCCCLXXIII</text:p>
          </table:table-cell>
          <table:table-cell table:formula="of:=ARABIC([.A239])" office:value-type="float" office:value="3873">
            <text:p>3873</text:p>
          </table:table-cell>
        </table:table-row>
        <table:table-row table:style-name="ro1">
          <table:table-cell office:value-type="string">
            <text:p>MDCLVII</text:p>
          </table:table-cell>
          <table:table-cell table:formula="of:=ARABIC([.A240])" office:value-type="float" office:value="1657">
            <text:p>1657</text:p>
          </table:table-cell>
        </table:table-row>
        <table:table-row table:style-name="ro1">
          <table:table-cell office:value-type="string">
            <text:p>MMCD</text:p>
          </table:table-cell>
          <table:table-cell table:formula="of:=ARABIC([.A241])" office:value-type="float" office:value="2400">
            <text:p>2400</text:p>
          </table:table-cell>
        </table:table-row>
        <table:table-row table:style-name="ro1">
          <table:table-cell office:value-type="string">
            <text:p>MCCCXXVII</text:p>
          </table:table-cell>
          <table:table-cell table:formula="of:=ARABIC([.A242])" office:value-type="float" office:value="1327">
            <text:p>1327</text:p>
          </table:table-cell>
        </table:table-row>
        <table:table-row table:style-name="ro1">
          <table:table-cell office:value-type="string">
            <text:p>MMMMDCCIIII</text:p>
          </table:table-cell>
          <table:table-cell table:formula="of:=ARABIC([.A243])" office:value-type="float" office:value="0">
            <text:p>Err:502</text:p>
          </table:table-cell>
        </table:table-row>
        <table:table-row table:style-name="ro1">
          <table:table-cell office:value-type="string">
            <text:p>MMMDCCXLVI</text:p>
          </table:table-cell>
          <table:table-cell table:formula="of:=ARABIC([.A244])" office:value-type="float" office:value="3746">
            <text:p>3746</text:p>
          </table:table-cell>
        </table:table-row>
        <table:table-row table:style-name="ro1">
          <table:table-cell office:value-type="string">
            <text:p>MMMCLXXXVII</text:p>
          </table:table-cell>
          <table:table-cell table:formula="of:=ARABIC([.A245])" office:value-type="float" office:value="3187">
            <text:p>3187</text:p>
          </table:table-cell>
        </table:table-row>
        <table:table-row table:style-name="ro1">
          <table:table-cell office:value-type="string">
            <text:p>MMMCCVIIII</text:p>
          </table:table-cell>
          <table:table-cell table:formula="of:=ARABIC([.A246])" office:value-type="float" office:value="3209">
            <text:p>3209</text:p>
          </table:table-cell>
        </table:table-row>
        <table:table-row table:style-name="ro1">
          <table:table-cell office:value-type="string">
            <text:p>MCCCCLXXIX</text:p>
          </table:table-cell>
          <table:table-cell table:formula="of:=ARABIC([.A247])" office:value-type="float" office:value="1479">
            <text:p>1479</text:p>
          </table:table-cell>
        </table:table-row>
        <table:table-row table:style-name="ro1">
          <table:table-cell office:value-type="string">
            <text:p>DL</text:p>
          </table:table-cell>
          <table:table-cell table:formula="of:=ARABIC([.A248])" office:value-type="float" office:value="550">
            <text:p>550</text:p>
          </table:table-cell>
        </table:table-row>
        <table:table-row table:style-name="ro1">
          <table:table-cell office:value-type="string">
            <text:p>DCCCLXXVI</text:p>
          </table:table-cell>
          <table:table-cell table:formula="of:=ARABIC([.A249])" office:value-type="float" office:value="876">
            <text:p>876</text:p>
          </table:table-cell>
        </table:table-row>
        <table:table-row table:style-name="ro1">
          <table:table-cell office:value-type="string">
            <text:p>MMDXCI</text:p>
          </table:table-cell>
          <table:table-cell table:formula="of:=ARABIC([.A250])" office:value-type="float" office:value="2591">
            <text:p>2591</text:p>
          </table:table-cell>
        </table:table-row>
        <table:table-row table:style-name="ro1">
          <table:table-cell office:value-type="string">
            <text:p>MMMMDCCCCXXXVI</text:p>
          </table:table-cell>
          <table:table-cell table:formula="of:=ARABIC([.A251])" office:value-type="float" office:value="0">
            <text:p>Err:502</text:p>
          </table:table-cell>
        </table:table-row>
        <table:table-row table:style-name="ro1">
          <table:table-cell office:value-type="string">
            <text:p>MMCII</text:p>
          </table:table-cell>
          <table:table-cell table:formula="of:=ARABIC([.A252])" office:value-type="float" office:value="2102">
            <text:p>2102</text:p>
          </table:table-cell>
        </table:table-row>
        <table:table-row table:style-name="ro1">
          <table:table-cell office:value-type="string">
            <text:p>MMMDCCCXXXXV</text:p>
          </table:table-cell>
          <table:table-cell table:formula="of:=ARABIC([.A253])" office:value-type="float" office:value="3845">
            <text:p>3845</text:p>
          </table:table-cell>
        </table:table-row>
        <table:table-row table:style-name="ro1">
          <table:table-cell office:value-type="string">
            <text:p>MMMCDXLV</text:p>
          </table:table-cell>
          <table:table-cell table:formula="of:=ARABIC([.A254])" office:value-type="float" office:value="3445">
            <text:p>3445</text:p>
          </table:table-cell>
        </table:table-row>
        <table:table-row table:style-name="ro1">
          <table:table-cell office:value-type="string">
            <text:p>MMDCXXXXIV</text:p>
          </table:table-cell>
          <table:table-cell table:formula="of:=ARABIC([.A255])" office:value-type="float" office:value="2644">
            <text:p>2644</text:p>
          </table:table-cell>
        </table:table-row>
        <table:table-row table:style-name="ro1">
          <table:table-cell office:value-type="string">
            <text:p>MMD</text:p>
          </table:table-cell>
          <table:table-cell table:formula="of:=ARABIC([.A256])" office:value-type="float" office:value="2500">
            <text:p>2500</text:p>
          </table:table-cell>
        </table:table-row>
        <table:table-row table:style-name="ro1">
          <table:table-cell office:value-type="string">
            <text:p>MDCCCLXXXX</text:p>
          </table:table-cell>
          <table:table-cell table:formula="of:=ARABIC([.A257])" office:value-type="float" office:value="1890">
            <text:p>1890</text:p>
          </table:table-cell>
        </table:table-row>
        <table:table-row table:style-name="ro1">
          <table:table-cell office:value-type="string">
            <text:p>MMDCXLIII</text:p>
          </table:table-cell>
          <table:table-cell table:formula="of:=ARABIC([.A258])" office:value-type="float" office:value="2643">
            <text:p>2643</text:p>
          </table:table-cell>
        </table:table-row>
        <table:table-row table:style-name="ro1">
          <table:table-cell office:value-type="string">
            <text:p>MMCCXXXII</text:p>
          </table:table-cell>
          <table:table-cell table:formula="of:=ARABIC([.A259])" office:value-type="float" office:value="2232">
            <text:p>2232</text:p>
          </table:table-cell>
        </table:table-row>
        <table:table-row table:style-name="ro1">
          <table:table-cell office:value-type="string">
            <text:p>MMDCXXXXVIIII</text:p>
          </table:table-cell>
          <table:table-cell table:formula="of:=ARABIC([.A260])" office:value-type="float" office:value="2649">
            <text:p>2649</text:p>
          </table:table-cell>
        </table:table-row>
        <table:table-row table:style-name="ro1">
          <table:table-cell office:value-type="string">
            <text:p>DCCCLXXI</text:p>
          </table:table-cell>
          <table:table-cell table:formula="of:=ARABIC([.A261])" office:value-type="float" office:value="871">
            <text:p>871</text:p>
          </table:table-cell>
        </table:table-row>
        <table:table-row table:style-name="ro1">
          <table:table-cell office:value-type="string">
            <text:p>MDXCVIIII</text:p>
          </table:table-cell>
          <table:table-cell table:formula="of:=ARABIC([.A262])" office:value-type="float" office:value="1599">
            <text:p>1599</text:p>
          </table:table-cell>
        </table:table-row>
        <table:table-row table:style-name="ro1">
          <table:table-cell office:value-type="string">
            <text:p>MMMMCCLXXVIII</text:p>
          </table:table-cell>
          <table:table-cell table:formula="of:=ARABIC([.A263])" office:value-type="float" office:value="0">
            <text:p>Err:502</text:p>
          </table:table-cell>
        </table:table-row>
        <table:table-row table:style-name="ro1">
          <table:table-cell office:value-type="string">
            <text:p>MDCLVIIII</text:p>
          </table:table-cell>
          <table:table-cell table:formula="of:=ARABIC([.A264])" office:value-type="float" office:value="1659">
            <text:p>1659</text:p>
          </table:table-cell>
        </table:table-row>
        <table:table-row table:style-name="ro1">
          <table:table-cell office:value-type="string">
            <text:p>MMMCCCLXXXIX</text:p>
          </table:table-cell>
          <table:table-cell table:formula="of:=ARABIC([.A265])" office:value-type="float" office:value="3389">
            <text:p>3389</text:p>
          </table:table-cell>
        </table:table-row>
        <table:table-row table:style-name="ro1">
          <table:table-cell office:value-type="string">
            <text:p>MDCLXXXV</text:p>
          </table:table-cell>
          <table:table-cell table:formula="of:=ARABIC([.A266])" office:value-type="float" office:value="1685">
            <text:p>1685</text:p>
          </table:table-cell>
        </table:table-row>
        <table:table-row table:style-name="ro1">
          <table:table-cell office:value-type="string">
            <text:p>MDLVIII</text:p>
          </table:table-cell>
          <table:table-cell table:formula="of:=ARABIC([.A267])" office:value-type="float" office:value="1558">
            <text:p>1558</text:p>
          </table:table-cell>
        </table:table-row>
        <table:table-row table:style-name="ro1">
          <table:table-cell office:value-type="string">
            <text:p>MMMMCCVII</text:p>
          </table:table-cell>
          <table:table-cell table:formula="of:=ARABIC([.A268])" office:value-type="float" office:value="0">
            <text:p>Err:502</text:p>
          </table:table-cell>
        </table:table-row>
        <table:table-row table:style-name="ro1">
          <table:table-cell office:value-type="string">
            <text:p>MMMMDCXIV</text:p>
          </table:table-cell>
          <table:table-cell table:formula="of:=ARABIC([.A269])" office:value-type="float" office:value="0">
            <text:p>Err:502</text:p>
          </table:table-cell>
        </table:table-row>
        <table:table-row table:style-name="ro1">
          <table:table-cell office:value-type="string">
            <text:p>MMMCCCLXIIII</text:p>
          </table:table-cell>
          <table:table-cell table:formula="of:=ARABIC([.A270])" office:value-type="float" office:value="3364">
            <text:p>3364</text:p>
          </table:table-cell>
        </table:table-row>
        <table:table-row table:style-name="ro1">
          <table:table-cell office:value-type="string">
            <text:p>MMIIII</text:p>
          </table:table-cell>
          <table:table-cell table:formula="of:=ARABIC([.A271])" office:value-type="float" office:value="2004">
            <text:p>2004</text:p>
          </table:table-cell>
        </table:table-row>
        <table:table-row table:style-name="ro1">
          <table:table-cell office:value-type="string">
            <text:p>MMMMCCCLXXIII</text:p>
          </table:table-cell>
          <table:table-cell table:formula="of:=ARABIC([.A272])" office:value-type="float" office:value="0">
            <text:p>Err:502</text:p>
          </table:table-cell>
        </table:table-row>
        <table:table-row table:style-name="ro1">
          <table:table-cell office:value-type="string">
            <text:p>CCIII</text:p>
          </table:table-cell>
          <table:table-cell table:formula="of:=ARABIC([.A273])" office:value-type="float" office:value="203">
            <text:p>203</text:p>
          </table:table-cell>
        </table:table-row>
        <table:table-row table:style-name="ro1">
          <table:table-cell office:value-type="string">
            <text:p>MMMCCLV</text:p>
          </table:table-cell>
          <table:table-cell table:formula="of:=ARABIC([.A274])" office:value-type="float" office:value="3255">
            <text:p>3255</text:p>
          </table:table-cell>
        </table:table-row>
        <table:table-row table:style-name="ro1">
          <table:table-cell office:value-type="string">
            <text:p>MMMDXIII</text:p>
          </table:table-cell>
          <table:table-cell table:formula="of:=ARABIC([.A275])" office:value-type="float" office:value="3513">
            <text:p>3513</text:p>
          </table:table-cell>
        </table:table-row>
        <table:table-row table:style-name="ro1">
          <table:table-cell office:value-type="string">
            <text:p>MMMCCCXC</text:p>
          </table:table-cell>
          <table:table-cell table:formula="of:=ARABIC([.A276])" office:value-type="float" office:value="3390">
            <text:p>3390</text:p>
          </table:table-cell>
        </table:table-row>
        <table:table-row table:style-name="ro1">
          <table:table-cell office:value-type="string">
            <text:p>MMMDCCCXXI</text:p>
          </table:table-cell>
          <table:table-cell table:formula="of:=ARABIC([.A277])" office:value-type="float" office:value="3821">
            <text:p>3821</text:p>
          </table:table-cell>
        </table:table-row>
        <table:table-row table:style-name="ro1">
          <table:table-cell office:value-type="string">
            <text:p>MMMMCCCCXXXII</text:p>
          </table:table-cell>
          <table:table-cell table:formula="of:=ARABIC([.A278])" office:value-type="float" office:value="0">
            <text:p>Err:502</text:p>
          </table:table-cell>
        </table:table-row>
        <table:table-row table:style-name="ro1">
          <table:table-cell office:value-type="string">
            <text:p>CCCLVI</text:p>
          </table:table-cell>
          <table:table-cell table:formula="of:=ARABIC([.A279])" office:value-type="float" office:value="356">
            <text:p>356</text:p>
          </table:table-cell>
        </table:table-row>
        <table:table-row table:style-name="ro1">
          <table:table-cell office:value-type="string">
            <text:p>MMMCCCLXXXVI</text:p>
          </table:table-cell>
          <table:table-cell table:formula="of:=ARABIC([.A280])" office:value-type="float" office:value="3386">
            <text:p>3386</text:p>
          </table:table-cell>
        </table:table-row>
        <table:table-row table:style-name="ro1">
          <table:table-cell office:value-type="string">
            <text:p>MXVIIII</text:p>
          </table:table-cell>
          <table:table-cell table:formula="of:=ARABIC([.A281])" office:value-type="float" office:value="1019">
            <text:p>1019</text:p>
          </table:table-cell>
        </table:table-row>
        <table:table-row table:style-name="ro1">
          <table:table-cell office:value-type="string">
            <text:p>MMMCCCCXIIII</text:p>
          </table:table-cell>
          <table:table-cell table:formula="of:=ARABIC([.A282])" office:value-type="float" office:value="3414">
            <text:p>3414</text:p>
          </table:table-cell>
        </table:table-row>
        <table:table-row table:style-name="ro1">
          <table:table-cell office:value-type="string">
            <text:p>CLXVII</text:p>
          </table:table-cell>
          <table:table-cell table:formula="of:=ARABIC([.A283])" office:value-type="float" office:value="167">
            <text:p>167</text:p>
          </table:table-cell>
        </table:table-row>
        <table:table-row table:style-name="ro1">
          <table:table-cell office:value-type="string">
            <text:p>MMMCCLXX</text:p>
          </table:table-cell>
          <table:table-cell table:formula="of:=ARABIC([.A284])" office:value-type="float" office:value="3270">
            <text:p>3270</text:p>
          </table:table-cell>
        </table:table-row>
        <table:table-row table:style-name="ro1">
          <table:table-cell office:value-type="string">
            <text:p>CCCCLXIV</text:p>
          </table:table-cell>
          <table:table-cell table:formula="of:=ARABIC([.A285])" office:value-type="float" office:value="464">
            <text:p>464</text:p>
          </table:table-cell>
        </table:table-row>
        <table:table-row table:style-name="ro1">
          <table:table-cell office:value-type="string">
            <text:p>MMXXXXII</text:p>
          </table:table-cell>
          <table:table-cell table:formula="of:=ARABIC([.A286])" office:value-type="float" office:value="2042">
            <text:p>2042</text:p>
          </table:table-cell>
        </table:table-row>
        <table:table-row table:style-name="ro1">
          <table:table-cell office:value-type="string">
            <text:p>MMMMCCLXXXX</text:p>
          </table:table-cell>
          <table:table-cell table:formula="of:=ARABIC([.A287])" office:value-type="float" office:value="0">
            <text:p>Err:502</text:p>
          </table:table-cell>
        </table:table-row>
        <table:table-row table:style-name="ro1">
          <table:table-cell office:value-type="string">
            <text:p>MXL</text:p>
          </table:table-cell>
          <table:table-cell table:formula="of:=ARABIC([.A288])" office:value-type="float" office:value="1040">
            <text:p>1040</text:p>
          </table:table-cell>
        </table:table-row>
        <table:table-row table:style-name="ro1">
          <table:table-cell office:value-type="string">
            <text:p>CCXVI</text:p>
          </table:table-cell>
          <table:table-cell table:formula="of:=ARABIC([.A289])" office:value-type="float" office:value="216">
            <text:p>216</text:p>
          </table:table-cell>
        </table:table-row>
        <table:table-row table:style-name="ro1">
          <table:table-cell office:value-type="string">
            <text:p>CCCCLVIIII</text:p>
          </table:table-cell>
          <table:table-cell table:formula="of:=ARABIC([.A290])" office:value-type="float" office:value="459">
            <text:p>459</text:p>
          </table:table-cell>
        </table:table-row>
        <table:table-row table:style-name="ro1">
          <table:table-cell office:value-type="string">
            <text:p>MMCCCII</text:p>
          </table:table-cell>
          <table:table-cell table:formula="of:=ARABIC([.A291])" office:value-type="float" office:value="2302">
            <text:p>2302</text:p>
          </table:table-cell>
        </table:table-row>
        <table:table-row table:style-name="ro1">
          <table:table-cell office:value-type="string">
            <text:p>MCCCLVIII</text:p>
          </table:table-cell>
          <table:table-cell table:formula="of:=ARABIC([.A292])" office:value-type="float" office:value="1358">
            <text:p>1358</text:p>
          </table:table-cell>
        </table:table-row>
        <table:table-row table:style-name="ro1">
          <table:table-cell office:value-type="string">
            <text:p>MMMMCCCX</text:p>
          </table:table-cell>
          <table:table-cell table:formula="of:=ARABIC([.A293])" office:value-type="float" office:value="0">
            <text:p>Err:502</text:p>
          </table:table-cell>
        </table:table-row>
        <table:table-row table:style-name="ro1">
          <table:table-cell office:value-type="string">
            <text:p>MCDLXXXXIV</text:p>
          </table:table-cell>
          <table:table-cell table:formula="of:=ARABIC([.A294])" office:value-type="float" office:value="1494">
            <text:p>1494</text:p>
          </table:table-cell>
        </table:table-row>
        <table:table-row table:style-name="ro1">
          <table:table-cell office:value-type="string">
            <text:p>MDCCCXIII</text:p>
          </table:table-cell>
          <table:table-cell table:formula="of:=ARABIC([.A295])" office:value-type="float" office:value="1813">
            <text:p>1813</text:p>
          </table:table-cell>
        </table:table-row>
        <table:table-row table:style-name="ro1">
          <table:table-cell office:value-type="string">
            <text:p>MMDCCCXL</text:p>
          </table:table-cell>
          <table:table-cell table:formula="of:=ARABIC([.A296])" office:value-type="float" office:value="2840">
            <text:p>2840</text:p>
          </table:table-cell>
        </table:table-row>
        <table:table-row table:style-name="ro1">
          <table:table-cell office:value-type="string">
            <text:p>MMMMCCCXXIII</text:p>
          </table:table-cell>
          <table:table-cell table:formula="of:=ARABIC([.A297])" office:value-type="float" office:value="0">
            <text:p>Err:502</text:p>
          </table:table-cell>
        </table:table-row>
        <table:table-row table:style-name="ro1">
          <table:table-cell office:value-type="string">
            <text:p>DXXXIV</text:p>
          </table:table-cell>
          <table:table-cell table:formula="of:=ARABIC([.A298])" office:value-type="float" office:value="534">
            <text:p>534</text:p>
          </table:table-cell>
        </table:table-row>
        <table:table-row table:style-name="ro1">
          <table:table-cell office:value-type="string">
            <text:p>CVI</text:p>
          </table:table-cell>
          <table:table-cell table:formula="of:=ARABIC([.A299])" office:value-type="float" office:value="106">
            <text:p>106</text:p>
          </table:table-cell>
        </table:table-row>
        <table:table-row table:style-name="ro1">
          <table:table-cell office:value-type="string">
            <text:p>MMMMDCLXXX</text:p>
          </table:table-cell>
          <table:table-cell table:formula="of:=ARABIC([.A300])" office:value-type="float" office:value="0">
            <text:p>Err:502</text:p>
          </table:table-cell>
        </table:table-row>
        <table:table-row table:style-name="ro1">
          <table:table-cell office:value-type="string">
            <text:p>DCCCVII</text:p>
          </table:table-cell>
          <table:table-cell table:formula="of:=ARABIC([.A301])" office:value-type="float" office:value="807">
            <text:p>807</text:p>
          </table:table-cell>
        </table:table-row>
        <table:table-row table:style-name="ro1">
          <table:table-cell office:value-type="string">
            <text:p>MMCMLXIIII</text:p>
          </table:table-cell>
          <table:table-cell table:formula="of:=ARABIC([.A302])" office:value-type="float" office:value="2964">
            <text:p>2964</text:p>
          </table:table-cell>
        </table:table-row>
        <table:table-row table:style-name="ro1">
          <table:table-cell office:value-type="string">
            <text:p>MMMDCCCXXXIII</text:p>
          </table:table-cell>
          <table:table-cell table:formula="of:=ARABIC([.A303])" office:value-type="float" office:value="3833">
            <text:p>3833</text:p>
          </table:table-cell>
        </table:table-row>
        <table:table-row table:style-name="ro1">
          <table:table-cell office:value-type="string">
            <text:p>DCCC</text:p>
          </table:table-cell>
          <table:table-cell table:formula="of:=ARABIC([.A304])" office:value-type="float" office:value="800">
            <text:p>800</text:p>
          </table:table-cell>
        </table:table-row>
        <table:table-row table:style-name="ro1">
          <table:table-cell office:value-type="string">
            <text:p>MDIII</text:p>
          </table:table-cell>
          <table:table-cell table:formula="of:=ARABIC([.A305])" office:value-type="float" office:value="1503">
            <text:p>1503</text:p>
          </table:table-cell>
        </table:table-row>
        <table:table-row table:style-name="ro1">
          <table:table-cell office:value-type="string">
            <text:p>MMCCCLXVI</text:p>
          </table:table-cell>
          <table:table-cell table:formula="of:=ARABIC([.A306])" office:value-type="float" office:value="2366">
            <text:p>2366</text:p>
          </table:table-cell>
        </table:table-row>
        <table:table-row table:style-name="ro1">
          <table:table-cell office:value-type="string">
            <text:p>MMMCCCCLXXI</text:p>
          </table:table-cell>
          <table:table-cell table:formula="of:=ARABIC([.A307])" office:value-type="float" office:value="3471">
            <text:p>3471</text:p>
          </table:table-cell>
        </table:table-row>
        <table:table-row table:style-name="ro1">
          <table:table-cell office:value-type="string">
            <text:p>MMDCCCCXVIII</text:p>
          </table:table-cell>
          <table:table-cell table:formula="of:=ARABIC([.A308])" office:value-type="float" office:value="2918">
            <text:p>2918</text:p>
          </table:table-cell>
        </table:table-row>
        <table:table-row table:style-name="ro1">
          <table:table-cell office:value-type="string">
            <text:p>CCXXXVII</text:p>
          </table:table-cell>
          <table:table-cell table:formula="of:=ARABIC([.A309])" office:value-type="float" office:value="237">
            <text:p>237</text:p>
          </table:table-cell>
        </table:table-row>
        <table:table-row table:style-name="ro1">
          <table:table-cell office:value-type="string">
            <text:p>CCCXXV</text:p>
          </table:table-cell>
          <table:table-cell table:formula="of:=ARABIC([.A310])" office:value-type="float" office:value="325">
            <text:p>325</text:p>
          </table:table-cell>
        </table:table-row>
        <table:table-row table:style-name="ro1">
          <table:table-cell office:value-type="string">
            <text:p>MDCCCXII</text:p>
          </table:table-cell>
          <table:table-cell table:formula="of:=ARABIC([.A311])" office:value-type="float" office:value="1812">
            <text:p>1812</text:p>
          </table:table-cell>
        </table:table-row>
        <table:table-row table:style-name="ro1">
          <table:table-cell office:value-type="string">
            <text:p>MMMCMV</text:p>
          </table:table-cell>
          <table:table-cell table:formula="of:=ARABIC([.A312])" office:value-type="float" office:value="3905">
            <text:p>3905</text:p>
          </table:table-cell>
        </table:table-row>
        <table:table-row table:style-name="ro1">
          <table:table-cell office:value-type="string">
            <text:p>MMMMCMXV</text:p>
          </table:table-cell>
          <table:table-cell table:formula="of:=ARABIC([.A313])" office:value-type="float" office:value="0">
            <text:p>Err:502</text:p>
          </table:table-cell>
        </table:table-row>
        <table:table-row table:style-name="ro1">
          <table:table-cell office:value-type="string">
            <text:p>MMMMDCXCI</text:p>
          </table:table-cell>
          <table:table-cell table:formula="of:=ARABIC([.A314])" office:value-type="float" office:value="0">
            <text:p>Err:502</text:p>
          </table:table-cell>
        </table:table-row>
        <table:table-row table:style-name="ro1">
          <table:table-cell office:value-type="string">
            <text:p>DXXI</text:p>
          </table:table-cell>
          <table:table-cell table:formula="of:=ARABIC([.A315])" office:value-type="float" office:value="521">
            <text:p>521</text:p>
          </table:table-cell>
        </table:table-row>
        <table:table-row table:style-name="ro1">
          <table:table-cell office:value-type="string">
            <text:p>MMCCXLVIIII</text:p>
          </table:table-cell>
          <table:table-cell table:formula="of:=ARABIC([.A316])" office:value-type="float" office:value="2249">
            <text:p>2249</text:p>
          </table:table-cell>
        </table:table-row>
        <table:table-row table:style-name="ro1">
          <table:table-cell office:value-type="string">
            <text:p>MMMMCMLII</text:p>
          </table:table-cell>
          <table:table-cell table:formula="of:=ARABIC([.A317])" office:value-type="float" office:value="0">
            <text:p>Err:502</text:p>
          </table:table-cell>
        </table:table-row>
        <table:table-row table:style-name="ro1">
          <table:table-cell office:value-type="string">
            <text:p>MDLXXX</text:p>
          </table:table-cell>
          <table:table-cell table:formula="of:=ARABIC([.A318])" office:value-type="float" office:value="1580">
            <text:p>1580</text:p>
          </table:table-cell>
        </table:table-row>
        <table:table-row table:style-name="ro1">
          <table:table-cell office:value-type="string">
            <text:p>MMDCLXVI</text:p>
          </table:table-cell>
          <table:table-cell table:formula="of:=ARABIC([.A319])" office:value-type="float" office:value="2666">
            <text:p>2666</text:p>
          </table:table-cell>
        </table:table-row>
        <table:table-row table:style-name="ro1">
          <table:table-cell office:value-type="string">
            <text:p>CXXI</text:p>
          </table:table-cell>
          <table:table-cell table:formula="of:=ARABIC([.A320])" office:value-type="float" office:value="121">
            <text:p>121</text:p>
          </table:table-cell>
        </table:table-row>
        <table:table-row table:style-name="ro1">
          <table:table-cell office:value-type="string">
            <text:p>MMMDCCCLIIII</text:p>
          </table:table-cell>
          <table:table-cell table:formula="of:=ARABIC([.A321])" office:value-type="float" office:value="3854">
            <text:p>3854</text:p>
          </table:table-cell>
        </table:table-row>
        <table:table-row table:style-name="ro1">
          <table:table-cell office:value-type="string">
            <text:p>MMMCXXI</text:p>
          </table:table-cell>
          <table:table-cell table:formula="of:=ARABIC([.A322])" office:value-type="float" office:value="3121">
            <text:p>3121</text:p>
          </table:table-cell>
        </table:table-row>
        <table:table-row table:style-name="ro1">
          <table:table-cell office:value-type="string">
            <text:p>MCCIII</text:p>
          </table:table-cell>
          <table:table-cell table:formula="of:=ARABIC([.A323])" office:value-type="float" office:value="1203">
            <text:p>1203</text:p>
          </table:table-cell>
        </table:table-row>
        <table:table-row table:style-name="ro1">
          <table:table-cell office:value-type="string">
            <text:p>MMDCXXXXI</text:p>
          </table:table-cell>
          <table:table-cell table:formula="of:=ARABIC([.A324])" office:value-type="float" office:value="2641">
            <text:p>2641</text:p>
          </table:table-cell>
        </table:table-row>
        <table:table-row table:style-name="ro1">
          <table:table-cell office:value-type="string">
            <text:p>CCXCII</text:p>
          </table:table-cell>
          <table:table-cell table:formula="of:=ARABIC([.A325])" office:value-type="float" office:value="292">
            <text:p>292</text:p>
          </table:table-cell>
        </table:table-row>
        <table:table-row table:style-name="ro1">
          <table:table-cell office:value-type="string">
            <text:p>MMMMDXXXV</text:p>
          </table:table-cell>
          <table:table-cell table:formula="of:=ARABIC([.A326])" office:value-type="float" office:value="0">
            <text:p>Err:502</text:p>
          </table:table-cell>
        </table:table-row>
        <table:table-row table:style-name="ro1">
          <table:table-cell office:value-type="string">
            <text:p>MMMCCCLXV</text:p>
          </table:table-cell>
          <table:table-cell table:formula="of:=ARABIC([.A327])" office:value-type="float" office:value="3365">
            <text:p>3365</text:p>
          </table:table-cell>
        </table:table-row>
        <table:table-row table:style-name="ro1">
          <table:table-cell office:value-type="string">
            <text:p>MMMMDLXV</text:p>
          </table:table-cell>
          <table:table-cell table:formula="of:=ARABIC([.A328])" office:value-type="float" office:value="0">
            <text:p>Err:502</text:p>
          </table:table-cell>
        </table:table-row>
        <table:table-row table:style-name="ro1">
          <table:table-cell office:value-type="string">
            <text:p>MMMCCCCXXXII</text:p>
          </table:table-cell>
          <table:table-cell table:formula="of:=ARABIC([.A329])" office:value-type="float" office:value="3432">
            <text:p>3432</text:p>
          </table:table-cell>
        </table:table-row>
        <table:table-row table:style-name="ro1">
          <table:table-cell office:value-type="string">
            <text:p>MMMCCCVIII</text:p>
          </table:table-cell>
          <table:table-cell table:formula="of:=ARABIC([.A330])" office:value-type="float" office:value="3308">
            <text:p>3308</text:p>
          </table:table-cell>
        </table:table-row>
        <table:table-row table:style-name="ro1">
          <table:table-cell office:value-type="string">
            <text:p>DCCCCLXXXXII</text:p>
          </table:table-cell>
          <table:table-cell table:formula="of:=ARABIC([.A331])" office:value-type="float" office:value="992">
            <text:p>992</text:p>
          </table:table-cell>
        </table:table-row>
        <table:table-row table:style-name="ro1">
          <table:table-cell office:value-type="string">
            <text:p>MMCLXIV</text:p>
          </table:table-cell>
          <table:table-cell table:formula="of:=ARABIC([.A332])" office:value-type="float" office:value="2164">
            <text:p>2164</text:p>
          </table:table-cell>
        </table:table-row>
        <table:table-row table:style-name="ro1">
          <table:table-cell office:value-type="string">
            <text:p>MMMMCXI</text:p>
          </table:table-cell>
          <table:table-cell table:formula="of:=ARABIC([.A333])" office:value-type="float" office:value="0">
            <text:p>Err:502</text:p>
          </table:table-cell>
        </table:table-row>
        <table:table-row table:style-name="ro1">
          <table:table-cell office:value-type="string">
            <text:p>MLXXXXVII</text:p>
          </table:table-cell>
          <table:table-cell table:formula="of:=ARABIC([.A334])" office:value-type="float" office:value="1097">
            <text:p>1097</text:p>
          </table:table-cell>
        </table:table-row>
        <table:table-row table:style-name="ro1">
          <table:table-cell office:value-type="string">
            <text:p>MMMCDXXXVIII</text:p>
          </table:table-cell>
          <table:table-cell table:formula="of:=ARABIC([.A335])" office:value-type="float" office:value="3438">
            <text:p>3438</text:p>
          </table:table-cell>
        </table:table-row>
        <table:table-row table:style-name="ro1">
          <table:table-cell office:value-type="string">
            <text:p>MDXXII</text:p>
          </table:table-cell>
          <table:table-cell table:formula="of:=ARABIC([.A336])" office:value-type="float" office:value="1522">
            <text:p>1522</text:p>
          </table:table-cell>
        </table:table-row>
        <table:table-row table:style-name="ro1">
          <table:table-cell office:value-type="string">
            <text:p>MLV</text:p>
          </table:table-cell>
          <table:table-cell table:formula="of:=ARABIC([.A337])" office:value-type="float" office:value="1055">
            <text:p>1055</text:p>
          </table:table-cell>
        </table:table-row>
        <table:table-row table:style-name="ro1">
          <table:table-cell office:value-type="string">
            <text:p>MMMMDLXVI</text:p>
          </table:table-cell>
          <table:table-cell table:formula="of:=ARABIC([.A338])" office:value-type="float" office:value="0">
            <text:p>Err:502</text:p>
          </table:table-cell>
        </table:table-row>
        <table:table-row table:style-name="ro1">
          <table:table-cell office:value-type="string">
            <text:p>MMMCXII</text:p>
          </table:table-cell>
          <table:table-cell table:formula="of:=ARABIC([.A339])" office:value-type="float" office:value="3112">
            <text:p>3112</text:p>
          </table:table-cell>
        </table:table-row>
        <table:table-row table:style-name="ro1">
          <table:table-cell office:value-type="string">
            <text:p>XXXIII</text:p>
          </table:table-cell>
          <table:table-cell table:formula="of:=ARABIC([.A340])" office:value-type="float" office:value="33">
            <text:p>33</text:p>
          </table:table-cell>
        </table:table-row>
        <table:table-row table:style-name="ro1">
          <table:table-cell office:value-type="string">
            <text:p>MMMMDCCCXXVI</text:p>
          </table:table-cell>
          <table:table-cell table:formula="of:=ARABIC([.A341])" office:value-type="float" office:value="0">
            <text:p>Err:502</text:p>
          </table:table-cell>
        </table:table-row>
        <table:table-row table:style-name="ro1">
          <table:table-cell office:value-type="string">
            <text:p>MMMLXVIIII</text:p>
          </table:table-cell>
          <table:table-cell table:formula="of:=ARABIC([.A342])" office:value-type="float" office:value="3069">
            <text:p>3069</text:p>
          </table:table-cell>
        </table:table-row>
        <table:table-row table:style-name="ro1">
          <table:table-cell office:value-type="string">
            <text:p>MMMLX</text:p>
          </table:table-cell>
          <table:table-cell table:formula="of:=ARABIC([.A343])" office:value-type="float" office:value="3060">
            <text:p>3060</text:p>
          </table:table-cell>
        </table:table-row>
        <table:table-row table:style-name="ro1">
          <table:table-cell office:value-type="string">
            <text:p>MMMCDLXVII</text:p>
          </table:table-cell>
          <table:table-cell table:formula="of:=ARABIC([.A344])" office:value-type="float" office:value="3467">
            <text:p>3467</text:p>
          </table:table-cell>
        </table:table-row>
        <table:table-row table:style-name="ro1">
          <table:table-cell office:value-type="string">
            <text:p>MDCCCLVII</text:p>
          </table:table-cell>
          <table:table-cell table:formula="of:=ARABIC([.A345])" office:value-type="float" office:value="1857">
            <text:p>1857</text:p>
          </table:table-cell>
        </table:table-row>
        <table:table-row table:style-name="ro1">
          <table:table-cell office:value-type="string">
            <text:p>MMCXXXVII</text:p>
          </table:table-cell>
          <table:table-cell table:formula="of:=ARABIC([.A346])" office:value-type="float" office:value="2137">
            <text:p>2137</text:p>
          </table:table-cell>
        </table:table-row>
        <table:table-row table:style-name="ro1">
          <table:table-cell office:value-type="string">
            <text:p>MDCCCCXXX</text:p>
          </table:table-cell>
          <table:table-cell table:formula="of:=ARABIC([.A347])" office:value-type="float" office:value="1930">
            <text:p>1930</text:p>
          </table:table-cell>
        </table:table-row>
        <table:table-row table:style-name="ro1">
          <table:table-cell office:value-type="string">
            <text:p>MMDCCCLXIII</text:p>
          </table:table-cell>
          <table:table-cell table:formula="of:=ARABIC([.A348])" office:value-type="float" office:value="2863">
            <text:p>2863</text:p>
          </table:table-cell>
        </table:table-row>
        <table:table-row table:style-name="ro1">
          <table:table-cell office:value-type="string">
            <text:p>MMMMDCXLIX</text:p>
          </table:table-cell>
          <table:table-cell table:formula="of:=ARABIC([.A349])" office:value-type="float" office:value="0">
            <text:p>Err:502</text:p>
          </table:table-cell>
        </table:table-row>
        <table:table-row table:style-name="ro1">
          <table:table-cell office:value-type="string">
            <text:p>MMMMCMXLVIII</text:p>
          </table:table-cell>
          <table:table-cell table:formula="of:=ARABIC([.A350])" office:value-type="float" office:value="0">
            <text:p>Err:502</text:p>
          </table:table-cell>
        </table:table-row>
        <table:table-row table:style-name="ro1">
          <table:table-cell office:value-type="string">
            <text:p>DCCCLXXVIIII</text:p>
          </table:table-cell>
          <table:table-cell table:formula="of:=ARABIC([.A351])" office:value-type="float" office:value="879">
            <text:p>879</text:p>
          </table:table-cell>
        </table:table-row>
        <table:table-row table:style-name="ro1">
          <table:table-cell office:value-type="string">
            <text:p>MDCCCLIII</text:p>
          </table:table-cell>
          <table:table-cell table:formula="of:=ARABIC([.A352])" office:value-type="float" office:value="1853">
            <text:p>1853</text:p>
          </table:table-cell>
        </table:table-row>
        <table:table-row table:style-name="ro1">
          <table:table-cell office:value-type="string">
            <text:p>MMMCMLXI</text:p>
          </table:table-cell>
          <table:table-cell table:formula="of:=ARABIC([.A353])" office:value-type="float" office:value="3961">
            <text:p>3961</text:p>
          </table:table-cell>
        </table:table-row>
        <table:table-row table:style-name="ro1">
          <table:table-cell office:value-type="string">
            <text:p>MMMMCCLXI</text:p>
          </table:table-cell>
          <table:table-cell table:formula="of:=ARABIC([.A354])" office:value-type="float" office:value="0">
            <text:p>Err:502</text:p>
          </table:table-cell>
        </table:table-row>
        <table:table-row table:style-name="ro1">
          <table:table-cell office:value-type="string">
            <text:p>MMDCCCLIII</text:p>
          </table:table-cell>
          <table:table-cell table:formula="of:=ARABIC([.A355])" office:value-type="float" office:value="2853">
            <text:p>2853</text:p>
          </table:table-cell>
        </table:table-row>
        <table:table-row table:style-name="ro1">
          <table:table-cell office:value-type="string">
            <text:p>MMMDCCCVI</text:p>
          </table:table-cell>
          <table:table-cell table:formula="of:=ARABIC([.A356])" office:value-type="float" office:value="3806">
            <text:p>3806</text:p>
          </table:table-cell>
        </table:table-row>
        <table:table-row table:style-name="ro1">
          <table:table-cell office:value-type="string">
            <text:p>MMDXXXXIX</text:p>
          </table:table-cell>
          <table:table-cell table:formula="of:=ARABIC([.A357])" office:value-type="float" office:value="2549">
            <text:p>2549</text:p>
          </table:table-cell>
        </table:table-row>
        <table:table-row table:style-name="ro1">
          <table:table-cell office:value-type="string">
            <text:p>MMCLXXXXV</text:p>
          </table:table-cell>
          <table:table-cell table:formula="of:=ARABIC([.A358])" office:value-type="float" office:value="2195">
            <text:p>2195</text:p>
          </table:table-cell>
        </table:table-row>
        <table:table-row table:style-name="ro1">
          <table:table-cell office:value-type="string">
            <text:p>MMDXXX</text:p>
          </table:table-cell>
          <table:table-cell table:formula="of:=ARABIC([.A359])" office:value-type="float" office:value="2530">
            <text:p>2530</text:p>
          </table:table-cell>
        </table:table-row>
        <table:table-row table:style-name="ro1">
          <table:table-cell office:value-type="string">
            <text:p>MMMXIII</text:p>
          </table:table-cell>
          <table:table-cell table:formula="of:=ARABIC([.A360])" office:value-type="float" office:value="3013">
            <text:p>3013</text:p>
          </table:table-cell>
        </table:table-row>
        <table:table-row table:style-name="ro1">
          <table:table-cell office:value-type="string">
            <text:p>DCLXXIX</text:p>
          </table:table-cell>
          <table:table-cell table:formula="of:=ARABIC([.A361])" office:value-type="float" office:value="679">
            <text:p>679</text:p>
          </table:table-cell>
        </table:table-row>
        <table:table-row table:style-name="ro1">
          <table:table-cell office:value-type="string">
            <text:p>DCCLXII</text:p>
          </table:table-cell>
          <table:table-cell table:formula="of:=ARABIC([.A362])" office:value-type="float" office:value="762">
            <text:p>762</text:p>
          </table:table-cell>
        </table:table-row>
        <table:table-row table:style-name="ro1">
          <table:table-cell office:value-type="string">
            <text:p>MMMMDCCLXVIII</text:p>
          </table:table-cell>
          <table:table-cell table:formula="of:=ARABIC([.A363])" office:value-type="float" office:value="0">
            <text:p>Err:502</text:p>
          </table:table-cell>
        </table:table-row>
        <table:table-row table:style-name="ro1">
          <table:table-cell office:value-type="string">
            <text:p>MDCCXXXXIII</text:p>
          </table:table-cell>
          <table:table-cell table:formula="of:=ARABIC([.A364])" office:value-type="float" office:value="1743">
            <text:p>1743</text:p>
          </table:table-cell>
        </table:table-row>
        <table:table-row table:style-name="ro1">
          <table:table-cell office:value-type="string">
            <text:p>CCXXXII</text:p>
          </table:table-cell>
          <table:table-cell table:formula="of:=ARABIC([.A365])" office:value-type="float" office:value="232">
            <text:p>232</text:p>
          </table:table-cell>
        </table:table-row>
        <table:table-row table:style-name="ro1">
          <table:table-cell office:value-type="string">
            <text:p>MMMMDCXXV</text:p>
          </table:table-cell>
          <table:table-cell table:formula="of:=ARABIC([.A366])" office:value-type="float" office:value="0">
            <text:p>Err:502</text:p>
          </table:table-cell>
        </table:table-row>
        <table:table-row table:style-name="ro1">
          <table:table-cell office:value-type="string">
            <text:p>MMMCCCXXVIII</text:p>
          </table:table-cell>
          <table:table-cell table:formula="of:=ARABIC([.A367])" office:value-type="float" office:value="3328">
            <text:p>3328</text:p>
          </table:table-cell>
        </table:table-row>
        <table:table-row table:style-name="ro1">
          <table:table-cell office:value-type="string">
            <text:p>MDCVIII</text:p>
          </table:table-cell>
          <table:table-cell table:formula="of:=ARABIC([.A368])" office:value-type="float" office:value="1608">
            <text:p>1608</text:p>
          </table:table-cell>
        </table:table-row>
        <table:table-row table:style-name="ro1">
          <table:table-cell office:value-type="string">
            <text:p>MMMCLXXXXIIII</text:p>
          </table:table-cell>
          <table:table-cell table:formula="of:=ARABIC([.A369])" office:value-type="float" office:value="3194">
            <text:p>3194</text:p>
          </table:table-cell>
        </table:table-row>
        <table:table-row table:style-name="ro1">
          <table:table-cell office:value-type="string">
            <text:p>CLXXXI</text:p>
          </table:table-cell>
          <table:table-cell table:formula="of:=ARABIC([.A370])" office:value-type="float" office:value="181">
            <text:p>181</text:p>
          </table:table-cell>
        </table:table-row>
        <table:table-row table:style-name="ro1">
          <table:table-cell office:value-type="string">
            <text:p>MDCCCCXXXIII</text:p>
          </table:table-cell>
          <table:table-cell table:formula="of:=ARABIC([.A371])" office:value-type="float" office:value="1933">
            <text:p>1933</text:p>
          </table:table-cell>
        </table:table-row>
        <table:table-row table:style-name="ro1">
          <table:table-cell office:value-type="string">
            <text:p>MMMMDCXXX</text:p>
          </table:table-cell>
          <table:table-cell table:formula="of:=ARABIC([.A372])" office:value-type="float" office:value="0">
            <text:p>Err:502</text:p>
          </table:table-cell>
        </table:table-row>
        <table:table-row table:style-name="ro1">
          <table:table-cell office:value-type="string">
            <text:p>MMMDCXXIV</text:p>
          </table:table-cell>
          <table:table-cell table:formula="of:=ARABIC([.A373])" office:value-type="float" office:value="3624">
            <text:p>3624</text:p>
          </table:table-cell>
        </table:table-row>
        <table:table-row table:style-name="ro1">
          <table:table-cell office:value-type="string">
            <text:p>MMMCCXXXVII</text:p>
          </table:table-cell>
          <table:table-cell table:formula="of:=ARABIC([.A374])" office:value-type="float" office:value="3237">
            <text:p>3237</text:p>
          </table:table-cell>
        </table:table-row>
        <table:table-row table:style-name="ro1">
          <table:table-cell office:value-type="string">
            <text:p>MCCCXXXXIIII</text:p>
          </table:table-cell>
          <table:table-cell table:formula="of:=ARABIC([.A375])" office:value-type="float" office:value="1344">
            <text:p>1344</text:p>
          </table:table-cell>
        </table:table-row>
        <table:table-row table:style-name="ro1">
          <table:table-cell office:value-type="string">
            <text:p>CXVIII</text:p>
          </table:table-cell>
          <table:table-cell table:formula="of:=ARABIC([.A376])" office:value-type="float" office:value="118">
            <text:p>118</text:p>
          </table:table-cell>
        </table:table-row>
        <table:table-row table:style-name="ro1">
          <table:table-cell office:value-type="string">
            <text:p>MMDCCCCIV</text:p>
          </table:table-cell>
          <table:table-cell table:formula="of:=ARABIC([.A377])" office:value-type="float" office:value="2904">
            <text:p>2904</text:p>
          </table:table-cell>
        </table:table-row>
        <table:table-row table:style-name="ro1">
          <table:table-cell office:value-type="string">
            <text:p>MMMMCDLXXV</text:p>
          </table:table-cell>
          <table:table-cell table:formula="of:=ARABIC([.A378])" office:value-type="float" office:value="0">
            <text:p>Err:502</text:p>
          </table:table-cell>
        </table:table-row>
        <table:table-row table:style-name="ro1">
          <table:table-cell office:value-type="string">
            <text:p>MMMDLXIV</text:p>
          </table:table-cell>
          <table:table-cell table:formula="of:=ARABIC([.A379])" office:value-type="float" office:value="3564">
            <text:p>3564</text:p>
          </table:table-cell>
        </table:table-row>
        <table:table-row table:style-name="ro1">
          <table:table-cell office:value-type="string">
            <text:p>MDXCIII</text:p>
          </table:table-cell>
          <table:table-cell table:formula="of:=ARABIC([.A380])" office:value-type="float" office:value="1593">
            <text:p>1593</text:p>
          </table:table-cell>
        </table:table-row>
        <table:table-row table:style-name="ro1">
          <table:table-cell office:value-type="string">
            <text:p>MCCLXXXI</text:p>
          </table:table-cell>
          <table:table-cell table:formula="of:=ARABIC([.A381])" office:value-type="float" office:value="1281">
            <text:p>1281</text:p>
          </table:table-cell>
        </table:table-row>
        <table:table-row table:style-name="ro1">
          <table:table-cell office:value-type="string">
            <text:p>MMMDCCCXXIV</text:p>
          </table:table-cell>
          <table:table-cell table:formula="of:=ARABIC([.A382])" office:value-type="float" office:value="3824">
            <text:p>3824</text:p>
          </table:table-cell>
        </table:table-row>
        <table:table-row table:style-name="ro1">
          <table:table-cell office:value-type="string">
            <text:p>MCXLIII</text:p>
          </table:table-cell>
          <table:table-cell table:formula="of:=ARABIC([.A383])" office:value-type="float" office:value="1143">
            <text:p>1143</text:p>
          </table:table-cell>
        </table:table-row>
        <table:table-row table:style-name="ro1">
          <table:table-cell office:value-type="string">
            <text:p>MMMDCCCI</text:p>
          </table:table-cell>
          <table:table-cell table:formula="of:=ARABIC([.A384])" office:value-type="float" office:value="3801">
            <text:p>3801</text:p>
          </table:table-cell>
        </table:table-row>
        <table:table-row table:style-name="ro1">
          <table:table-cell office:value-type="string">
            <text:p>MCCLXXX</text:p>
          </table:table-cell>
          <table:table-cell table:formula="of:=ARABIC([.A385])" office:value-type="float" office:value="1280">
            <text:p>1280</text:p>
          </table:table-cell>
        </table:table-row>
        <table:table-row table:style-name="ro1">
          <table:table-cell office:value-type="string">
            <text:p>CCXV</text:p>
          </table:table-cell>
          <table:table-cell table:formula="of:=ARABIC([.A386])" office:value-type="float" office:value="215">
            <text:p>215</text:p>
          </table:table-cell>
        </table:table-row>
        <table:table-row table:style-name="ro1">
          <table:table-cell office:value-type="string">
            <text:p>MMDCCLXXI</text:p>
          </table:table-cell>
          <table:table-cell table:formula="of:=ARABIC([.A387])" office:value-type="float" office:value="2771">
            <text:p>2771</text:p>
          </table:table-cell>
        </table:table-row>
        <table:table-row table:style-name="ro1">
          <table:table-cell office:value-type="string">
            <text:p>MMDLXXXIII</text:p>
          </table:table-cell>
          <table:table-cell table:formula="of:=ARABIC([.A388])" office:value-type="float" office:value="2583">
            <text:p>2583</text:p>
          </table:table-cell>
        </table:table-row>
        <table:table-row table:style-name="ro1">
          <table:table-cell office:value-type="string">
            <text:p>MMMMDCXVII</text:p>
          </table:table-cell>
          <table:table-cell table:formula="of:=ARABIC([.A389])" office:value-type="float" office:value="0">
            <text:p>Err:502</text:p>
          </table:table-cell>
        </table:table-row>
        <table:table-row table:style-name="ro1">
          <table:table-cell office:value-type="string">
            <text:p>MMMCMLXV</text:p>
          </table:table-cell>
          <table:table-cell table:formula="of:=ARABIC([.A390])" office:value-type="float" office:value="3965">
            <text:p>3965</text:p>
          </table:table-cell>
        </table:table-row>
        <table:table-row table:style-name="ro1">
          <table:table-cell office:value-type="string">
            <text:p>MCLXVIII</text:p>
          </table:table-cell>
          <table:table-cell table:formula="of:=ARABIC([.A391])" office:value-type="float" office:value="1168">
            <text:p>1168</text:p>
          </table:table-cell>
        </table:table-row>
        <table:table-row table:style-name="ro1">
          <table:table-cell office:value-type="string">
            <text:p>MMMMCCLXXVI</text:p>
          </table:table-cell>
          <table:table-cell table:formula="of:=ARABIC([.A392])" office:value-type="float" office:value="0">
            <text:p>Err:502</text:p>
          </table:table-cell>
        </table:table-row>
        <table:table-row table:style-name="ro1">
          <table:table-cell office:value-type="string">
            <text:p>MMMDCCLXVIIII</text:p>
          </table:table-cell>
          <table:table-cell table:formula="of:=ARABIC([.A393])" office:value-type="float" office:value="3769">
            <text:p>3769</text:p>
          </table:table-cell>
        </table:table-row>
        <table:table-row table:style-name="ro1">
          <table:table-cell office:value-type="string">
            <text:p>MMMMDCCCIX</text:p>
          </table:table-cell>
          <table:table-cell table:formula="of:=ARABIC([.A394])" office:value-type="float" office:value="0">
            <text:p>Err:502</text:p>
          </table:table-cell>
        </table:table-row>
        <table:table-row table:style-name="ro1">
          <table:table-cell office:value-type="string">
            <text:p>DLXXXXIX</text:p>
          </table:table-cell>
          <table:table-cell table:formula="of:=ARABIC([.A395])" office:value-type="float" office:value="599">
            <text:p>599</text:p>
          </table:table-cell>
        </table:table-row>
        <table:table-row table:style-name="ro1">
          <table:table-cell office:value-type="string">
            <text:p>DCCCXXII</text:p>
          </table:table-cell>
          <table:table-cell table:formula="of:=ARABIC([.A396])" office:value-type="float" office:value="822">
            <text:p>822</text:p>
          </table:table-cell>
        </table:table-row>
        <table:table-row table:style-name="ro1">
          <table:table-cell office:value-type="string">
            <text:p>MMMMIII</text:p>
          </table:table-cell>
          <table:table-cell table:formula="of:=ARABIC([.A397])" office:value-type="float" office:value="0">
            <text:p>Err:502</text:p>
          </table:table-cell>
        </table:table-row>
        <table:table-row table:style-name="ro1">
          <table:table-cell office:value-type="string">
            <text:p>MMMMCCCLXXVI</text:p>
          </table:table-cell>
          <table:table-cell table:formula="of:=ARABIC([.A398])" office:value-type="float" office:value="0">
            <text:p>Err:502</text:p>
          </table:table-cell>
        </table:table-row>
        <table:table-row table:style-name="ro1">
          <table:table-cell office:value-type="string">
            <text:p>DCCCXCIII</text:p>
          </table:table-cell>
          <table:table-cell table:formula="of:=ARABIC([.A399])" office:value-type="float" office:value="893">
            <text:p>893</text:p>
          </table:table-cell>
        </table:table-row>
        <table:table-row table:style-name="ro1">
          <table:table-cell office:value-type="string">
            <text:p>DXXXI</text:p>
          </table:table-cell>
          <table:table-cell table:formula="of:=ARABIC([.A400])" office:value-type="float" office:value="531">
            <text:p>531</text:p>
          </table:table-cell>
        </table:table-row>
        <table:table-row table:style-name="ro1">
          <table:table-cell office:value-type="string">
            <text:p>MXXXIIII</text:p>
          </table:table-cell>
          <table:table-cell table:formula="of:=ARABIC([.A401])" office:value-type="float" office:value="1034">
            <text:p>1034</text:p>
          </table:table-cell>
        </table:table-row>
        <table:table-row table:style-name="ro1">
          <table:table-cell office:value-type="string">
            <text:p>CCXII</text:p>
          </table:table-cell>
          <table:table-cell table:formula="of:=ARABIC([.A402])" office:value-type="float" office:value="212">
            <text:p>212</text:p>
          </table:table-cell>
        </table:table-row>
        <table:table-row table:style-name="ro1">
          <table:table-cell office:value-type="string">
            <text:p>MMMDCCLXXXIIII</text:p>
          </table:table-cell>
          <table:table-cell table:formula="of:=ARABIC([.A403])" office:value-type="float" office:value="3784">
            <text:p>3784</text:p>
          </table:table-cell>
        </table:table-row>
        <table:table-row table:style-name="ro1">
          <table:table-cell office:value-type="string">
            <text:p>MMMCXX</text:p>
          </table:table-cell>
          <table:table-cell table:formula="of:=ARABIC([.A404])" office:value-type="float" office:value="3120">
            <text:p>3120</text:p>
          </table:table-cell>
        </table:table-row>
        <table:table-row table:style-name="ro1">
          <table:table-cell office:value-type="string">
            <text:p>MMMCMXXVII</text:p>
          </table:table-cell>
          <table:table-cell table:formula="of:=ARABIC([.A405])" office:value-type="float" office:value="3927">
            <text:p>3927</text:p>
          </table:table-cell>
        </table:table-row>
        <table:table-row table:style-name="ro1">
          <table:table-cell office:value-type="string">
            <text:p>DCCCXXXX</text:p>
          </table:table-cell>
          <table:table-cell table:formula="of:=ARABIC([.A406])" office:value-type="float" office:value="840">
            <text:p>840</text:p>
          </table:table-cell>
        </table:table-row>
        <table:table-row table:style-name="ro1">
          <table:table-cell office:value-type="string">
            <text:p>MMCDXXXVIIII</text:p>
          </table:table-cell>
          <table:table-cell table:formula="of:=ARABIC([.A407])" office:value-type="float" office:value="2439">
            <text:p>2439</text:p>
          </table:table-cell>
        </table:table-row>
        <table:table-row table:style-name="ro1">
          <table:table-cell office:value-type="string">
            <text:p>MMMMDCCXVIII</text:p>
          </table:table-cell>
          <table:table-cell table:formula="of:=ARABIC([.A408])" office:value-type="float" office:value="0">
            <text:p>Err:502</text:p>
          </table:table-cell>
        </table:table-row>
        <table:table-row table:style-name="ro1">
          <table:table-cell office:value-type="string">
            <text:p>LV</text:p>
          </table:table-cell>
          <table:table-cell table:formula="of:=ARABIC([.A409])" office:value-type="float" office:value="55">
            <text:p>55</text:p>
          </table:table-cell>
        </table:table-row>
        <table:table-row table:style-name="ro1">
          <table:table-cell office:value-type="string">
            <text:p>MMMDCCCCVI</text:p>
          </table:table-cell>
          <table:table-cell table:formula="of:=ARABIC([.A410])" office:value-type="float" office:value="3906">
            <text:p>3906</text:p>
          </table:table-cell>
        </table:table-row>
        <table:table-row table:style-name="ro1">
          <table:table-cell office:value-type="string">
            <text:p>MCCCII</text:p>
          </table:table-cell>
          <table:table-cell table:formula="of:=ARABIC([.A411])" office:value-type="float" office:value="1302">
            <text:p>1302</text:p>
          </table:table-cell>
        </table:table-row>
        <table:table-row table:style-name="ro1">
          <table:table-cell office:value-type="string">
            <text:p>MMCMLXVIIII</text:p>
          </table:table-cell>
          <table:table-cell table:formula="of:=ARABIC([.A412])" office:value-type="float" office:value="2969">
            <text:p>2969</text:p>
          </table:table-cell>
        </table:table-row>
        <table:table-row table:style-name="ro1">
          <table:table-cell office:value-type="string">
            <text:p>MDCCXI</text:p>
          </table:table-cell>
          <table:table-cell table:formula="of:=ARABIC([.A413])" office:value-type="float" office:value="1711">
            <text:p>1711</text:p>
          </table:table-cell>
        </table:table-row>
        <table:table-row table:style-name="ro1">
          <table:table-cell office:value-type="string">
            <text:p>MMMMDLXVII</text:p>
          </table:table-cell>
          <table:table-cell table:formula="of:=ARABIC([.A414])" office:value-type="float" office:value="0">
            <text:p>Err:502</text:p>
          </table:table-cell>
        </table:table-row>
        <table:table-row table:style-name="ro1">
          <table:table-cell office:value-type="string">
            <text:p>MMCCCCLXI</text:p>
          </table:table-cell>
          <table:table-cell table:formula="of:=ARABIC([.A415])" office:value-type="float" office:value="2461">
            <text:p>2461</text:p>
          </table:table-cell>
        </table:table-row>
        <table:table-row table:style-name="ro1">
          <table:table-cell office:value-type="string">
            <text:p>MMDCCV</text:p>
          </table:table-cell>
          <table:table-cell table:formula="of:=ARABIC([.A416])" office:value-type="float" office:value="2705">
            <text:p>2705</text:p>
          </table:table-cell>
        </table:table-row>
        <table:table-row table:style-name="ro1">
          <table:table-cell office:value-type="string">
            <text:p>MMMCCCXXXIIII</text:p>
          </table:table-cell>
          <table:table-cell table:formula="of:=ARABIC([.A417])" office:value-type="float" office:value="3334">
            <text:p>3334</text:p>
          </table:table-cell>
        </table:table-row>
        <table:table-row table:style-name="ro1">
          <table:table-cell office:value-type="string">
            <text:p>MMMMDI</text:p>
          </table:table-cell>
          <table:table-cell table:formula="of:=ARABIC([.A418])" office:value-type="float" office:value="0">
            <text:p>Err:502</text:p>
          </table:table-cell>
        </table:table-row>
        <table:table-row table:style-name="ro1">
          <table:table-cell office:value-type="string">
            <text:p>MMMDCCCXCV</text:p>
          </table:table-cell>
          <table:table-cell table:formula="of:=ARABIC([.A419])" office:value-type="float" office:value="3895">
            <text:p>3895</text:p>
          </table:table-cell>
        </table:table-row>
        <table:table-row table:style-name="ro1">
          <table:table-cell office:value-type="string">
            <text:p>MMDCCLXXXXI</text:p>
          </table:table-cell>
          <table:table-cell table:formula="of:=ARABIC([.A420])" office:value-type="float" office:value="2791">
            <text:p>2791</text:p>
          </table:table-cell>
        </table:table-row>
        <table:table-row table:style-name="ro1">
          <table:table-cell office:value-type="string">
            <text:p>MMMDXXVI</text:p>
          </table:table-cell>
          <table:table-cell table:formula="of:=ARABIC([.A421])" office:value-type="float" office:value="3526">
            <text:p>3526</text:p>
          </table:table-cell>
        </table:table-row>
        <table:table-row table:style-name="ro1">
          <table:table-cell office:value-type="string">
            <text:p>MMMDCCCLVI</text:p>
          </table:table-cell>
          <table:table-cell table:formula="of:=ARABIC([.A422])" office:value-type="float" office:value="3856">
            <text:p>3856</text:p>
          </table:table-cell>
        </table:table-row>
        <table:table-row table:style-name="ro1">
          <table:table-cell office:value-type="string">
            <text:p>MMDCXXX</text:p>
          </table:table-cell>
          <table:table-cell table:formula="of:=ARABIC([.A423])" office:value-type="float" office:value="2630">
            <text:p>2630</text:p>
          </table:table-cell>
        </table:table-row>
        <table:table-row table:style-name="ro1">
          <table:table-cell office:value-type="string">
            <text:p>MCCCVII</text:p>
          </table:table-cell>
          <table:table-cell table:formula="of:=ARABIC([.A424])" office:value-type="float" office:value="1307">
            <text:p>1307</text:p>
          </table:table-cell>
        </table:table-row>
        <table:table-row table:style-name="ro1">
          <table:table-cell office:value-type="string">
            <text:p>MMMMCCCLXII</text:p>
          </table:table-cell>
          <table:table-cell table:formula="of:=ARABIC([.A425])" office:value-type="float" office:value="0">
            <text:p>Err:502</text:p>
          </table:table-cell>
        </table:table-row>
        <table:table-row table:style-name="ro1">
          <table:table-cell office:value-type="string">
            <text:p>MMMMXXV</text:p>
          </table:table-cell>
          <table:table-cell table:formula="of:=ARABIC([.A426])" office:value-type="float" office:value="0">
            <text:p>Err:502</text:p>
          </table:table-cell>
        </table:table-row>
        <table:table-row table:style-name="ro1">
          <table:table-cell office:value-type="string">
            <text:p>MMCMXXV</text:p>
          </table:table-cell>
          <table:table-cell table:formula="of:=ARABIC([.A427])" office:value-type="float" office:value="2925">
            <text:p>2925</text:p>
          </table:table-cell>
        </table:table-row>
        <table:table-row table:style-name="ro1">
          <table:table-cell office:value-type="string">
            <text:p>MMLVI</text:p>
          </table:table-cell>
          <table:table-cell table:formula="of:=ARABIC([.A428])" office:value-type="float" office:value="2056">
            <text:p>2056</text:p>
          </table:table-cell>
        </table:table-row>
        <table:table-row table:style-name="ro1">
          <table:table-cell office:value-type="string">
            <text:p>MMDXXX</text:p>
          </table:table-cell>
          <table:table-cell table:formula="of:=ARABIC([.A429])" office:value-type="float" office:value="2530">
            <text:p>2530</text:p>
          </table:table-cell>
        </table:table-row>
        <table:table-row table:style-name="ro1">
          <table:table-cell office:value-type="string">
            <text:p>MMMMCVII</text:p>
          </table:table-cell>
          <table:table-cell table:formula="of:=ARABIC([.A430])" office:value-type="float" office:value="0">
            <text:p>Err:502</text:p>
          </table:table-cell>
        </table:table-row>
        <table:table-row table:style-name="ro1">
          <table:table-cell office:value-type="string">
            <text:p>MDC</text:p>
          </table:table-cell>
          <table:table-cell table:formula="of:=ARABIC([.A431])" office:value-type="float" office:value="1600">
            <text:p>1600</text:p>
          </table:table-cell>
        </table:table-row>
        <table:table-row table:style-name="ro1">
          <table:table-cell office:value-type="string">
            <text:p>MCCIII</text:p>
          </table:table-cell>
          <table:table-cell table:formula="of:=ARABIC([.A432])" office:value-type="float" office:value="1203">
            <text:p>1203</text:p>
          </table:table-cell>
        </table:table-row>
        <table:table-row table:style-name="ro1">
          <table:table-cell office:value-type="string">
            <text:p>MMMMDCC</text:p>
          </table:table-cell>
          <table:table-cell table:formula="of:=ARABIC([.A433])" office:value-type="float" office:value="0">
            <text:p>Err:502</text:p>
          </table:table-cell>
        </table:table-row>
        <table:table-row table:style-name="ro1">
          <table:table-cell office:value-type="string">
            <text:p>MMCCLXXV</text:p>
          </table:table-cell>
          <table:table-cell table:formula="of:=ARABIC([.A434])" office:value-type="float" office:value="2275">
            <text:p>2275</text:p>
          </table:table-cell>
        </table:table-row>
        <table:table-row table:style-name="ro1">
          <table:table-cell office:value-type="string">
            <text:p>MMDCCCXXXXVI</text:p>
          </table:table-cell>
          <table:table-cell table:formula="of:=ARABIC([.A435])" office:value-type="float" office:value="2846">
            <text:p>2846</text:p>
          </table:table-cell>
        </table:table-row>
        <table:table-row table:style-name="ro1">
          <table:table-cell office:value-type="string">
            <text:p>MMMMCCCLXV</text:p>
          </table:table-cell>
          <table:table-cell table:formula="of:=ARABIC([.A436])" office:value-type="float" office:value="0">
            <text:p>Err:502</text:p>
          </table:table-cell>
        </table:table-row>
        <table:table-row table:style-name="ro1">
          <table:table-cell office:value-type="string">
            <text:p>CDXIIII</text:p>
          </table:table-cell>
          <table:table-cell table:formula="of:=ARABIC([.A437])" office:value-type="float" office:value="414">
            <text:p>414</text:p>
          </table:table-cell>
        </table:table-row>
        <table:table-row table:style-name="ro1">
          <table:table-cell office:value-type="string">
            <text:p>MLXIIII</text:p>
          </table:table-cell>
          <table:table-cell table:formula="of:=ARABIC([.A438])" office:value-type="float" office:value="1064">
            <text:p>1064</text:p>
          </table:table-cell>
        </table:table-row>
        <table:table-row table:style-name="ro1">
          <table:table-cell office:value-type="string">
            <text:p>CCV</text:p>
          </table:table-cell>
          <table:table-cell table:formula="of:=ARABIC([.A439])" office:value-type="float" office:value="205">
            <text:p>205</text:p>
          </table:table-cell>
        </table:table-row>
        <table:table-row table:style-name="ro1">
          <table:table-cell office:value-type="string">
            <text:p>MMMCMXXXI</text:p>
          </table:table-cell>
          <table:table-cell table:formula="of:=ARABIC([.A440])" office:value-type="float" office:value="3931">
            <text:p>3931</text:p>
          </table:table-cell>
        </table:table-row>
        <table:table-row table:style-name="ro1">
          <table:table-cell office:value-type="string">
            <text:p>CCCCLXVI</text:p>
          </table:table-cell>
          <table:table-cell table:formula="of:=ARABIC([.A441])" office:value-type="float" office:value="466">
            <text:p>466</text:p>
          </table:table-cell>
        </table:table-row>
        <table:table-row table:style-name="ro1">
          <table:table-cell office:value-type="string">
            <text:p>MDXXXII</text:p>
          </table:table-cell>
          <table:table-cell table:formula="of:=ARABIC([.A442])" office:value-type="float" office:value="1532">
            <text:p>1532</text:p>
          </table:table-cell>
        </table:table-row>
        <table:table-row table:style-name="ro1">
          <table:table-cell office:value-type="string">
            <text:p>MMMMCCCLVIII</text:p>
          </table:table-cell>
          <table:table-cell table:formula="of:=ARABIC([.A443])" office:value-type="float" office:value="0">
            <text:p>Err:502</text:p>
          </table:table-cell>
        </table:table-row>
        <table:table-row table:style-name="ro1">
          <table:table-cell office:value-type="string">
            <text:p>MMV</text:p>
          </table:table-cell>
          <table:table-cell table:formula="of:=ARABIC([.A444])" office:value-type="float" office:value="2005">
            <text:p>2005</text:p>
          </table:table-cell>
        </table:table-row>
        <table:table-row table:style-name="ro1">
          <table:table-cell office:value-type="string">
            <text:p>MMMCLII</text:p>
          </table:table-cell>
          <table:table-cell table:formula="of:=ARABIC([.A445])" office:value-type="float" office:value="3152">
            <text:p>3152</text:p>
          </table:table-cell>
        </table:table-row>
        <table:table-row table:style-name="ro1">
          <table:table-cell office:value-type="string">
            <text:p>MCMLI</text:p>
          </table:table-cell>
          <table:table-cell table:formula="of:=ARABIC([.A446])" office:value-type="float" office:value="1951">
            <text:p>1951</text:p>
          </table:table-cell>
        </table:table-row>
        <table:table-row table:style-name="ro1">
          <table:table-cell office:value-type="string">
            <text:p>MMDCCXX</text:p>
          </table:table-cell>
          <table:table-cell table:formula="of:=ARABIC([.A447])" office:value-type="float" office:value="2720">
            <text:p>2720</text:p>
          </table:table-cell>
        </table:table-row>
        <table:table-row table:style-name="ro1">
          <table:table-cell office:value-type="string">
            <text:p>MMMMCCCCXXXVI</text:p>
          </table:table-cell>
          <table:table-cell table:formula="of:=ARABIC([.A448])" office:value-type="float" office:value="0">
            <text:p>Err:502</text:p>
          </table:table-cell>
        </table:table-row>
        <table:table-row table:style-name="ro1">
          <table:table-cell office:value-type="string">
            <text:p>MCCLXXXI</text:p>
          </table:table-cell>
          <table:table-cell table:formula="of:=ARABIC([.A449])" office:value-type="float" office:value="1281">
            <text:p>1281</text:p>
          </table:table-cell>
        </table:table-row>
        <table:table-row table:style-name="ro1">
          <table:table-cell office:value-type="string">
            <text:p>MMMCMVI</text:p>
          </table:table-cell>
          <table:table-cell table:formula="of:=ARABIC([.A450])" office:value-type="float" office:value="3906">
            <text:p>3906</text:p>
          </table:table-cell>
        </table:table-row>
        <table:table-row table:style-name="ro1">
          <table:table-cell office:value-type="string">
            <text:p>DCCXXX</text:p>
          </table:table-cell>
          <table:table-cell table:formula="of:=ARABIC([.A451])" office:value-type="float" office:value="730">
            <text:p>730</text:p>
          </table:table-cell>
        </table:table-row>
        <table:table-row table:style-name="ro1">
          <table:table-cell office:value-type="string">
            <text:p>MMMMCCCLXV</text:p>
          </table:table-cell>
          <table:table-cell table:formula="of:=ARABIC([.A452])" office:value-type="float" office:value="0">
            <text:p>Err:502</text:p>
          </table:table-cell>
        </table:table-row>
        <table:table-row table:style-name="ro1">
          <table:table-cell office:value-type="string">
            <text:p>DCCCXI</text:p>
          </table:table-cell>
          <table:table-cell table:formula="of:=ARABIC([.A453])" office:value-type="float" office:value="811">
            <text:p>811</text:p>
          </table:table-cell>
        </table:table-row>
        <table:table-row table:style-name="ro1">
          <table:table-cell office:value-type="string">
            <text:p>MMMMDCCCXIV</text:p>
          </table:table-cell>
          <table:table-cell table:formula="of:=ARABIC([.A454])" office:value-type="float" office:value="0">
            <text:p>Err:502</text:p>
          </table:table-cell>
        </table:table-row>
        <table:table-row table:style-name="ro1">
          <table:table-cell office:value-type="string">
            <text:p>CCCXXI</text:p>
          </table:table-cell>
          <table:table-cell table:formula="of:=ARABIC([.A455])" office:value-type="float" office:value="321">
            <text:p>321</text:p>
          </table:table-cell>
        </table:table-row>
        <table:table-row table:style-name="ro1">
          <table:table-cell office:value-type="string">
            <text:p>MMDLXXV</text:p>
          </table:table-cell>
          <table:table-cell table:formula="of:=ARABIC([.A456])" office:value-type="float" office:value="2575">
            <text:p>2575</text:p>
          </table:table-cell>
        </table:table-row>
        <table:table-row table:style-name="ro1">
          <table:table-cell office:value-type="string">
            <text:p>CCCCLXXXX</text:p>
          </table:table-cell>
          <table:table-cell table:formula="of:=ARABIC([.A457])" office:value-type="float" office:value="490">
            <text:p>490</text:p>
          </table:table-cell>
        </table:table-row>
        <table:table-row table:style-name="ro1">
          <table:table-cell office:value-type="string">
            <text:p>MCCCLXXXXII</text:p>
          </table:table-cell>
          <table:table-cell table:formula="of:=ARABIC([.A458])" office:value-type="float" office:value="1392">
            <text:p>1392</text:p>
          </table:table-cell>
        </table:table-row>
        <table:table-row table:style-name="ro1">
          <table:table-cell office:value-type="string">
            <text:p>MMDCIX</text:p>
          </table:table-cell>
          <table:table-cell table:formula="of:=ARABIC([.A459])" office:value-type="float" office:value="2609">
            <text:p>2609</text:p>
          </table:table-cell>
        </table:table-row>
        <table:table-row table:style-name="ro1">
          <table:table-cell office:value-type="string">
            <text:p>DCCXLIIII</text:p>
          </table:table-cell>
          <table:table-cell table:formula="of:=ARABIC([.A460])" office:value-type="float" office:value="744">
            <text:p>744</text:p>
          </table:table-cell>
        </table:table-row>
        <table:table-row table:style-name="ro1">
          <table:table-cell office:value-type="string">
            <text:p>DXIV</text:p>
          </table:table-cell>
          <table:table-cell table:formula="of:=ARABIC([.A461])" office:value-type="float" office:value="514">
            <text:p>514</text:p>
          </table:table-cell>
        </table:table-row>
        <table:table-row table:style-name="ro1">
          <table:table-cell office:value-type="string">
            <text:p>MMMMCLII</text:p>
          </table:table-cell>
          <table:table-cell table:formula="of:=ARABIC([.A462])" office:value-type="float" office:value="0">
            <text:p>Err:502</text:p>
          </table:table-cell>
        </table:table-row>
        <table:table-row table:style-name="ro1">
          <table:table-cell office:value-type="string">
            <text:p>CDLXI</text:p>
          </table:table-cell>
          <table:table-cell table:formula="of:=ARABIC([.A463])" office:value-type="float" office:value="461">
            <text:p>461</text:p>
          </table:table-cell>
        </table:table-row>
        <table:table-row table:style-name="ro1">
          <table:table-cell office:value-type="string">
            <text:p>MMMCXXVII</text:p>
          </table:table-cell>
          <table:table-cell table:formula="of:=ARABIC([.A464])" office:value-type="float" office:value="3127">
            <text:p>3127</text:p>
          </table:table-cell>
        </table:table-row>
        <table:table-row table:style-name="ro1">
          <table:table-cell office:value-type="string">
            <text:p>MMMMDCCCCLXIII</text:p>
          </table:table-cell>
          <table:table-cell table:formula="of:=ARABIC([.A465])" office:value-type="float" office:value="0">
            <text:p>Err:502</text:p>
          </table:table-cell>
        </table:table-row>
        <table:table-row table:style-name="ro1">
          <table:table-cell office:value-type="string">
            <text:p>MMMDCLIIII</text:p>
          </table:table-cell>
          <table:table-cell table:formula="of:=ARABIC([.A466])" office:value-type="float" office:value="3654">
            <text:p>3654</text:p>
          </table:table-cell>
        </table:table-row>
        <table:table-row table:style-name="ro1">
          <table:table-cell office:value-type="string">
            <text:p>MCCCCXXXXII</text:p>
          </table:table-cell>
          <table:table-cell table:formula="of:=ARABIC([.A467])" office:value-type="float" office:value="1442">
            <text:p>1442</text:p>
          </table:table-cell>
        </table:table-row>
        <table:table-row table:style-name="ro1">
          <table:table-cell office:value-type="string">
            <text:p>MMCCCLX</text:p>
          </table:table-cell>
          <table:table-cell table:formula="of:=ARABIC([.A468])" office:value-type="float" office:value="2360">
            <text:p>2360</text:p>
          </table:table-cell>
        </table:table-row>
        <table:table-row table:style-name="ro1">
          <table:table-cell office:value-type="string">
            <text:p>CCCCLIII</text:p>
          </table:table-cell>
          <table:table-cell table:formula="of:=ARABIC([.A469])" office:value-type="float" office:value="453">
            <text:p>453</text:p>
          </table:table-cell>
        </table:table-row>
        <table:table-row table:style-name="ro1">
          <table:table-cell office:value-type="string">
            <text:p>MDCCLXXVI</text:p>
          </table:table-cell>
          <table:table-cell table:formula="of:=ARABIC([.A470])" office:value-type="float" office:value="1776">
            <text:p>1776</text:p>
          </table:table-cell>
        </table:table-row>
        <table:table-row table:style-name="ro1">
          <table:table-cell office:value-type="string">
            <text:p>MCMXXIII</text:p>
          </table:table-cell>
          <table:table-cell table:formula="of:=ARABIC([.A471])" office:value-type="float" office:value="1923">
            <text:p>1923</text:p>
          </table:table-cell>
        </table:table-row>
        <table:table-row table:style-name="ro1">
          <table:table-cell office:value-type="string">
            <text:p>MMMMDLXXVIII</text:p>
          </table:table-cell>
          <table:table-cell table:formula="of:=ARABIC([.A472])" office:value-type="float" office:value="0">
            <text:p>Err:502</text:p>
          </table:table-cell>
        </table:table-row>
        <table:table-row table:style-name="ro1">
          <table:table-cell office:value-type="string">
            <text:p>MMDCCCCLX</text:p>
          </table:table-cell>
          <table:table-cell table:formula="of:=ARABIC([.A473])" office:value-type="float" office:value="2960">
            <text:p>2960</text:p>
          </table:table-cell>
        </table:table-row>
        <table:table-row table:style-name="ro1">
          <table:table-cell office:value-type="string">
            <text:p>MMMCCCLXXXX</text:p>
          </table:table-cell>
          <table:table-cell table:formula="of:=ARABIC([.A474])" office:value-type="float" office:value="3390">
            <text:p>3390</text:p>
          </table:table-cell>
        </table:table-row>
        <table:table-row table:style-name="ro1">
          <table:table-cell office:value-type="string">
            <text:p>MMMCDXXVI</text:p>
          </table:table-cell>
          <table:table-cell table:formula="of:=ARABIC([.A475])" office:value-type="float" office:value="3426">
            <text:p>3426</text:p>
          </table:table-cell>
        </table:table-row>
        <table:table-row table:style-name="ro1">
          <table:table-cell office:value-type="string">
            <text:p>MMMDLVIII</text:p>
          </table:table-cell>
          <table:table-cell table:formula="of:=ARABIC([.A476])" office:value-type="float" office:value="3558">
            <text:p>3558</text:p>
          </table:table-cell>
        </table:table-row>
        <table:table-row table:style-name="ro1">
          <table:table-cell office:value-type="string">
            <text:p>CCCLXI</text:p>
          </table:table-cell>
          <table:table-cell table:formula="of:=ARABIC([.A477])" office:value-type="float" office:value="361">
            <text:p>361</text:p>
          </table:table-cell>
        </table:table-row>
        <table:table-row table:style-name="ro1">
          <table:table-cell office:value-type="string">
            <text:p>MMMMDCXXII</text:p>
          </table:table-cell>
          <table:table-cell table:formula="of:=ARABIC([.A478])" office:value-type="float" office:value="0">
            <text:p>Err:502</text:p>
          </table:table-cell>
        </table:table-row>
        <table:table-row table:style-name="ro1">
          <table:table-cell office:value-type="string">
            <text:p>MMDCCCXXI</text:p>
          </table:table-cell>
          <table:table-cell table:formula="of:=ARABIC([.A479])" office:value-type="float" office:value="2821">
            <text:p>2821</text:p>
          </table:table-cell>
        </table:table-row>
        <table:table-row table:style-name="ro1">
          <table:table-cell office:value-type="string">
            <text:p>MMDCCXIII</text:p>
          </table:table-cell>
          <table:table-cell table:formula="of:=ARABIC([.A480])" office:value-type="float" office:value="2713">
            <text:p>2713</text:p>
          </table:table-cell>
        </table:table-row>
        <table:table-row table:style-name="ro1">
          <table:table-cell office:value-type="string">
            <text:p>MMMMCLXXXVI</text:p>
          </table:table-cell>
          <table:table-cell table:formula="of:=ARABIC([.A481])" office:value-type="float" office:value="0">
            <text:p>Err:502</text:p>
          </table:table-cell>
        </table:table-row>
        <table:table-row table:style-name="ro1">
          <table:table-cell office:value-type="string">
            <text:p>MDCCCCXXVI</text:p>
          </table:table-cell>
          <table:table-cell table:formula="of:=ARABIC([.A482])" office:value-type="float" office:value="1926">
            <text:p>1926</text:p>
          </table:table-cell>
        </table:table-row>
        <table:table-row table:style-name="ro1">
          <table:table-cell office:value-type="string">
            <text:p>MDV</text:p>
          </table:table-cell>
          <table:table-cell table:formula="of:=ARABIC([.A483])" office:value-type="float" office:value="1505">
            <text:p>1505</text:p>
          </table:table-cell>
        </table:table-row>
        <table:table-row table:style-name="ro1">
          <table:table-cell office:value-type="string">
            <text:p>MMDCCCCLXXVI</text:p>
          </table:table-cell>
          <table:table-cell table:formula="of:=ARABIC([.A484])" office:value-type="float" office:value="2976">
            <text:p>2976</text:p>
          </table:table-cell>
        </table:table-row>
        <table:table-row table:style-name="ro1">
          <table:table-cell office:value-type="string">
            <text:p>MMMMCCXXXVII</text:p>
          </table:table-cell>
          <table:table-cell table:formula="of:=ARABIC([.A485])" office:value-type="float" office:value="0">
            <text:p>Err:502</text:p>
          </table:table-cell>
        </table:table-row>
        <table:table-row table:style-name="ro1">
          <table:table-cell office:value-type="string">
            <text:p>MMMDCCLXXVIIII</text:p>
          </table:table-cell>
          <table:table-cell table:formula="of:=ARABIC([.A486])" office:value-type="float" office:value="3779">
            <text:p>3779</text:p>
          </table:table-cell>
        </table:table-row>
        <table:table-row table:style-name="ro1">
          <table:table-cell office:value-type="string">
            <text:p>MMMCCCCLXVII</text:p>
          </table:table-cell>
          <table:table-cell table:formula="of:=ARABIC([.A487])" office:value-type="float" office:value="3467">
            <text:p>3467</text:p>
          </table:table-cell>
        </table:table-row>
        <table:table-row table:style-name="ro1">
          <table:table-cell office:value-type="string">
            <text:p>DCCXLI</text:p>
          </table:table-cell>
          <table:table-cell table:formula="of:=ARABIC([.A488])" office:value-type="float" office:value="741">
            <text:p>741</text:p>
          </table:table-cell>
        </table:table-row>
        <table:table-row table:style-name="ro1">
          <table:table-cell office:value-type="string">
            <text:p>MMCLXXXVIII</text:p>
          </table:table-cell>
          <table:table-cell table:formula="of:=ARABIC([.A489])" office:value-type="float" office:value="2188">
            <text:p>2188</text:p>
          </table:table-cell>
        </table:table-row>
        <table:table-row table:style-name="ro1">
          <table:table-cell office:value-type="string">
            <text:p>MCCXXXVI</text:p>
          </table:table-cell>
          <table:table-cell table:formula="of:=ARABIC([.A490])" office:value-type="float" office:value="1236">
            <text:p>1236</text:p>
          </table:table-cell>
        </table:table-row>
        <table:table-row table:style-name="ro1">
          <table:table-cell office:value-type="string">
            <text:p>MMDCXLVIII</text:p>
          </table:table-cell>
          <table:table-cell table:formula="of:=ARABIC([.A491])" office:value-type="float" office:value="2648">
            <text:p>2648</text:p>
          </table:table-cell>
        </table:table-row>
        <table:table-row table:style-name="ro1">
          <table:table-cell office:value-type="string">
            <text:p>MMMMCXXXII</text:p>
          </table:table-cell>
          <table:table-cell table:formula="of:=ARABIC([.A492])" office:value-type="float" office:value="0">
            <text:p>Err:502</text:p>
          </table:table-cell>
        </table:table-row>
        <table:table-row table:style-name="ro1">
          <table:table-cell office:value-type="string">
            <text:p>MMMMDCCLXVI</text:p>
          </table:table-cell>
          <table:table-cell table:formula="of:=ARABIC([.A493])" office:value-type="float" office:value="0">
            <text:p>Err:502</text:p>
          </table:table-cell>
        </table:table-row>
        <table:table-row table:style-name="ro1">
          <table:table-cell office:value-type="string">
            <text:p>MMMMCMLI</text:p>
          </table:table-cell>
          <table:table-cell table:formula="of:=ARABIC([.A494])" office:value-type="float" office:value="0">
            <text:p>Err:502</text:p>
          </table:table-cell>
        </table:table-row>
        <table:table-row table:style-name="ro1">
          <table:table-cell office:value-type="string">
            <text:p>MMMMCLXV</text:p>
          </table:table-cell>
          <table:table-cell table:formula="of:=ARABIC([.A495])" office:value-type="float" office:value="0">
            <text:p>Err:502</text:p>
          </table:table-cell>
        </table:table-row>
        <table:table-row table:style-name="ro1">
          <table:table-cell office:value-type="string">
            <text:p>MMMMDCCCXCIV</text:p>
          </table:table-cell>
          <table:table-cell table:formula="of:=ARABIC([.A496])" office:value-type="float" office:value="0">
            <text:p>Err:502</text:p>
          </table:table-cell>
        </table:table-row>
        <table:table-row table:style-name="ro1">
          <table:table-cell office:value-type="string">
            <text:p>MCCLXXVII</text:p>
          </table:table-cell>
          <table:table-cell table:formula="of:=ARABIC([.A497])" office:value-type="float" office:value="1277">
            <text:p>1277</text:p>
          </table:table-cell>
        </table:table-row>
        <table:table-row table:style-name="ro1">
          <table:table-cell office:value-type="string">
            <text:p>LXXVIIII</text:p>
          </table:table-cell>
          <table:table-cell table:formula="of:=ARABIC([.A498])" office:value-type="float" office:value="79">
            <text:p>79</text:p>
          </table:table-cell>
        </table:table-row>
        <table:table-row table:style-name="ro1">
          <table:table-cell office:value-type="string">
            <text:p>DCCLII</text:p>
          </table:table-cell>
          <table:table-cell table:formula="of:=ARABIC([.A499])" office:value-type="float" office:value="752">
            <text:p>752</text:p>
          </table:table-cell>
        </table:table-row>
        <table:table-row table:style-name="ro1">
          <table:table-cell office:value-type="string">
            <text:p>MMMCCCXCVI</text:p>
          </table:table-cell>
          <table:table-cell table:formula="of:=ARABIC([.A500])" office:value-type="float" office:value="3396">
            <text:p>3396</text:p>
          </table:table-cell>
        </table:table-row>
        <table:table-row table:style-name="ro1">
          <table:table-cell office:value-type="string">
            <text:p>MMMCLV</text:p>
          </table:table-cell>
          <table:table-cell table:formula="of:=ARABIC([.A501])" office:value-type="float" office:value="3155">
            <text:p>3155</text:p>
          </table:table-cell>
        </table:table-row>
        <table:table-row table:style-name="ro1">
          <table:table-cell office:value-type="string">
            <text:p>MMDCCCXXXXVIII</text:p>
          </table:table-cell>
          <table:table-cell table:formula="of:=ARABIC([.A502])" office:value-type="float" office:value="2848">
            <text:p>2848</text:p>
          </table:table-cell>
        </table:table-row>
        <table:table-row table:style-name="ro1">
          <table:table-cell office:value-type="string">
            <text:p>DCCCXV</text:p>
          </table:table-cell>
          <table:table-cell table:formula="of:=ARABIC([.A503])" office:value-type="float" office:value="815">
            <text:p>815</text:p>
          </table:table-cell>
        </table:table-row>
        <table:table-row table:style-name="ro1">
          <table:table-cell office:value-type="string">
            <text:p>MXC</text:p>
          </table:table-cell>
          <table:table-cell table:formula="of:=ARABIC([.A504])" office:value-type="float" office:value="1090">
            <text:p>1090</text:p>
          </table:table-cell>
        </table:table-row>
        <table:table-row table:style-name="ro1">
          <table:table-cell office:value-type="string">
            <text:p>MMDCCLXXXXVII</text:p>
          </table:table-cell>
          <table:table-cell table:formula="of:=ARABIC([.A505])" office:value-type="float" office:value="2797">
            <text:p>2797</text:p>
          </table:table-cell>
        </table:table-row>
        <table:table-row table:style-name="ro1">
          <table:table-cell office:value-type="string">
            <text:p>MMMMCML</text:p>
          </table:table-cell>
          <table:table-cell table:formula="of:=ARABIC([.A506])" office:value-type="float" office:value="0">
            <text:p>Err:502</text:p>
          </table:table-cell>
        </table:table-row>
        <table:table-row table:style-name="ro1">
          <table:table-cell office:value-type="string">
            <text:p>MMDCCCLXXVIII</text:p>
          </table:table-cell>
          <table:table-cell table:formula="of:=ARABIC([.A507])" office:value-type="float" office:value="2878">
            <text:p>2878</text:p>
          </table:table-cell>
        </table:table-row>
        <table:table-row table:style-name="ro1">
          <table:table-cell office:value-type="string">
            <text:p>DXXI</text:p>
          </table:table-cell>
          <table:table-cell table:formula="of:=ARABIC([.A508])" office:value-type="float" office:value="521">
            <text:p>521</text:p>
          </table:table-cell>
        </table:table-row>
        <table:table-row table:style-name="ro1">
          <table:table-cell office:value-type="string">
            <text:p>MCCCXLI</text:p>
          </table:table-cell>
          <table:table-cell table:formula="of:=ARABIC([.A509])" office:value-type="float" office:value="1341">
            <text:p>1341</text:p>
          </table:table-cell>
        </table:table-row>
        <table:table-row table:style-name="ro1">
          <table:table-cell office:value-type="string">
            <text:p>DCLXXXXI</text:p>
          </table:table-cell>
          <table:table-cell table:formula="of:=ARABIC([.A510])" office:value-type="float" office:value="691">
            <text:p>691</text:p>
          </table:table-cell>
        </table:table-row>
        <table:table-row table:style-name="ro1">
          <table:table-cell office:value-type="string">
            <text:p>MMCCCLXXXXVIII</text:p>
          </table:table-cell>
          <table:table-cell table:formula="of:=ARABIC([.A511])" office:value-type="float" office:value="2398">
            <text:p>2398</text:p>
          </table:table-cell>
        </table:table-row>
        <table:table-row table:style-name="ro1">
          <table:table-cell office:value-type="string">
            <text:p>MDCCCCLXXVIII</text:p>
          </table:table-cell>
          <table:table-cell table:formula="of:=ARABIC([.A512])" office:value-type="float" office:value="1978">
            <text:p>1978</text:p>
          </table:table-cell>
        </table:table-row>
        <table:table-row table:style-name="ro1">
          <table:table-cell office:value-type="string">
            <text:p>MMMMDXXV</text:p>
          </table:table-cell>
          <table:table-cell table:formula="of:=ARABIC([.A513])" office:value-type="float" office:value="0">
            <text:p>Err:502</text:p>
          </table:table-cell>
        </table:table-row>
        <table:table-row table:style-name="ro1">
          <table:table-cell office:value-type="string">
            <text:p>MMMDCXXXVI</text:p>
          </table:table-cell>
          <table:table-cell table:formula="of:=ARABIC([.A514])" office:value-type="float" office:value="3636">
            <text:p>3636</text:p>
          </table:table-cell>
        </table:table-row>
        <table:table-row table:style-name="ro1">
          <table:table-cell office:value-type="string">
            <text:p>MMMCMXCVII</text:p>
          </table:table-cell>
          <table:table-cell table:formula="of:=ARABIC([.A515])" office:value-type="float" office:value="3997">
            <text:p>3997</text:p>
          </table:table-cell>
        </table:table-row>
        <table:table-row table:style-name="ro1">
          <table:table-cell office:value-type="string">
            <text:p>MMXVIIII</text:p>
          </table:table-cell>
          <table:table-cell table:formula="of:=ARABIC([.A516])" office:value-type="float" office:value="2019">
            <text:p>2019</text:p>
          </table:table-cell>
        </table:table-row>
        <table:table-row table:style-name="ro1">
          <table:table-cell office:value-type="string">
            <text:p>MMMDCCLXXIV</text:p>
          </table:table-cell>
          <table:table-cell table:formula="of:=ARABIC([.A517])" office:value-type="float" office:value="3774">
            <text:p>3774</text:p>
          </table:table-cell>
        </table:table-row>
        <table:table-row table:style-name="ro1">
          <table:table-cell office:value-type="string">
            <text:p>MMMCXXV</text:p>
          </table:table-cell>
          <table:table-cell table:formula="of:=ARABIC([.A518])" office:value-type="float" office:value="3125">
            <text:p>3125</text:p>
          </table:table-cell>
        </table:table-row>
        <table:table-row table:style-name="ro1">
          <table:table-cell office:value-type="string">
            <text:p>DXXXVIII</text:p>
          </table:table-cell>
          <table:table-cell table:formula="of:=ARABIC([.A519])" office:value-type="float" office:value="538">
            <text:p>538</text:p>
          </table:table-cell>
        </table:table-row>
        <table:table-row table:style-name="ro1">
          <table:table-cell office:value-type="string">
            <text:p>MMMMCLXVI</text:p>
          </table:table-cell>
          <table:table-cell table:formula="of:=ARABIC([.A520])" office:value-type="float" office:value="0">
            <text:p>Err:502</text:p>
          </table:table-cell>
        </table:table-row>
        <table:table-row table:style-name="ro1">
          <table:table-cell office:value-type="string">
            <text:p>MDXII</text:p>
          </table:table-cell>
          <table:table-cell table:formula="of:=ARABIC([.A521])" office:value-type="float" office:value="1512">
            <text:p>1512</text:p>
          </table:table-cell>
        </table:table-row>
        <table:table-row table:style-name="ro1">
          <table:table-cell office:value-type="string">
            <text:p>MMCCCLXX</text:p>
          </table:table-cell>
          <table:table-cell table:formula="of:=ARABIC([.A522])" office:value-type="float" office:value="2370">
            <text:p>2370</text:p>
          </table:table-cell>
        </table:table-row>
        <table:table-row table:style-name="ro1">
          <table:table-cell office:value-type="string">
            <text:p>CCLXXI</text:p>
          </table:table-cell>
          <table:table-cell table:formula="of:=ARABIC([.A523])" office:value-type="float" office:value="271">
            <text:p>271</text:p>
          </table:table-cell>
        </table:table-row>
        <table:table-row table:style-name="ro1">
          <table:table-cell office:value-type="string">
            <text:p>DXIV</text:p>
          </table:table-cell>
          <table:table-cell table:formula="of:=ARABIC([.A524])" office:value-type="float" office:value="514">
            <text:p>514</text:p>
          </table:table-cell>
        </table:table-row>
        <table:table-row table:style-name="ro1">
          <table:table-cell office:value-type="string">
            <text:p>MMMCLIII</text:p>
          </table:table-cell>
          <table:table-cell table:formula="of:=ARABIC([.A525])" office:value-type="float" office:value="3153">
            <text:p>3153</text:p>
          </table:table-cell>
        </table:table-row>
        <table:table-row table:style-name="ro1">
          <table:table-cell office:value-type="string">
            <text:p>DLII</text:p>
          </table:table-cell>
          <table:table-cell table:formula="of:=ARABIC([.A526])" office:value-type="float" office:value="552">
            <text:p>552</text:p>
          </table:table-cell>
        </table:table-row>
        <table:table-row table:style-name="ro1">
          <table:table-cell office:value-type="string">
            <text:p>MMMCCCXLIX</text:p>
          </table:table-cell>
          <table:table-cell table:formula="of:=ARABIC([.A527])" office:value-type="float" office:value="3349">
            <text:p>3349</text:p>
          </table:table-cell>
        </table:table-row>
        <table:table-row table:style-name="ro1">
          <table:table-cell office:value-type="string">
            <text:p>MMCCCCXXVI</text:p>
          </table:table-cell>
          <table:table-cell table:formula="of:=ARABIC([.A528])" office:value-type="float" office:value="2426">
            <text:p>2426</text:p>
          </table:table-cell>
        </table:table-row>
        <table:table-row table:style-name="ro1">
          <table:table-cell office:value-type="string">
            <text:p>MMDCXLIII</text:p>
          </table:table-cell>
          <table:table-cell table:formula="of:=ARABIC([.A529])" office:value-type="float" office:value="2643">
            <text:p>2643</text:p>
          </table:table-cell>
        </table:table-row>
        <table:table-row table:style-name="ro1">
          <table:table-cell office:value-type="string">
            <text:p>MXXXXII</text:p>
          </table:table-cell>
          <table:table-cell table:formula="of:=ARABIC([.A530])" office:value-type="float" office:value="1042">
            <text:p>1042</text:p>
          </table:table-cell>
        </table:table-row>
        <table:table-row table:style-name="ro1">
          <table:table-cell office:value-type="string">
            <text:p>CCCLXXXV</text:p>
          </table:table-cell>
          <table:table-cell table:formula="of:=ARABIC([.A531])" office:value-type="float" office:value="385">
            <text:p>385</text:p>
          </table:table-cell>
        </table:table-row>
        <table:table-row table:style-name="ro1">
          <table:table-cell office:value-type="string">
            <text:p>MDCLXXVI</text:p>
          </table:table-cell>
          <table:table-cell table:formula="of:=ARABIC([.A532])" office:value-type="float" office:value="1676">
            <text:p>1676</text:p>
          </table:table-cell>
        </table:table-row>
        <table:table-row table:style-name="ro1">
          <table:table-cell office:value-type="string">
            <text:p>MDCXII</text:p>
          </table:table-cell>
          <table:table-cell table:formula="of:=ARABIC([.A533])" office:value-type="float" office:value="1612">
            <text:p>1612</text:p>
          </table:table-cell>
        </table:table-row>
        <table:table-row table:style-name="ro1">
          <table:table-cell office:value-type="string">
            <text:p>MMMCCCLXXXIII</text:p>
          </table:table-cell>
          <table:table-cell table:formula="of:=ARABIC([.A534])" office:value-type="float" office:value="3383">
            <text:p>3383</text:p>
          </table:table-cell>
        </table:table-row>
        <table:table-row table:style-name="ro1">
          <table:table-cell office:value-type="string">
            <text:p>MMDCCCCLXXXII</text:p>
          </table:table-cell>
          <table:table-cell table:formula="of:=ARABIC([.A535])" office:value-type="float" office:value="2982">
            <text:p>2982</text:p>
          </table:table-cell>
        </table:table-row>
        <table:table-row table:style-name="ro1">
          <table:table-cell office:value-type="string">
            <text:p>MMMMCCCLXXXV</text:p>
          </table:table-cell>
          <table:table-cell table:formula="of:=ARABIC([.A536])" office:value-type="float" office:value="0">
            <text:p>Err:502</text:p>
          </table:table-cell>
        </table:table-row>
        <table:table-row table:style-name="ro1">
          <table:table-cell office:value-type="string">
            <text:p>MMDCXXI</text:p>
          </table:table-cell>
          <table:table-cell table:formula="of:=ARABIC([.A537])" office:value-type="float" office:value="2621">
            <text:p>2621</text:p>
          </table:table-cell>
        </table:table-row>
        <table:table-row table:style-name="ro1">
          <table:table-cell office:value-type="string">
            <text:p>DCCCXXX</text:p>
          </table:table-cell>
          <table:table-cell table:formula="of:=ARABIC([.A538])" office:value-type="float" office:value="830">
            <text:p>830</text:p>
          </table:table-cell>
        </table:table-row>
        <table:table-row table:style-name="ro1">
          <table:table-cell office:value-type="string">
            <text:p>MMMDCCCCLII</text:p>
          </table:table-cell>
          <table:table-cell table:formula="of:=ARABIC([.A539])" office:value-type="float" office:value="3952">
            <text:p>3952</text:p>
          </table:table-cell>
        </table:table-row>
        <table:table-row table:style-name="ro1">
          <table:table-cell office:value-type="string">
            <text:p>MMMDCCXXII</text:p>
          </table:table-cell>
          <table:table-cell table:formula="of:=ARABIC([.A540])" office:value-type="float" office:value="3722">
            <text:p>3722</text:p>
          </table:table-cell>
        </table:table-row>
        <table:table-row table:style-name="ro1">
          <table:table-cell office:value-type="string">
            <text:p>MMMMCDXCVIII</text:p>
          </table:table-cell>
          <table:table-cell table:formula="of:=ARABIC([.A541])" office:value-type="float" office:value="0">
            <text:p>Err:502</text:p>
          </table:table-cell>
        </table:table-row>
        <table:table-row table:style-name="ro1">
          <table:table-cell office:value-type="string">
            <text:p>MMMCCLXVIIII</text:p>
          </table:table-cell>
          <table:table-cell table:formula="of:=ARABIC([.A542])" office:value-type="float" office:value="3269">
            <text:p>3269</text:p>
          </table:table-cell>
        </table:table-row>
        <table:table-row table:style-name="ro1">
          <table:table-cell office:value-type="string">
            <text:p>MMXXV</text:p>
          </table:table-cell>
          <table:table-cell table:formula="of:=ARABIC([.A543])" office:value-type="float" office:value="2025">
            <text:p>2025</text:p>
          </table:table-cell>
        </table:table-row>
        <table:table-row table:style-name="ro1">
          <table:table-cell office:value-type="string">
            <text:p>MMMMCDXIX</text:p>
          </table:table-cell>
          <table:table-cell table:formula="of:=ARABIC([.A544])" office:value-type="float" office:value="0">
            <text:p>Err:502</text:p>
          </table:table-cell>
        </table:table-row>
        <table:table-row table:style-name="ro1">
          <table:table-cell office:value-type="string">
            <text:p>MMMMCCCX</text:p>
          </table:table-cell>
          <table:table-cell table:formula="of:=ARABIC([.A545])" office:value-type="float" office:value="0">
            <text:p>Err:502</text:p>
          </table:table-cell>
        </table:table-row>
        <table:table-row table:style-name="ro1">
          <table:table-cell office:value-type="string">
            <text:p>MMMCCCCLXVI</text:p>
          </table:table-cell>
          <table:table-cell table:formula="of:=ARABIC([.A546])" office:value-type="float" office:value="3466">
            <text:p>3466</text:p>
          </table:table-cell>
        </table:table-row>
        <table:table-row table:style-name="ro1">
          <table:table-cell office:value-type="string">
            <text:p>MMMMDCLXXVIIII</text:p>
          </table:table-cell>
          <table:table-cell table:formula="of:=ARABIC([.A547])" office:value-type="float" office:value="0">
            <text:p>Err:502</text:p>
          </table:table-cell>
        </table:table-row>
        <table:table-row table:style-name="ro1">
          <table:table-cell office:value-type="string">
            <text:p>MMMMDCXXXXIV</text:p>
          </table:table-cell>
          <table:table-cell table:formula="of:=ARABIC([.A548])" office:value-type="float" office:value="0">
            <text:p>Err:502</text:p>
          </table:table-cell>
        </table:table-row>
        <table:table-row table:style-name="ro1">
          <table:table-cell office:value-type="string">
            <text:p>MMMCMXII</text:p>
          </table:table-cell>
          <table:table-cell table:formula="of:=ARABIC([.A549])" office:value-type="float" office:value="3912">
            <text:p>3912</text:p>
          </table:table-cell>
        </table:table-row>
        <table:table-row table:style-name="ro1">
          <table:table-cell office:value-type="string">
            <text:p>MMMMXXXIII</text:p>
          </table:table-cell>
          <table:table-cell table:formula="of:=ARABIC([.A550])" office:value-type="float" office:value="0">
            <text:p>Err:502</text:p>
          </table:table-cell>
        </table:table-row>
        <table:table-row table:style-name="ro1">
          <table:table-cell office:value-type="string">
            <text:p>MMMMDLXXXII</text:p>
          </table:table-cell>
          <table:table-cell table:formula="of:=ARABIC([.A551])" office:value-type="float" office:value="0">
            <text:p>Err:502</text:p>
          </table:table-cell>
        </table:table-row>
        <table:table-row table:style-name="ro1">
          <table:table-cell office:value-type="string">
            <text:p>DCCCLIV</text:p>
          </table:table-cell>
          <table:table-cell table:formula="of:=ARABIC([.A552])" office:value-type="float" office:value="854">
            <text:p>854</text:p>
          </table:table-cell>
        </table:table-row>
        <table:table-row table:style-name="ro1">
          <table:table-cell office:value-type="string">
            <text:p>MDXVIIII</text:p>
          </table:table-cell>
          <table:table-cell table:formula="of:=ARABIC([.A553])" office:value-type="float" office:value="1519">
            <text:p>1519</text:p>
          </table:table-cell>
        </table:table-row>
        <table:table-row table:style-name="ro1">
          <table:table-cell office:value-type="string">
            <text:p>MMMCLXXXXV</text:p>
          </table:table-cell>
          <table:table-cell table:formula="of:=ARABIC([.A554])" office:value-type="float" office:value="3195">
            <text:p>3195</text:p>
          </table:table-cell>
        </table:table-row>
        <table:table-row table:style-name="ro1">
          <table:table-cell office:value-type="string">
            <text:p>CCCCXX</text:p>
          </table:table-cell>
          <table:table-cell table:formula="of:=ARABIC([.A555])" office:value-type="float" office:value="420">
            <text:p>420</text:p>
          </table:table-cell>
        </table:table-row>
        <table:table-row table:style-name="ro1">
          <table:table-cell office:value-type="string">
            <text:p>MMDIX</text:p>
          </table:table-cell>
          <table:table-cell table:formula="of:=ARABIC([.A556])" office:value-type="float" office:value="2509">
            <text:p>2509</text:p>
          </table:table-cell>
        </table:table-row>
        <table:table-row table:style-name="ro1">
          <table:table-cell office:value-type="string">
            <text:p>MMCMLXXXVIII</text:p>
          </table:table-cell>
          <table:table-cell table:formula="of:=ARABIC([.A557])" office:value-type="float" office:value="2988">
            <text:p>2988</text:p>
          </table:table-cell>
        </table:table-row>
        <table:table-row table:style-name="ro1">
          <table:table-cell office:value-type="string">
            <text:p>DCCXLIII</text:p>
          </table:table-cell>
          <table:table-cell table:formula="of:=ARABIC([.A558])" office:value-type="float" office:value="743">
            <text:p>743</text:p>
          </table:table-cell>
        </table:table-row>
        <table:table-row table:style-name="ro1">
          <table:table-cell office:value-type="string">
            <text:p>DCCLX</text:p>
          </table:table-cell>
          <table:table-cell table:formula="of:=ARABIC([.A559])" office:value-type="float" office:value="760">
            <text:p>76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ARABIC([.A560])" office:value-type="float" office:value="500">
            <text:p>500</text:p>
          </table:table-cell>
        </table:table-row>
        <table:table-row table:style-name="ro1">
          <table:table-cell office:value-type="string">
            <text:p>MCCCVII</text:p>
          </table:table-cell>
          <table:table-cell table:formula="of:=ARABIC([.A561])" office:value-type="float" office:value="1307">
            <text:p>1307</text:p>
          </table:table-cell>
        </table:table-row>
        <table:table-row table:style-name="ro1">
          <table:table-cell office:value-type="string">
            <text:p>MMMMCCCLXXXIII</text:p>
          </table:table-cell>
          <table:table-cell table:formula="of:=ARABIC([.A562])" office:value-type="float" office:value="0">
            <text:p>Err:502</text:p>
          </table:table-cell>
        </table:table-row>
        <table:table-row table:style-name="ro1">
          <table:table-cell office:value-type="string">
            <text:p>MDCCCLXXIIII</text:p>
          </table:table-cell>
          <table:table-cell table:formula="of:=ARABIC([.A563])" office:value-type="float" office:value="1874">
            <text:p>1874</text:p>
          </table:table-cell>
        </table:table-row>
        <table:table-row table:style-name="ro1">
          <table:table-cell office:value-type="string">
            <text:p>MMMDCCCCLXXXVII</text:p>
          </table:table-cell>
          <table:table-cell table:formula="of:=ARABIC([.A564])" office:value-type="float" office:value="3987">
            <text:p>3987</text:p>
          </table:table-cell>
        </table:table-row>
        <table:table-row table:style-name="ro1">
          <table:table-cell office:value-type="string">
            <text:p>MMMMCCCVII</text:p>
          </table:table-cell>
          <table:table-cell table:formula="of:=ARABIC([.A565])" office:value-type="float" office:value="0">
            <text:p>Err:502</text:p>
          </table:table-cell>
        </table:table-row>
        <table:table-row table:style-name="ro1">
          <table:table-cell office:value-type="string">
            <text:p>MMMDCCLXXXXVI</text:p>
          </table:table-cell>
          <table:table-cell table:formula="of:=ARABIC([.A566])" office:value-type="float" office:value="3796">
            <text:p>3796</text:p>
          </table:table-cell>
        </table:table-row>
        <table:table-row table:style-name="ro1">
          <table:table-cell office:value-type="string">
            <text:p>CDXXXIV</text:p>
          </table:table-cell>
          <table:table-cell table:formula="of:=ARABIC([.A567])" office:value-type="float" office:value="434">
            <text:p>434</text:p>
          </table:table-cell>
        </table:table-row>
        <table:table-row table:style-name="ro1">
          <table:table-cell office:value-type="string">
            <text:p>MCCLXVIII</text:p>
          </table:table-cell>
          <table:table-cell table:formula="of:=ARABIC([.A568])" office:value-type="float" office:value="1268">
            <text:p>1268</text:p>
          </table:table-cell>
        </table:table-row>
        <table:table-row table:style-name="ro1">
          <table:table-cell office:value-type="string">
            <text:p>MMMMDLX</text:p>
          </table:table-cell>
          <table:table-cell table:formula="of:=ARABIC([.A569])" office:value-type="float" office:value="0">
            <text:p>Err:502</text:p>
          </table:table-cell>
        </table:table-row>
        <table:table-row table:style-name="ro1">
          <table:table-cell office:value-type="string">
            <text:p>MMMMDXII</text:p>
          </table:table-cell>
          <table:table-cell table:formula="of:=ARABIC([.A570])" office:value-type="float" office:value="0">
            <text:p>Err:502</text:p>
          </table:table-cell>
        </table:table-row>
        <table:table-row table:style-name="ro1">
          <table:table-cell office:value-type="string">
            <text:p>MMMMCCCCLIIII</text:p>
          </table:table-cell>
          <table:table-cell table:formula="of:=ARABIC([.A571])" office:value-type="float" office:value="0">
            <text:p>Err:502</text:p>
          </table:table-cell>
        </table:table-row>
        <table:table-row table:style-name="ro1">
          <table:table-cell office:value-type="string">
            <text:p>MCMLXXXXIII</text:p>
          </table:table-cell>
          <table:table-cell table:formula="of:=ARABIC([.A572])" office:value-type="float" office:value="1993">
            <text:p>1993</text:p>
          </table:table-cell>
        </table:table-row>
        <table:table-row table:style-name="ro1">
          <table:table-cell office:value-type="string">
            <text:p>MMMMDCCCIII</text:p>
          </table:table-cell>
          <table:table-cell table:formula="of:=ARABIC([.A573])" office:value-type="float" office:value="0">
            <text:p>Err:502</text:p>
          </table:table-cell>
        </table:table-row>
        <table:table-row table:style-name="ro1">
          <table:table-cell office:value-type="string">
            <text:p>MMDCLXXXIII</text:p>
          </table:table-cell>
          <table:table-cell table:formula="of:=ARABIC([.A574])" office:value-type="float" office:value="2683">
            <text:p>2683</text:p>
          </table:table-cell>
        </table:table-row>
        <table:table-row table:style-name="ro1">
          <table:table-cell office:value-type="string">
            <text:p>MDCCCXXXXIV</text:p>
          </table:table-cell>
          <table:table-cell table:formula="of:=ARABIC([.A575])" office:value-type="float" office:value="1844">
            <text:p>1844</text:p>
          </table:table-cell>
        </table:table-row>
        <table:table-row table:style-name="ro1">
          <table:table-cell office:value-type="string">
            <text:p>XXXXVII</text:p>
          </table:table-cell>
          <table:table-cell table:formula="of:=ARABIC([.A576])" office:value-type="float" office:value="47">
            <text:p>47</text:p>
          </table:table-cell>
        </table:table-row>
        <table:table-row table:style-name="ro1">
          <table:table-cell office:value-type="string">
            <text:p>MMMDCCCXXXII</text:p>
          </table:table-cell>
          <table:table-cell table:formula="of:=ARABIC([.A577])" office:value-type="float" office:value="3832">
            <text:p>3832</text:p>
          </table:table-cell>
        </table:table-row>
        <table:table-row table:style-name="ro1">
          <table:table-cell office:value-type="string">
            <text:p>MMMDCCCXLII</text:p>
          </table:table-cell>
          <table:table-cell table:formula="of:=ARABIC([.A578])" office:value-type="float" office:value="3842">
            <text:p>3842</text:p>
          </table:table-cell>
        </table:table-row>
        <table:table-row table:style-name="ro1">
          <table:table-cell office:value-type="string">
            <text:p>MCXXXV</text:p>
          </table:table-cell>
          <table:table-cell table:formula="of:=ARABIC([.A579])" office:value-type="float" office:value="1135">
            <text:p>1135</text:p>
          </table:table-cell>
        </table:table-row>
        <table:table-row table:style-name="ro1">
          <table:table-cell office:value-type="string">
            <text:p>MDCXXVIIII</text:p>
          </table:table-cell>
          <table:table-cell table:formula="of:=ARABIC([.A580])" office:value-type="float" office:value="1629">
            <text:p>1629</text:p>
          </table:table-cell>
        </table:table-row>
        <table:table-row table:style-name="ro1">
          <table:table-cell office:value-type="string">
            <text:p>MMMCXXXXIIII</text:p>
          </table:table-cell>
          <table:table-cell table:formula="of:=ARABIC([.A581])" office:value-type="float" office:value="3144">
            <text:p>3144</text:p>
          </table:table-cell>
        </table:table-row>
        <table:table-row table:style-name="ro1">
          <table:table-cell office:value-type="string">
            <text:p>MMMMCDXVII</text:p>
          </table:table-cell>
          <table:table-cell table:formula="of:=ARABIC([.A582])" office:value-type="float" office:value="0">
            <text:p>Err:502</text:p>
          </table:table-cell>
        </table:table-row>
        <table:table-row table:style-name="ro1">
          <table:table-cell office:value-type="string">
            <text:p>MMMDXXIII</text:p>
          </table:table-cell>
          <table:table-cell table:formula="of:=ARABIC([.A583])" office:value-type="float" office:value="3523">
            <text:p>3523</text:p>
          </table:table-cell>
        </table:table-row>
        <table:table-row table:style-name="ro1">
          <table:table-cell office:value-type="string">
            <text:p>MMMMCCCCLXI</text:p>
          </table:table-cell>
          <table:table-cell table:formula="of:=ARABIC([.A584])" office:value-type="float" office:value="0">
            <text:p>Err:502</text:p>
          </table:table-cell>
        </table:table-row>
        <table:table-row table:style-name="ro1">
          <table:table-cell office:value-type="string">
            <text:p>DCLXXXXVIIII</text:p>
          </table:table-cell>
          <table:table-cell table:formula="of:=ARABIC([.A585])" office:value-type="float" office:value="699">
            <text:p>699</text:p>
          </table:table-cell>
        </table:table-row>
        <table:table-row table:style-name="ro1">
          <table:table-cell office:value-type="string">
            <text:p>LXXXXI</text:p>
          </table:table-cell>
          <table:table-cell table:formula="of:=ARABIC([.A586])" office:value-type="float" office:value="91">
            <text:p>91</text:p>
          </table:table-cell>
        </table:table-row>
        <table:table-row table:style-name="ro1">
          <table:table-cell office:value-type="string">
            <text:p>CXXXIII</text:p>
          </table:table-cell>
          <table:table-cell table:formula="of:=ARABIC([.A587])" office:value-type="float" office:value="133">
            <text:p>133</text:p>
          </table:table-cell>
        </table:table-row>
        <table:table-row table:style-name="ro1">
          <table:table-cell office:value-type="string">
            <text:p>MCDX</text:p>
          </table:table-cell>
          <table:table-cell table:formula="of:=ARABIC([.A588])" office:value-type="float" office:value="1410">
            <text:p>1410</text:p>
          </table:table-cell>
        </table:table-row>
        <table:table-row table:style-name="ro1">
          <table:table-cell office:value-type="string">
            <text:p>MCCLVII</text:p>
          </table:table-cell>
          <table:table-cell table:formula="of:=ARABIC([.A589])" office:value-type="float" office:value="1257">
            <text:p>1257</text:p>
          </table:table-cell>
        </table:table-row>
        <table:table-row table:style-name="ro1">
          <table:table-cell office:value-type="string">
            <text:p>MDCXXXXII</text:p>
          </table:table-cell>
          <table:table-cell table:formula="of:=ARABIC([.A590])" office:value-type="float" office:value="1642">
            <text:p>1642</text:p>
          </table:table-cell>
        </table:table-row>
        <table:table-row table:style-name="ro1">
          <table:table-cell office:value-type="string">
            <text:p>MMMCXXIV</text:p>
          </table:table-cell>
          <table:table-cell table:formula="of:=ARABIC([.A591])" office:value-type="float" office:value="3124">
            <text:p>3124</text:p>
          </table:table-cell>
        </table:table-row>
        <table:table-row table:style-name="ro1">
          <table:table-cell office:value-type="string">
            <text:p>MMMMLXXXX</text:p>
          </table:table-cell>
          <table:table-cell table:formula="of:=ARABIC([.A592])" office:value-type="float" office:value="0">
            <text:p>Err:502</text:p>
          </table:table-cell>
        </table:table-row>
        <table:table-row table:style-name="ro1">
          <table:table-cell office:value-type="string">
            <text:p>MMDCCCCXLV</text:p>
          </table:table-cell>
          <table:table-cell table:formula="of:=ARABIC([.A593])" office:value-type="float" office:value="2945">
            <text:p>2945</text:p>
          </table:table-cell>
        </table:table-row>
        <table:table-row table:style-name="ro1">
          <table:table-cell office:value-type="string">
            <text:p>MLXXX</text:p>
          </table:table-cell>
          <table:table-cell table:formula="of:=ARABIC([.A594])" office:value-type="float" office:value="1080">
            <text:p>1080</text:p>
          </table:table-cell>
        </table:table-row>
        <table:table-row table:style-name="ro1">
          <table:table-cell office:value-type="string">
            <text:p>MMDCCCCLX</text:p>
          </table:table-cell>
          <table:table-cell table:formula="of:=ARABIC([.A595])" office:value-type="float" office:value="2960">
            <text:p>2960</text:p>
          </table:table-cell>
        </table:table-row>
        <table:table-row table:style-name="ro1">
          <table:table-cell office:value-type="string">
            <text:p>MCDLIII</text:p>
          </table:table-cell>
          <table:table-cell table:formula="of:=ARABIC([.A596])" office:value-type="float" office:value="1453">
            <text:p>1453</text:p>
          </table:table-cell>
        </table:table-row>
        <table:table-row table:style-name="ro1">
          <table:table-cell office:value-type="string">
            <text:p>MMMCCCLXVII</text:p>
          </table:table-cell>
          <table:table-cell table:formula="of:=ARABIC([.A597])" office:value-type="float" office:value="3367">
            <text:p>3367</text:p>
          </table:table-cell>
        </table:table-row>
        <table:table-row table:style-name="ro1">
          <table:table-cell office:value-type="string">
            <text:p>MMMMCCCLXXIV</text:p>
          </table:table-cell>
          <table:table-cell table:formula="of:=ARABIC([.A598])" office:value-type="float" office:value="0">
            <text:p>Err:502</text:p>
          </table:table-cell>
        </table:table-row>
        <table:table-row table:style-name="ro1">
          <table:table-cell office:value-type="string">
            <text:p>MMMDCVIII</text:p>
          </table:table-cell>
          <table:table-cell table:formula="of:=ARABIC([.A599])" office:value-type="float" office:value="3608">
            <text:p>3608</text:p>
          </table:table-cell>
        </table:table-row>
        <table:table-row table:style-name="ro1">
          <table:table-cell office:value-type="string">
            <text:p>DCCCCXXIII</text:p>
          </table:table-cell>
          <table:table-cell table:formula="of:=ARABIC([.A600])" office:value-type="float" office:value="923">
            <text:p>923</text:p>
          </table:table-cell>
        </table:table-row>
        <table:table-row table:style-name="ro1">
          <table:table-cell office:value-type="string">
            <text:p>MMXCI</text:p>
          </table:table-cell>
          <table:table-cell table:formula="of:=ARABIC([.A601])" office:value-type="float" office:value="2091">
            <text:p>2091</text:p>
          </table:table-cell>
        </table:table-row>
        <table:table-row table:style-name="ro1">
          <table:table-cell office:value-type="string">
            <text:p>MMDCCIV</text:p>
          </table:table-cell>
          <table:table-cell table:formula="of:=ARABIC([.A602])" office:value-type="float" office:value="2704">
            <text:p>2704</text:p>
          </table:table-cell>
        </table:table-row>
        <table:table-row table:style-name="ro1">
          <table:table-cell office:value-type="string">
            <text:p>MMMMDCCCXXXIV</text:p>
          </table:table-cell>
          <table:table-cell table:formula="of:=ARABIC([.A603])" office:value-type="float" office:value="0">
            <text:p>Err:502</text:p>
          </table:table-cell>
        </table:table-row>
        <table:table-row table:style-name="ro1">
          <table:table-cell office:value-type="string">
            <text:p>CCCLXXI</text:p>
          </table:table-cell>
          <table:table-cell table:formula="of:=ARABIC([.A604])" office:value-type="float" office:value="371">
            <text:p>371</text:p>
          </table:table-cell>
        </table:table-row>
        <table:table-row table:style-name="ro1">
          <table:table-cell office:value-type="string">
            <text:p>MCCLXXXII</text:p>
          </table:table-cell>
          <table:table-cell table:formula="of:=ARABIC([.A605])" office:value-type="float" office:value="1282">
            <text:p>1282</text:p>
          </table:table-cell>
        </table:table-row>
        <table:table-row table:style-name="ro1">
          <table:table-cell office:value-type="string">
            <text:p>MCMIII</text:p>
          </table:table-cell>
          <table:table-cell table:formula="of:=ARABIC([.A606])" office:value-type="float" office:value="1903">
            <text:p>1903</text:p>
          </table:table-cell>
        </table:table-row>
        <table:table-row table:style-name="ro1">
          <table:table-cell office:value-type="string">
            <text:p>CCXXXI</text:p>
          </table:table-cell>
          <table:table-cell table:formula="of:=ARABIC([.A607])" office:value-type="float" office:value="231">
            <text:p>231</text:p>
          </table:table-cell>
        </table:table-row>
        <table:table-row table:style-name="ro1">
          <table:table-cell office:value-type="string">
            <text:p>DCCXXXVIII</text:p>
          </table:table-cell>
          <table:table-cell table:formula="of:=ARABIC([.A608])" office:value-type="float" office:value="738">
            <text:p>738</text:p>
          </table:table-cell>
        </table:table-row>
        <table:table-row table:style-name="ro1">
          <table:table-cell office:value-type="string">
            <text:p>MMMMDCCXLVIIII</text:p>
          </table:table-cell>
          <table:table-cell table:formula="of:=ARABIC([.A609])" office:value-type="float" office:value="0">
            <text:p>Err:502</text:p>
          </table:table-cell>
        </table:table-row>
        <table:table-row table:style-name="ro1">
          <table:table-cell office:value-type="string">
            <text:p>MMMMCMXXXV</text:p>
          </table:table-cell>
          <table:table-cell table:formula="of:=ARABIC([.A610])" office:value-type="float" office:value="0">
            <text:p>Err:502</text:p>
          </table:table-cell>
        </table:table-row>
        <table:table-row table:style-name="ro1">
          <table:table-cell office:value-type="string">
            <text:p>DCCCLXXV</text:p>
          </table:table-cell>
          <table:table-cell table:formula="of:=ARABIC([.A611])" office:value-type="float" office:value="875">
            <text:p>875</text:p>
          </table:table-cell>
        </table:table-row>
        <table:table-row table:style-name="ro1">
          <table:table-cell office:value-type="string">
            <text:p>DCCXCI</text:p>
          </table:table-cell>
          <table:table-cell table:formula="of:=ARABIC([.A612])" office:value-type="float" office:value="791">
            <text:p>791</text:p>
          </table:table-cell>
        </table:table-row>
        <table:table-row table:style-name="ro1">
          <table:table-cell office:value-type="string">
            <text:p>MMMMDVII</text:p>
          </table:table-cell>
          <table:table-cell table:formula="of:=ARABIC([.A613])" office:value-type="float" office:value="0">
            <text:p>Err:502</text:p>
          </table:table-cell>
        </table:table-row>
        <table:table-row table:style-name="ro1">
          <table:table-cell office:value-type="string">
            <text:p>MMMMDCCCLXVIIII</text:p>
          </table:table-cell>
          <table:table-cell table:formula="of:=ARABIC([.A614])" office:value-type="float" office:value="0">
            <text:p>Err:502</text:p>
          </table:table-cell>
        </table:table-row>
        <table:table-row table:style-name="ro1">
          <table:table-cell office:value-type="string">
            <text:p>CCCXCV</text:p>
          </table:table-cell>
          <table:table-cell table:formula="of:=ARABIC([.A615])" office:value-type="float" office:value="395">
            <text:p>395</text:p>
          </table:table-cell>
        </table:table-row>
        <table:table-row table:style-name="ro1">
          <table:table-cell office:value-type="string">
            <text:p>MMMMDCCXX</text:p>
          </table:table-cell>
          <table:table-cell table:formula="of:=ARABIC([.A616])" office:value-type="float" office:value="0">
            <text:p>Err:502</text:p>
          </table:table-cell>
        </table:table-row>
        <table:table-row table:style-name="ro1">
          <table:table-cell office:value-type="string">
            <text:p>MCCCCII</text:p>
          </table:table-cell>
          <table:table-cell table:formula="of:=ARABIC([.A617])" office:value-type="float" office:value="1402">
            <text:p>1402</text:p>
          </table:table-cell>
        </table:table-row>
        <table:table-row table:style-name="ro1">
          <table:table-cell office:value-type="string">
            <text:p>MMMCCCXC</text:p>
          </table:table-cell>
          <table:table-cell table:formula="of:=ARABIC([.A618])" office:value-type="float" office:value="3390">
            <text:p>3390</text:p>
          </table:table-cell>
        </table:table-row>
        <table:table-row table:style-name="ro1">
          <table:table-cell office:value-type="string">
            <text:p>MMMCCCII</text:p>
          </table:table-cell>
          <table:table-cell table:formula="of:=ARABIC([.A619])" office:value-type="float" office:value="3302">
            <text:p>3302</text:p>
          </table:table-cell>
        </table:table-row>
        <table:table-row table:style-name="ro1">
          <table:table-cell office:value-type="string">
            <text:p>MMDCCLXXVII</text:p>
          </table:table-cell>
          <table:table-cell table:formula="of:=ARABIC([.A620])" office:value-type="float" office:value="2777">
            <text:p>2777</text:p>
          </table:table-cell>
        </table:table-row>
        <table:table-row table:style-name="ro1">
          <table:table-cell office:value-type="string">
            <text:p>MMDCLIIII</text:p>
          </table:table-cell>
          <table:table-cell table:formula="of:=ARABIC([.A621])" office:value-type="float" office:value="2654">
            <text:p>2654</text:p>
          </table:table-cell>
        </table:table-row>
        <table:table-row table:style-name="ro1">
          <table:table-cell office:value-type="string">
            <text:p>CCXLIII</text:p>
          </table:table-cell>
          <table:table-cell table:formula="of:=ARABIC([.A622])" office:value-type="float" office:value="243">
            <text:p>243</text:p>
          </table:table-cell>
        </table:table-row>
        <table:table-row table:style-name="ro1">
          <table:table-cell office:value-type="string">
            <text:p>MMMDCXVIII</text:p>
          </table:table-cell>
          <table:table-cell table:formula="of:=ARABIC([.A623])" office:value-type="float" office:value="3618">
            <text:p>3618</text:p>
          </table:table-cell>
        </table:table-row>
        <table:table-row table:style-name="ro1">
          <table:table-cell office:value-type="string">
            <text:p>MMMCCCIX</text:p>
          </table:table-cell>
          <table:table-cell table:formula="of:=ARABIC([.A624])" office:value-type="float" office:value="3309">
            <text:p>3309</text:p>
          </table:table-cell>
        </table:table-row>
        <table:table-row table:style-name="ro1">
          <table:table-cell office:value-type="string">
            <text:p>MCXV</text:p>
          </table:table-cell>
          <table:table-cell table:formula="of:=ARABIC([.A625])" office:value-type="float" office:value="1115">
            <text:p>1115</text:p>
          </table:table-cell>
        </table:table-row>
        <table:table-row table:style-name="ro1">
          <table:table-cell office:value-type="string">
            <text:p>MMCCXXV</text:p>
          </table:table-cell>
          <table:table-cell table:formula="of:=ARABIC([.A626])" office:value-type="float" office:value="2225">
            <text:p>2225</text:p>
          </table:table-cell>
        </table:table-row>
        <table:table-row table:style-name="ro1">
          <table:table-cell office:value-type="string">
            <text:p>MLXXIIII</text:p>
          </table:table-cell>
          <table:table-cell table:formula="of:=ARABIC([.A627])" office:value-type="float" office:value="1074">
            <text:p>1074</text:p>
          </table:table-cell>
        </table:table-row>
        <table:table-row table:style-name="ro1">
          <table:table-cell office:value-type="string">
            <text:p>MDCCXXVI</text:p>
          </table:table-cell>
          <table:table-cell table:formula="of:=ARABIC([.A628])" office:value-type="float" office:value="1726">
            <text:p>1726</text:p>
          </table:table-cell>
        </table:table-row>
        <table:table-row table:style-name="ro1">
          <table:table-cell office:value-type="string">
            <text:p>MMMCCCXX</text:p>
          </table:table-cell>
          <table:table-cell table:formula="of:=ARABIC([.A629])" office:value-type="float" office:value="3320">
            <text:p>3320</text:p>
          </table:table-cell>
        </table:table-row>
        <table:table-row table:style-name="ro1">
          <table:table-cell office:value-type="string">
            <text:p>MMDLXX</text:p>
          </table:table-cell>
          <table:table-cell table:formula="of:=ARABIC([.A630])" office:value-type="float" office:value="2570">
            <text:p>2570</text:p>
          </table:table-cell>
        </table:table-row>
        <table:table-row table:style-name="ro1">
          <table:table-cell office:value-type="string">
            <text:p>MMCCCCVI</text:p>
          </table:table-cell>
          <table:table-cell table:formula="of:=ARABIC([.A631])" office:value-type="float" office:value="2406">
            <text:p>2406</text:p>
          </table:table-cell>
        </table:table-row>
        <table:table-row table:style-name="ro1">
          <table:table-cell office:value-type="string">
            <text:p>MMDCCXX</text:p>
          </table:table-cell>
          <table:table-cell table:formula="of:=ARABIC([.A632])" office:value-type="float" office:value="2720">
            <text:p>2720</text:p>
          </table:table-cell>
        </table:table-row>
        <table:table-row table:style-name="ro1">
          <table:table-cell office:value-type="string">
            <text:p>MMMMDCCCCXCV</text:p>
          </table:table-cell>
          <table:table-cell table:formula="of:=ARABIC([.A633])" office:value-type="float" office:value="0">
            <text:p>Err:502</text:p>
          </table:table-cell>
        </table:table-row>
        <table:table-row table:style-name="ro1">
          <table:table-cell office:value-type="string">
            <text:p>MDCCCXXXII</text:p>
          </table:table-cell>
          <table:table-cell table:formula="of:=ARABIC([.A634])" office:value-type="float" office:value="1832">
            <text:p>1832</text:p>
          </table:table-cell>
        </table:table-row>
        <table:table-row table:style-name="ro1">
          <table:table-cell office:value-type="string">
            <text:p>MMMMDCCCCXXXX</text:p>
          </table:table-cell>
          <table:table-cell table:formula="of:=ARABIC([.A635])" office:value-type="float" office:value="0">
            <text:p>Err:502</text:p>
          </table:table-cell>
        </table:table-row>
        <table:table-row table:style-name="ro1">
          <table:table-cell office:value-type="string">
            <text:p>XCIV</text:p>
          </table:table-cell>
          <table:table-cell table:formula="of:=ARABIC([.A636])" office:value-type="float" office:value="94">
            <text:p>94</text:p>
          </table:table-cell>
        </table:table-row>
        <table:table-row table:style-name="ro1">
          <table:table-cell office:value-type="string">
            <text:p>MMCCCCLX</text:p>
          </table:table-cell>
          <table:table-cell table:formula="of:=ARABIC([.A637])" office:value-type="float" office:value="2460">
            <text:p>2460</text:p>
          </table:table-cell>
        </table:table-row>
        <table:table-row table:style-name="ro1">
          <table:table-cell office:value-type="string">
            <text:p>MMXVII</text:p>
          </table:table-cell>
          <table:table-cell table:formula="of:=ARABIC([.A638])" office:value-type="float" office:value="2017">
            <text:p>2017</text:p>
          </table:table-cell>
        </table:table-row>
        <table:table-row table:style-name="ro1">
          <table:table-cell office:value-type="string">
            <text:p>MLXXI</text:p>
          </table:table-cell>
          <table:table-cell table:formula="of:=ARABIC([.A639])" office:value-type="float" office:value="1071">
            <text:p>1071</text:p>
          </table:table-cell>
        </table:table-row>
        <table:table-row table:style-name="ro1">
          <table:table-cell office:value-type="string">
            <text:p>MMMDXXVIII</text:p>
          </table:table-cell>
          <table:table-cell table:formula="of:=ARABIC([.A640])" office:value-type="float" office:value="3528">
            <text:p>3528</text:p>
          </table:table-cell>
        </table:table-row>
        <table:table-row table:style-name="ro1">
          <table:table-cell office:value-type="string">
            <text:p>MDCCCCII</text:p>
          </table:table-cell>
          <table:table-cell table:formula="of:=ARABIC([.A641])" office:value-type="float" office:value="1902">
            <text:p>1902</text:p>
          </table:table-cell>
        </table:table-row>
        <table:table-row table:style-name="ro1">
          <table:table-cell office:value-type="string">
            <text:p>MMMCMLVII</text:p>
          </table:table-cell>
          <table:table-cell table:formula="of:=ARABIC([.A642])" office:value-type="float" office:value="3957">
            <text:p>3957</text:p>
          </table:table-cell>
        </table:table-row>
        <table:table-row table:style-name="ro1">
          <table:table-cell office:value-type="string">
            <text:p>MMCLXXXXVIII</text:p>
          </table:table-cell>
          <table:table-cell table:formula="of:=ARABIC([.A643])" office:value-type="float" office:value="2198">
            <text:p>2198</text:p>
          </table:table-cell>
        </table:table-row>
        <table:table-row table:style-name="ro1">
          <table:table-cell office:value-type="string">
            <text:p>MDCCCCLV</text:p>
          </table:table-cell>
          <table:table-cell table:formula="of:=ARABIC([.A644])" office:value-type="float" office:value="1955">
            <text:p>1955</text:p>
          </table:table-cell>
        </table:table-row>
        <table:table-row table:style-name="ro1">
          <table:table-cell office:value-type="string">
            <text:p>MCCCCLXXIIII</text:p>
          </table:table-cell>
          <table:table-cell table:formula="of:=ARABIC([.A645])" office:value-type="float" office:value="1474">
            <text:p>1474</text:p>
          </table:table-cell>
        </table:table-row>
        <table:table-row table:style-name="ro1">
          <table:table-cell office:value-type="string">
            <text:p>MCCCLII</text:p>
          </table:table-cell>
          <table:table-cell table:formula="of:=ARABIC([.A646])" office:value-type="float" office:value="1352">
            <text:p>1352</text:p>
          </table:table-cell>
        </table:table-row>
        <table:table-row table:style-name="ro1">
          <table:table-cell office:value-type="string">
            <text:p>MCDXLVI</text:p>
          </table:table-cell>
          <table:table-cell table:formula="of:=ARABIC([.A647])" office:value-type="float" office:value="1446">
            <text:p>1446</text:p>
          </table:table-cell>
        </table:table-row>
        <table:table-row table:style-name="ro1">
          <table:table-cell office:value-type="string">
            <text:p>MMMMDXVIII</text:p>
          </table:table-cell>
          <table:table-cell table:formula="of:=ARABIC([.A648])" office:value-type="float" office:value="0">
            <text:p>Err:502</text:p>
          </table:table-cell>
        </table:table-row>
        <table:table-row table:style-name="ro1">
          <table:table-cell office:value-type="string">
            <text:p>DCCLXXXIX</text:p>
          </table:table-cell>
          <table:table-cell table:formula="of:=ARABIC([.A649])" office:value-type="float" office:value="789">
            <text:p>789</text:p>
          </table:table-cell>
        </table:table-row>
        <table:table-row table:style-name="ro1">
          <table:table-cell office:value-type="string">
            <text:p>MMMDCCLXIV</text:p>
          </table:table-cell>
          <table:table-cell table:formula="of:=ARABIC([.A650])" office:value-type="float" office:value="3764">
            <text:p>3764</text:p>
          </table:table-cell>
        </table:table-row>
        <table:table-row table:style-name="ro1">
          <table:table-cell office:value-type="string">
            <text:p>MDCCCCXLIII</text:p>
          </table:table-cell>
          <table:table-cell table:formula="of:=ARABIC([.A651])" office:value-type="float" office:value="1943">
            <text:p>1943</text:p>
          </table:table-cell>
        </table:table-row>
        <table:table-row table:style-name="ro1">
          <table:table-cell office:value-type="string">
            <text:p>CLXXXXV</text:p>
          </table:table-cell>
          <table:table-cell table:formula="of:=ARABIC([.A652])" office:value-type="float" office:value="195">
            <text:p>195</text:p>
          </table:table-cell>
        </table:table-row>
        <table:table-row table:style-name="ro1">
          <table:table-cell office:value-type="string">
            <text:p>MMMMCCXXXVI</text:p>
          </table:table-cell>
          <table:table-cell table:formula="of:=ARABIC([.A653])" office:value-type="float" office:value="0">
            <text:p>Err:502</text:p>
          </table:table-cell>
        </table:table-row>
        <table:table-row table:style-name="ro1">
          <table:table-cell office:value-type="string">
            <text:p>MMMDCCCXXI</text:p>
          </table:table-cell>
          <table:table-cell table:formula="of:=ARABIC([.A654])" office:value-type="float" office:value="3821">
            <text:p>3821</text:p>
          </table:table-cell>
        </table:table-row>
        <table:table-row table:style-name="ro1">
          <table:table-cell office:value-type="string">
            <text:p>MMMMCDLXXVII</text:p>
          </table:table-cell>
          <table:table-cell table:formula="of:=ARABIC([.A655])" office:value-type="float" office:value="0">
            <text:p>Err:502</text:p>
          </table:table-cell>
        </table:table-row>
        <table:table-row table:style-name="ro1">
          <table:table-cell office:value-type="string">
            <text:p>MCDLIII</text:p>
          </table:table-cell>
          <table:table-cell table:formula="of:=ARABIC([.A656])" office:value-type="float" office:value="1453">
            <text:p>1453</text:p>
          </table:table-cell>
        </table:table-row>
        <table:table-row table:style-name="ro1">
          <table:table-cell office:value-type="string">
            <text:p>MMCCXLVI</text:p>
          </table:table-cell>
          <table:table-cell table:formula="of:=ARABIC([.A657])" office:value-type="float" office:value="2246">
            <text:p>2246</text:p>
          </table:table-cell>
        </table:table-row>
        <table:table-row table:style-name="ro1">
          <table:table-cell office:value-type="string">
            <text:p>DCCCLV</text:p>
          </table:table-cell>
          <table:table-cell table:formula="of:=ARABIC([.A658])" office:value-type="float" office:value="855">
            <text:p>855</text:p>
          </table:table-cell>
        </table:table-row>
        <table:table-row table:style-name="ro1">
          <table:table-cell office:value-type="string">
            <text:p>MCDLXX</text:p>
          </table:table-cell>
          <table:table-cell table:formula="of:=ARABIC([.A659])" office:value-type="float" office:value="1470">
            <text:p>1470</text:p>
          </table:table-cell>
        </table:table-row>
        <table:table-row table:style-name="ro1">
          <table:table-cell office:value-type="string">
            <text:p>DCLXXVIII</text:p>
          </table:table-cell>
          <table:table-cell table:formula="of:=ARABIC([.A660])" office:value-type="float" office:value="678">
            <text:p>678</text:p>
          </table:table-cell>
        </table:table-row>
        <table:table-row table:style-name="ro1">
          <table:table-cell office:value-type="string">
            <text:p>MMDCXXXIX</text:p>
          </table:table-cell>
          <table:table-cell table:formula="of:=ARABIC([.A661])" office:value-type="float" office:value="2639">
            <text:p>2639</text:p>
          </table:table-cell>
        </table:table-row>
        <table:table-row table:style-name="ro1">
          <table:table-cell office:value-type="string">
            <text:p>MMMMDCLX</text:p>
          </table:table-cell>
          <table:table-cell table:formula="of:=ARABIC([.A662])" office:value-type="float" office:value="0">
            <text:p>Err:502</text:p>
          </table:table-cell>
        </table:table-row>
        <table:table-row table:style-name="ro1">
          <table:table-cell office:value-type="string">
            <text:p>MMDCCLI</text:p>
          </table:table-cell>
          <table:table-cell table:formula="of:=ARABIC([.A663])" office:value-type="float" office:value="2751">
            <text:p>2751</text:p>
          </table:table-cell>
        </table:table-row>
        <table:table-row table:style-name="ro1">
          <table:table-cell office:value-type="string">
            <text:p>MMCXXXV</text:p>
          </table:table-cell>
          <table:table-cell table:formula="of:=ARABIC([.A664])" office:value-type="float" office:value="2135">
            <text:p>2135</text:p>
          </table:table-cell>
        </table:table-row>
        <table:table-row table:style-name="ro1">
          <table:table-cell office:value-type="string">
            <text:p>MMMCCXII</text:p>
          </table:table-cell>
          <table:table-cell table:formula="of:=ARABIC([.A665])" office:value-type="float" office:value="3212">
            <text:p>3212</text:p>
          </table:table-cell>
        </table:table-row>
        <table:table-row table:style-name="ro1">
          <table:table-cell office:value-type="string">
            <text:p>MMMMCMLXII</text:p>
          </table:table-cell>
          <table:table-cell table:formula="of:=ARABIC([.A666])" office:value-type="float" office:value="0">
            <text:p>Err:502</text:p>
          </table:table-cell>
        </table:table-row>
        <table:table-row table:style-name="ro1">
          <table:table-cell office:value-type="string">
            <text:p>MMMMCCV</text:p>
          </table:table-cell>
          <table:table-cell table:formula="of:=ARABIC([.A667])" office:value-type="float" office:value="0">
            <text:p>Err:502</text:p>
          </table:table-cell>
        </table:table-row>
        <table:table-row table:style-name="ro1">
          <table:table-cell office:value-type="string">
            <text:p>MCCCCLXIX</text:p>
          </table:table-cell>
          <table:table-cell table:formula="of:=ARABIC([.A668])" office:value-type="float" office:value="1469">
            <text:p>1469</text:p>
          </table:table-cell>
        </table:table-row>
        <table:table-row table:style-name="ro1">
          <table:table-cell office:value-type="string">
            <text:p>MMMMCCIII</text:p>
          </table:table-cell>
          <table:table-cell table:formula="of:=ARABIC([.A669])" office:value-type="float" office:value="0">
            <text:p>Err:502</text:p>
          </table:table-cell>
        </table:table-row>
        <table:table-row table:style-name="ro1">
          <table:table-cell office:value-type="string">
            <text:p>CLXVII</text:p>
          </table:table-cell>
          <table:table-cell table:formula="of:=ARABIC([.A670])" office:value-type="float" office:value="167">
            <text:p>167</text:p>
          </table:table-cell>
        </table:table-row>
        <table:table-row table:style-name="ro1">
          <table:table-cell office:value-type="string">
            <text:p>MCCCLXXXXIIII</text:p>
          </table:table-cell>
          <table:table-cell table:formula="of:=ARABIC([.A671])" office:value-type="float" office:value="1394">
            <text:p>1394</text:p>
          </table:table-cell>
        </table:table-row>
        <table:table-row table:style-name="ro1">
          <table:table-cell office:value-type="string">
            <text:p>MMMMDCVIII</text:p>
          </table:table-cell>
          <table:table-cell table:formula="of:=ARABIC([.A672])" office:value-type="float" office:value="0">
            <text:p>Err:502</text:p>
          </table:table-cell>
        </table:table-row>
        <table:table-row table:style-name="ro1">
          <table:table-cell office:value-type="string">
            <text:p>MMDCCCLXI</text:p>
          </table:table-cell>
          <table:table-cell table:formula="of:=ARABIC([.A673])" office:value-type="float" office:value="2861">
            <text:p>2861</text:p>
          </table:table-cell>
        </table:table-row>
        <table:table-row table:style-name="ro1">
          <table:table-cell office:value-type="string">
            <text:p>MMLXXIX</text:p>
          </table:table-cell>
          <table:table-cell table:formula="of:=ARABIC([.A674])" office:value-type="float" office:value="2079">
            <text:p>2079</text:p>
          </table:table-cell>
        </table:table-row>
        <table:table-row table:style-name="ro1">
          <table:table-cell office:value-type="string">
            <text:p>CMLXIX</text:p>
          </table:table-cell>
          <table:table-cell table:formula="of:=ARABIC([.A675])" office:value-type="float" office:value="969">
            <text:p>969</text:p>
          </table:table-cell>
        </table:table-row>
        <table:table-row table:style-name="ro1">
          <table:table-cell office:value-type="string">
            <text:p>MMDCCCXLVIIII</text:p>
          </table:table-cell>
          <table:table-cell table:formula="of:=ARABIC([.A676])" office:value-type="float" office:value="2849">
            <text:p>2849</text:p>
          </table:table-cell>
        </table:table-row>
        <table:table-row table:style-name="ro1">
          <table:table-cell office:value-type="string">
            <text:p>DCLXII</text:p>
          </table:table-cell>
          <table:table-cell table:formula="of:=ARABIC([.A677])" office:value-type="float" office:value="662">
            <text:p>662</text:p>
          </table:table-cell>
        </table:table-row>
        <table:table-row table:style-name="ro1">
          <table:table-cell office:value-type="string">
            <text:p>MMMCCCXLVII</text:p>
          </table:table-cell>
          <table:table-cell table:formula="of:=ARABIC([.A678])" office:value-type="float" office:value="3347">
            <text:p>3347</text:p>
          </table:table-cell>
        </table:table-row>
        <table:table-row table:style-name="ro1">
          <table:table-cell office:value-type="string">
            <text:p>MDCCCXXXV</text:p>
          </table:table-cell>
          <table:table-cell table:formula="of:=ARABIC([.A679])" office:value-type="float" office:value="1835">
            <text:p>1835</text:p>
          </table:table-cell>
        </table:table-row>
        <table:table-row table:style-name="ro1">
          <table:table-cell office:value-type="string">
            <text:p>MMMMDCCXCVI</text:p>
          </table:table-cell>
          <table:table-cell table:formula="of:=ARABIC([.A680])" office:value-type="float" office:value="0">
            <text:p>Err:502</text:p>
          </table:table-cell>
        </table:table-row>
        <table:table-row table:style-name="ro1">
          <table:table-cell office:value-type="string">
            <text:p>DCXXX</text:p>
          </table:table-cell>
          <table:table-cell table:formula="of:=ARABIC([.A681])" office:value-type="float" office:value="630">
            <text:p>630</text:p>
          </table:table-cell>
        </table:table-row>
        <table:table-row table:style-name="ro1">
          <table:table-cell office:value-type="string">
            <text:p>XXVI</text:p>
          </table:table-cell>
          <table:table-cell table:formula="of:=ARABIC([.A682])" office:value-type="float" office:value="26">
            <text:p>26</text:p>
          </table:table-cell>
        </table:table-row>
        <table:table-row table:style-name="ro1">
          <table:table-cell office:value-type="string">
            <text:p>MMLXIX</text:p>
          </table:table-cell>
          <table:table-cell table:formula="of:=ARABIC([.A683])" office:value-type="float" office:value="2069">
            <text:p>2069</text:p>
          </table:table-cell>
        </table:table-row>
        <table:table-row table:style-name="ro1">
          <table:table-cell office:value-type="string">
            <text:p>MMCXI</text:p>
          </table:table-cell>
          <table:table-cell table:formula="of:=ARABIC([.A684])" office:value-type="float" office:value="2111">
            <text:p>2111</text:p>
          </table:table-cell>
        </table:table-row>
        <table:table-row table:style-name="ro1">
          <table:table-cell office:value-type="string">
            <text:p>DCXXXVII</text:p>
          </table:table-cell>
          <table:table-cell table:formula="of:=ARABIC([.A685])" office:value-type="float" office:value="637">
            <text:p>637</text:p>
          </table:table-cell>
        </table:table-row>
        <table:table-row table:style-name="ro1">
          <table:table-cell office:value-type="string">
            <text:p>MMMMCCCXXXXVIII</text:p>
          </table:table-cell>
          <table:table-cell table:formula="of:=ARABIC([.A686])" office:value-type="float" office:value="0">
            <text:p>Err:502</text:p>
          </table:table-cell>
        </table:table-row>
        <table:table-row table:style-name="ro1">
          <table:table-cell office:value-type="string">
            <text:p>MMMMDCLXI</text:p>
          </table:table-cell>
          <table:table-cell table:formula="of:=ARABIC([.A687])" office:value-type="float" office:value="0">
            <text:p>Err:502</text:p>
          </table:table-cell>
        </table:table-row>
        <table:table-row table:style-name="ro1">
          <table:table-cell office:value-type="string">
            <text:p>MMMMDCLXXIIII</text:p>
          </table:table-cell>
          <table:table-cell table:formula="of:=ARABIC([.A688])" office:value-type="float" office:value="0">
            <text:p>Err:502</text:p>
          </table:table-cell>
        </table:table-row>
        <table:table-row table:style-name="ro1">
          <table:table-cell office:value-type="string">
            <text:p>MMMMVIII</text:p>
          </table:table-cell>
          <table:table-cell table:formula="of:=ARABIC([.A689])" office:value-type="float" office:value="0">
            <text:p>Err:502</text:p>
          </table:table-cell>
        </table:table-row>
        <table:table-row table:style-name="ro1">
          <table:table-cell office:value-type="string">
            <text:p>MMMMDCCCLXII</text:p>
          </table:table-cell>
          <table:table-cell table:formula="of:=ARABIC([.A690])" office:value-type="float" office:value="0">
            <text:p>Err:502</text:p>
          </table:table-cell>
        </table:table-row>
        <table:table-row table:style-name="ro1">
          <table:table-cell office:value-type="string">
            <text:p>MDCXCI</text:p>
          </table:table-cell>
          <table:table-cell table:formula="of:=ARABIC([.A691])" office:value-type="float" office:value="1691">
            <text:p>1691</text:p>
          </table:table-cell>
        </table:table-row>
        <table:table-row table:style-name="ro1">
          <table:table-cell office:value-type="string">
            <text:p>MMCCCXXIIII</text:p>
          </table:table-cell>
          <table:table-cell table:formula="of:=ARABIC([.A692])" office:value-type="float" office:value="2324">
            <text:p>2324</text:p>
          </table:table-cell>
        </table:table-row>
        <table:table-row table:style-name="ro1">
          <table:table-cell office:value-type="string">
            <text:p>CCCCXXXXV</text:p>
          </table:table-cell>
          <table:table-cell table:formula="of:=ARABIC([.A693])" office:value-type="float" office:value="445">
            <text:p>445</text:p>
          </table:table-cell>
        </table:table-row>
        <table:table-row table:style-name="ro1">
          <table:table-cell office:value-type="string">
            <text:p>MMDCCCXXI</text:p>
          </table:table-cell>
          <table:table-cell table:formula="of:=ARABIC([.A694])" office:value-type="float" office:value="2821">
            <text:p>2821</text:p>
          </table:table-cell>
        </table:table-row>
        <table:table-row table:style-name="ro1">
          <table:table-cell office:value-type="string">
            <text:p>MCVI</text:p>
          </table:table-cell>
          <table:table-cell table:formula="of:=ARABIC([.A695])" office:value-type="float" office:value="1106">
            <text:p>1106</text:p>
          </table:table-cell>
        </table:table-row>
        <table:table-row table:style-name="ro1">
          <table:table-cell office:value-type="string">
            <text:p>MMDCCLXVIII</text:p>
          </table:table-cell>
          <table:table-cell table:formula="of:=ARABIC([.A696])" office:value-type="float" office:value="2768">
            <text:p>2768</text:p>
          </table:table-cell>
        </table:table-row>
        <table:table-row table:style-name="ro1">
          <table:table-cell office:value-type="string">
            <text:p>MMMMCXL</text:p>
          </table:table-cell>
          <table:table-cell table:formula="of:=ARABIC([.A697])" office:value-type="float" office:value="0">
            <text:p>Err:502</text:p>
          </table:table-cell>
        </table:table-row>
        <table:table-row table:style-name="ro1">
          <table:table-cell office:value-type="string">
            <text:p>MLXVIII</text:p>
          </table:table-cell>
          <table:table-cell table:formula="of:=ARABIC([.A698])" office:value-type="float" office:value="1068">
            <text:p>1068</text:p>
          </table:table-cell>
        </table:table-row>
        <table:table-row table:style-name="ro1">
          <table:table-cell office:value-type="string">
            <text:p>CMXXVII</text:p>
          </table:table-cell>
          <table:table-cell table:formula="of:=ARABIC([.A699])" office:value-type="float" office:value="927">
            <text:p>927</text:p>
          </table:table-cell>
        </table:table-row>
        <table:table-row table:style-name="ro1">
          <table:table-cell office:value-type="string">
            <text:p>CCCLV</text:p>
          </table:table-cell>
          <table:table-cell table:formula="of:=ARABIC([.A700])" office:value-type="float" office:value="355">
            <text:p>355</text:p>
          </table:table-cell>
        </table:table-row>
        <table:table-row table:style-name="ro1">
          <table:table-cell office:value-type="string">
            <text:p>MDCCLXXXIX</text:p>
          </table:table-cell>
          <table:table-cell table:formula="of:=ARABIC([.A701])" office:value-type="float" office:value="1789">
            <text:p>1789</text:p>
          </table:table-cell>
        </table:table-row>
        <table:table-row table:style-name="ro1">
          <table:table-cell office:value-type="string">
            <text:p>MMMCCCCLXV</text:p>
          </table:table-cell>
          <table:table-cell table:formula="of:=ARABIC([.A702])" office:value-type="float" office:value="3465">
            <text:p>3465</text:p>
          </table:table-cell>
        </table:table-row>
        <table:table-row table:style-name="ro1">
          <table:table-cell office:value-type="string">
            <text:p>MMDCCLXII</text:p>
          </table:table-cell>
          <table:table-cell table:formula="of:=ARABIC([.A703])" office:value-type="float" office:value="2762">
            <text:p>2762</text:p>
          </table:table-cell>
        </table:table-row>
        <table:table-row table:style-name="ro1">
          <table:table-cell office:value-type="string">
            <text:p>MDLXVI</text:p>
          </table:table-cell>
          <table:table-cell table:formula="of:=ARABIC([.A704])" office:value-type="float" office:value="1566">
            <text:p>1566</text:p>
          </table:table-cell>
        </table:table-row>
        <table:table-row table:style-name="ro1">
          <table:table-cell office:value-type="string">
            <text:p>MMMCCCXVIII</text:p>
          </table:table-cell>
          <table:table-cell table:formula="of:=ARABIC([.A705])" office:value-type="float" office:value="3318">
            <text:p>3318</text:p>
          </table:table-cell>
        </table:table-row>
        <table:table-row table:style-name="ro1">
          <table:table-cell office:value-type="string">
            <text:p>MMMMCCLXXXI</text:p>
          </table:table-cell>
          <table:table-cell table:formula="of:=ARABIC([.A706])" office:value-type="float" office:value="0">
            <text:p>Err:502</text:p>
          </table:table-cell>
        </table:table-row>
        <table:table-row table:style-name="ro1">
          <table:table-cell office:value-type="string">
            <text:p>MMCXXVII</text:p>
          </table:table-cell>
          <table:table-cell table:formula="of:=ARABIC([.A707])" office:value-type="float" office:value="2127">
            <text:p>2127</text:p>
          </table:table-cell>
        </table:table-row>
        <table:table-row table:style-name="ro1">
          <table:table-cell office:value-type="string">
            <text:p>MMDCCCLXVIII</text:p>
          </table:table-cell>
          <table:table-cell table:formula="of:=ARABIC([.A708])" office:value-type="float" office:value="2868">
            <text:p>2868</text:p>
          </table:table-cell>
        </table:table-row>
        <table:table-row table:style-name="ro1">
          <table:table-cell office:value-type="string">
            <text:p>MMMCXCII</text:p>
          </table:table-cell>
          <table:table-cell table:formula="of:=ARABIC([.A709])" office:value-type="float" office:value="3192">
            <text:p>3192</text:p>
          </table:table-cell>
        </table:table-row>
        <table:table-row table:style-name="ro1">
          <table:table-cell office:value-type="string">
            <text:p>MMMMDCLVIII</text:p>
          </table:table-cell>
          <table:table-cell table:formula="of:=ARABIC([.A710])" office:value-type="float" office:value="0">
            <text:p>Err:502</text:p>
          </table:table-cell>
        </table:table-row>
        <table:table-row table:style-name="ro1">
          <table:table-cell office:value-type="string">
            <text:p>MMMMDCCCXXXXII</text:p>
          </table:table-cell>
          <table:table-cell table:formula="of:=ARABIC([.A711])" office:value-type="float" office:value="0">
            <text:p>Err:502</text:p>
          </table:table-cell>
        </table:table-row>
        <table:table-row table:style-name="ro1">
          <table:table-cell office:value-type="string">
            <text:p>MMDCCCCLXXXXVI</text:p>
          </table:table-cell>
          <table:table-cell table:formula="of:=ARABIC([.A712])" office:value-type="float" office:value="2996">
            <text:p>2996</text:p>
          </table:table-cell>
        </table:table-row>
        <table:table-row table:style-name="ro1">
          <table:table-cell office:value-type="string">
            <text:p>MDCCXL</text:p>
          </table:table-cell>
          <table:table-cell table:formula="of:=ARABIC([.A713])" office:value-type="float" office:value="1740">
            <text:p>1740</text:p>
          </table:table-cell>
        </table:table-row>
        <table:table-row table:style-name="ro1">
          <table:table-cell office:value-type="string">
            <text:p>MDCCLVII</text:p>
          </table:table-cell>
          <table:table-cell table:formula="of:=ARABIC([.A714])" office:value-type="float" office:value="1757">
            <text:p>1757</text:p>
          </table:table-cell>
        </table:table-row>
        <table:table-row table:style-name="ro1">
          <table:table-cell office:value-type="string">
            <text:p>MMMMDCCCLXXXVI</text:p>
          </table:table-cell>
          <table:table-cell table:formula="of:=ARABIC([.A715])" office:value-type="float" office:value="0">
            <text:p>Err:502</text:p>
          </table:table-cell>
        </table:table-row>
        <table:table-row table:style-name="ro1">
          <table:table-cell office:value-type="string">
            <text:p>DCCXXXIII</text:p>
          </table:table-cell>
          <table:table-cell table:formula="of:=ARABIC([.A716])" office:value-type="float" office:value="733">
            <text:p>733</text:p>
          </table:table-cell>
        </table:table-row>
        <table:table-row table:style-name="ro1">
          <table:table-cell office:value-type="string">
            <text:p>MMMMDCCCCLXXXV</text:p>
          </table:table-cell>
          <table:table-cell table:formula="of:=ARABIC([.A717])" office:value-type="float" office:value="0">
            <text:p>Err:502</text:p>
          </table:table-cell>
        </table:table-row>
        <table:table-row table:style-name="ro1">
          <table:table-cell office:value-type="string">
            <text:p>MMCCXXXXVIII</text:p>
          </table:table-cell>
          <table:table-cell table:formula="of:=ARABIC([.A718])" office:value-type="float" office:value="2248">
            <text:p>2248</text:p>
          </table:table-cell>
        </table:table-row>
        <table:table-row table:style-name="ro1">
          <table:table-cell office:value-type="string">
            <text:p>MMMCCLXXVIII</text:p>
          </table:table-cell>
          <table:table-cell table:formula="of:=ARABIC([.A719])" office:value-type="float" office:value="3278">
            <text:p>3278</text:p>
          </table:table-cell>
        </table:table-row>
        <table:table-row table:style-name="ro1">
          <table:table-cell office:value-type="string">
            <text:p>MMMDCLXXVIII</text:p>
          </table:table-cell>
          <table:table-cell table:formula="of:=ARABIC([.A720])" office:value-type="float" office:value="3678">
            <text:p>3678</text:p>
          </table:table-cell>
        </table:table-row>
        <table:table-row table:style-name="ro1">
          <table:table-cell office:value-type="string">
            <text:p>DCCCI</text:p>
          </table:table-cell>
          <table:table-cell table:formula="of:=ARABIC([.A721])" office:value-type="float" office:value="801">
            <text:p>801</text:p>
          </table:table-cell>
        </table:table-row>
        <table:table-row table:style-name="ro1">
          <table:table-cell office:value-type="string">
            <text:p>MMMMLXXXXVIIII</text:p>
          </table:table-cell>
          <table:table-cell table:formula="of:=ARABIC([.A722])" office:value-type="float" office:value="0">
            <text:p>Err:502</text:p>
          </table:table-cell>
        </table:table-row>
        <table:table-row table:style-name="ro1">
          <table:table-cell office:value-type="string">
            <text:p>MMMCCCCLXXII</text:p>
          </table:table-cell>
          <table:table-cell table:formula="of:=ARABIC([.A723])" office:value-type="float" office:value="3472">
            <text:p>3472</text:p>
          </table:table-cell>
        </table:table-row>
        <table:table-row table:style-name="ro1">
          <table:table-cell office:value-type="string">
            <text:p>MMCLXXXVII</text:p>
          </table:table-cell>
          <table:table-cell table:formula="of:=ARABIC([.A724])" office:value-type="float" office:value="2187">
            <text:p>2187</text:p>
          </table:table-cell>
        </table:table-row>
        <table:table-row table:style-name="ro1">
          <table:table-cell office:value-type="string">
            <text:p>CCLXVI</text:p>
          </table:table-cell>
          <table:table-cell table:formula="of:=ARABIC([.A725])" office:value-type="float" office:value="266">
            <text:p>266</text:p>
          </table:table-cell>
        </table:table-row>
        <table:table-row table:style-name="ro1">
          <table:table-cell office:value-type="string">
            <text:p>MCDXLIII</text:p>
          </table:table-cell>
          <table:table-cell table:formula="of:=ARABIC([.A726])" office:value-type="float" office:value="1443">
            <text:p>1443</text:p>
          </table:table-cell>
        </table:table-row>
        <table:table-row table:style-name="ro1">
          <table:table-cell office:value-type="string">
            <text:p>MMCXXVIII</text:p>
          </table:table-cell>
          <table:table-cell table:formula="of:=ARABIC([.A727])" office:value-type="float" office:value="2128">
            <text:p>2128</text:p>
          </table:table-cell>
        </table:table-row>
        <table:table-row table:style-name="ro1">
          <table:table-cell office:value-type="string">
            <text:p>MDXIV</text:p>
          </table:table-cell>
          <table:table-cell table:formula="of:=ARABIC([.A728])" office:value-type="float" office:value="1514">
            <text:p>1514</text:p>
          </table:table-cell>
        </table:table-row>
        <table:table-row table:style-name="ro1">
          <table:table-cell office:value-type="string">
            <text:p>CCCXCVIII</text:p>
          </table:table-cell>
          <table:table-cell table:formula="of:=ARABIC([.A729])" office:value-type="float" office:value="398">
            <text:p>398</text:p>
          </table:table-cell>
        </table:table-row>
        <table:table-row table:style-name="ro1">
          <table:table-cell office:value-type="string">
            <text:p>CLXXVIII</text:p>
          </table:table-cell>
          <table:table-cell table:formula="of:=ARABIC([.A730])" office:value-type="float" office:value="178">
            <text:p>178</text:p>
          </table:table-cell>
        </table:table-row>
        <table:table-row table:style-name="ro1">
          <table:table-cell office:value-type="string">
            <text:p>MMCXXXXVIIII</text:p>
          </table:table-cell>
          <table:table-cell table:formula="of:=ARABIC([.A731])" office:value-type="float" office:value="2149">
            <text:p>2149</text:p>
          </table:table-cell>
        </table:table-row>
        <table:table-row table:style-name="ro1">
          <table:table-cell office:value-type="string">
            <text:p>MMMDCLXXXIV</text:p>
          </table:table-cell>
          <table:table-cell table:formula="of:=ARABIC([.A732])" office:value-type="float" office:value="3684">
            <text:p>3684</text:p>
          </table:table-cell>
        </table:table-row>
        <table:table-row table:style-name="ro1">
          <table:table-cell office:value-type="string">
            <text:p>CMLVIII</text:p>
          </table:table-cell>
          <table:table-cell table:formula="of:=ARABIC([.A733])" office:value-type="float" office:value="958">
            <text:p>958</text:p>
          </table:table-cell>
        </table:table-row>
        <table:table-row table:style-name="ro1">
          <table:table-cell office:value-type="string">
            <text:p>MCDLIX</text:p>
          </table:table-cell>
          <table:table-cell table:formula="of:=ARABIC([.A734])" office:value-type="float" office:value="1459">
            <text:p>1459</text:p>
          </table:table-cell>
        </table:table-row>
        <table:table-row table:style-name="ro1">
          <table:table-cell office:value-type="string">
            <text:p>MMMMDCCCXXXII</text:p>
          </table:table-cell>
          <table:table-cell table:formula="of:=ARABIC([.A735])" office:value-type="float" office:value="0">
            <text:p>Err:502</text:p>
          </table:table-cell>
        </table:table-row>
        <table:table-row table:style-name="ro1">
          <table:table-cell office:value-type="string">
            <text:p>MMMMDCXXXIIII</text:p>
          </table:table-cell>
          <table:table-cell table:formula="of:=ARABIC([.A736])" office:value-type="float" office:value="0">
            <text:p>Err:502</text:p>
          </table:table-cell>
        </table:table-row>
        <table:table-row table:style-name="ro1">
          <table:table-cell office:value-type="string">
            <text:p>MDCXXI</text:p>
          </table:table-cell>
          <table:table-cell table:formula="of:=ARABIC([.A737])" office:value-type="float" office:value="1621">
            <text:p>1621</text:p>
          </table:table-cell>
        </table:table-row>
        <table:table-row table:style-name="ro1">
          <table:table-cell office:value-type="string">
            <text:p>MMMDCXLV</text:p>
          </table:table-cell>
          <table:table-cell table:formula="of:=ARABIC([.A738])" office:value-type="float" office:value="3645">
            <text:p>3645</text:p>
          </table:table-cell>
        </table:table-row>
        <table:table-row table:style-name="ro1">
          <table:table-cell office:value-type="string">
            <text:p>MCLXXVIII</text:p>
          </table:table-cell>
          <table:table-cell table:formula="of:=ARABIC([.A739])" office:value-type="float" office:value="1178">
            <text:p>1178</text:p>
          </table:table-cell>
        </table:table-row>
        <table:table-row table:style-name="ro1">
          <table:table-cell office:value-type="string">
            <text:p>MCDXXII</text:p>
          </table:table-cell>
          <table:table-cell table:formula="of:=ARABIC([.A740])" office:value-type="float" office:value="1422">
            <text:p>1422</text:p>
          </table:table-cell>
        </table:table-row>
        <table:table-row table:style-name="ro1">
          <table:table-cell office:value-type="string">
            <text:p>IV</text:p>
          </table:table-cell>
          <table:table-cell table:formula="of:=ARABIC([.A741])" office:value-type="float" office:value="4">
            <text:p>4</text:p>
          </table:table-cell>
        </table:table-row>
        <table:table-row table:style-name="ro1">
          <table:table-cell office:value-type="string">
            <text:p>MCDLXXXXIII</text:p>
          </table:table-cell>
          <table:table-cell table:formula="of:=ARABIC([.A742])" office:value-type="float" office:value="1493">
            <text:p>1493</text:p>
          </table:table-cell>
        </table:table-row>
        <table:table-row table:style-name="ro1">
          <table:table-cell office:value-type="string">
            <text:p>MMMMDCCLXV</text:p>
          </table:table-cell>
          <table:table-cell table:formula="of:=ARABIC([.A743])" office:value-type="float" office:value="0">
            <text:p>Err:502</text:p>
          </table:table-cell>
        </table:table-row>
        <table:table-row table:style-name="ro1">
          <table:table-cell office:value-type="string">
            <text:p>CCLI</text:p>
          </table:table-cell>
          <table:table-cell table:formula="of:=ARABIC([.A744])" office:value-type="float" office:value="251">
            <text:p>251</text:p>
          </table:table-cell>
        </table:table-row>
        <table:table-row table:style-name="ro1">
          <table:table-cell office:value-type="string">
            <text:p>MMMMDCCCXXXVIII</text:p>
          </table:table-cell>
          <table:table-cell table:formula="of:=ARABIC([.A745])" office:value-type="float" office:value="0">
            <text:p>Err:502</text:p>
          </table:table-cell>
        </table:table-row>
        <table:table-row table:style-name="ro1">
          <table:table-cell office:value-type="string">
            <text:p>DCLXII</text:p>
          </table:table-cell>
          <table:table-cell table:formula="of:=ARABIC([.A746])" office:value-type="float" office:value="662">
            <text:p>662</text:p>
          </table:table-cell>
        </table:table-row>
        <table:table-row table:style-name="ro1">
          <table:table-cell office:value-type="string">
            <text:p>MCCCLXVII</text:p>
          </table:table-cell>
          <table:table-cell table:formula="of:=ARABIC([.A747])" office:value-type="float" office:value="1367">
            <text:p>1367</text:p>
          </table:table-cell>
        </table:table-row>
        <table:table-row table:style-name="ro1">
          <table:table-cell office:value-type="string">
            <text:p>MMMMDCCCXXXVI</text:p>
          </table:table-cell>
          <table:table-cell table:formula="of:=ARABIC([.A748])" office:value-type="float" office:value="0">
            <text:p>Err:502</text:p>
          </table:table-cell>
        </table:table-row>
        <table:table-row table:style-name="ro1">
          <table:table-cell office:value-type="string">
            <text:p>MMDCCXLI</text:p>
          </table:table-cell>
          <table:table-cell table:formula="of:=ARABIC([.A749])" office:value-type="float" office:value="2741">
            <text:p>2741</text:p>
          </table:table-cell>
        </table:table-row>
        <table:table-row table:style-name="ro1">
          <table:table-cell office:value-type="string">
            <text:p>MLXI</text:p>
          </table:table-cell>
          <table:table-cell table:formula="of:=ARABIC([.A750])" office:value-type="float" office:value="1061">
            <text:p>1061</text:p>
          </table:table-cell>
        </table:table-row>
        <table:table-row table:style-name="ro1">
          <table:table-cell office:value-type="string">
            <text:p>MMMCDLXVIII</text:p>
          </table:table-cell>
          <table:table-cell table:formula="of:=ARABIC([.A751])" office:value-type="float" office:value="3468">
            <text:p>3468</text:p>
          </table:table-cell>
        </table:table-row>
        <table:table-row table:style-name="ro1">
          <table:table-cell office:value-type="string">
            <text:p>MCCCCXCIII</text:p>
          </table:table-cell>
          <table:table-cell table:formula="of:=ARABIC([.A752])" office:value-type="float" office:value="1493">
            <text:p>1493</text:p>
          </table:table-cell>
        </table:table-row>
        <table:table-row table:style-name="ro1">
          <table:table-cell office:value-type="string">
            <text:p>XXXIII</text:p>
          </table:table-cell>
          <table:table-cell table:formula="of:=ARABIC([.A753])" office:value-type="float" office:value="33">
            <text:p>33</text:p>
          </table:table-cell>
        </table:table-row>
        <table:table-row table:style-name="ro1">
          <table:table-cell office:value-type="string">
            <text:p>MMMDCLXIII</text:p>
          </table:table-cell>
          <table:table-cell table:formula="of:=ARABIC([.A754])" office:value-type="float" office:value="3663">
            <text:p>3663</text:p>
          </table:table-cell>
        </table:table-row>
        <table:table-row table:style-name="ro1">
          <table:table-cell office:value-type="string">
            <text:p>MMMMDCL</text:p>
          </table:table-cell>
          <table:table-cell table:formula="of:=ARABIC([.A755])" office:value-type="float" office:value="0">
            <text:p>Err:502</text:p>
          </table:table-cell>
        </table:table-row>
        <table:table-row table:style-name="ro1">
          <table:table-cell office:value-type="string">
            <text:p>DCCCXXXXIIII</text:p>
          </table:table-cell>
          <table:table-cell table:formula="of:=ARABIC([.A756])" office:value-type="float" office:value="844">
            <text:p>844</text:p>
          </table:table-cell>
        </table:table-row>
        <table:table-row table:style-name="ro1">
          <table:table-cell office:value-type="string">
            <text:p>MMDLVII</text:p>
          </table:table-cell>
          <table:table-cell table:formula="of:=ARABIC([.A757])" office:value-type="float" office:value="2557">
            <text:p>2557</text:p>
          </table:table-cell>
        </table:table-row>
        <table:table-row table:style-name="ro1">
          <table:table-cell office:value-type="string">
            <text:p>DXXXVII</text:p>
          </table:table-cell>
          <table:table-cell table:formula="of:=ARABIC([.A758])" office:value-type="float" office:value="537">
            <text:p>537</text:p>
          </table:table-cell>
        </table:table-row>
        <table:table-row table:style-name="ro1">
          <table:table-cell office:value-type="string">
            <text:p>MCCCCXXIIII</text:p>
          </table:table-cell>
          <table:table-cell table:formula="of:=ARABIC([.A759])" office:value-type="float" office:value="1424">
            <text:p>1424</text:p>
          </table:table-cell>
        </table:table-row>
        <table:table-row table:style-name="ro1">
          <table:table-cell office:value-type="string">
            <text:p>MCVII</text:p>
          </table:table-cell>
          <table:table-cell table:formula="of:=ARABIC([.A760])" office:value-type="float" office:value="1107">
            <text:p>1107</text:p>
          </table:table-cell>
        </table:table-row>
        <table:table-row table:style-name="ro1">
          <table:table-cell office:value-type="string">
            <text:p>MMMMDCCXL</text:p>
          </table:table-cell>
          <table:table-cell table:formula="of:=ARABIC([.A761])" office:value-type="float" office:value="0">
            <text:p>Err:502</text:p>
          </table:table-cell>
        </table:table-row>
        <table:table-row table:style-name="ro1">
          <table:table-cell office:value-type="string">
            <text:p>MMMMCXXXXIIII</text:p>
          </table:table-cell>
          <table:table-cell table:formula="of:=ARABIC([.A762])" office:value-type="float" office:value="0">
            <text:p>Err:502</text:p>
          </table:table-cell>
        </table:table-row>
        <table:table-row table:style-name="ro1">
          <table:table-cell office:value-type="string">
            <text:p>MCCCCXXIV</text:p>
          </table:table-cell>
          <table:table-cell table:formula="of:=ARABIC([.A763])" office:value-type="float" office:value="1424">
            <text:p>1424</text:p>
          </table:table-cell>
        </table:table-row>
        <table:table-row table:style-name="ro1">
          <table:table-cell office:value-type="string">
            <text:p>MMCLXVIII</text:p>
          </table:table-cell>
          <table:table-cell table:formula="of:=ARABIC([.A764])" office:value-type="float" office:value="2168">
            <text:p>2168</text:p>
          </table:table-cell>
        </table:table-row>
        <table:table-row table:style-name="ro1">
          <table:table-cell office:value-type="string">
            <text:p>MMXCIII</text:p>
          </table:table-cell>
          <table:table-cell table:formula="of:=ARABIC([.A765])" office:value-type="float" office:value="2093">
            <text:p>2093</text:p>
          </table:table-cell>
        </table:table-row>
        <table:table-row table:style-name="ro1">
          <table:table-cell office:value-type="string">
            <text:p>MDCCLXXX</text:p>
          </table:table-cell>
          <table:table-cell table:formula="of:=ARABIC([.A766])" office:value-type="float" office:value="1780">
            <text:p>1780</text:p>
          </table:table-cell>
        </table:table-row>
        <table:table-row table:style-name="ro1">
          <table:table-cell office:value-type="string">
            <text:p>MCCCLIIII</text:p>
          </table:table-cell>
          <table:table-cell table:formula="of:=ARABIC([.A767])" office:value-type="float" office:value="1354">
            <text:p>1354</text:p>
          </table:table-cell>
        </table:table-row>
        <table:table-row table:style-name="ro1">
          <table:table-cell office:value-type="string">
            <text:p>MMDCLXXI</text:p>
          </table:table-cell>
          <table:table-cell table:formula="of:=ARABIC([.A768])" office:value-type="float" office:value="2671">
            <text:p>2671</text:p>
          </table:table-cell>
        </table:table-row>
        <table:table-row table:style-name="ro1">
          <table:table-cell office:value-type="string">
            <text:p>MXI</text:p>
          </table:table-cell>
          <table:table-cell table:formula="of:=ARABIC([.A769])" office:value-type="float" office:value="1011">
            <text:p>1011</text:p>
          </table:table-cell>
        </table:table-row>
        <table:table-row table:style-name="ro1">
          <table:table-cell office:value-type="string">
            <text:p>MCMLIV</text:p>
          </table:table-cell>
          <table:table-cell table:formula="of:=ARABIC([.A770])" office:value-type="float" office:value="1954">
            <text:p>1954</text:p>
          </table:table-cell>
        </table:table-row>
        <table:table-row table:style-name="ro1">
          <table:table-cell office:value-type="string">
            <text:p>MMMCCIIII</text:p>
          </table:table-cell>
          <table:table-cell table:formula="of:=ARABIC([.A771])" office:value-type="float" office:value="3204">
            <text:p>3204</text:p>
          </table:table-cell>
        </table:table-row>
        <table:table-row table:style-name="ro1">
          <table:table-cell office:value-type="string">
            <text:p>DCCLXXXVIIII</text:p>
          </table:table-cell>
          <table:table-cell table:formula="of:=ARABIC([.A772])" office:value-type="float" office:value="789">
            <text:p>789</text:p>
          </table:table-cell>
        </table:table-row>
        <table:table-row table:style-name="ro1">
          <table:table-cell office:value-type="string">
            <text:p>MDCLIV</text:p>
          </table:table-cell>
          <table:table-cell table:formula="of:=ARABIC([.A773])" office:value-type="float" office:value="1654">
            <text:p>1654</text:p>
          </table:table-cell>
        </table:table-row>
        <table:table-row table:style-name="ro1">
          <table:table-cell office:value-type="string">
            <text:p>MMMDCXIX</text:p>
          </table:table-cell>
          <table:table-cell table:formula="of:=ARABIC([.A774])" office:value-type="float" office:value="3619">
            <text:p>3619</text:p>
          </table:table-cell>
        </table:table-row>
        <table:table-row table:style-name="ro1">
          <table:table-cell office:value-type="string">
            <text:p>CMLXXXI</text:p>
          </table:table-cell>
          <table:table-cell table:formula="of:=ARABIC([.A775])" office:value-type="float" office:value="981">
            <text:p>981</text:p>
          </table:table-cell>
        </table:table-row>
        <table:table-row table:style-name="ro1">
          <table:table-cell office:value-type="string">
            <text:p>DCCLXXXVII</text:p>
          </table:table-cell>
          <table:table-cell table:formula="of:=ARABIC([.A776])" office:value-type="float" office:value="787">
            <text:p>787</text:p>
          </table:table-cell>
        </table:table-row>
        <table:table-row table:style-name="ro1">
          <table:table-cell office:value-type="string">
            <text:p>XXV</text:p>
          </table:table-cell>
          <table:table-cell table:formula="of:=ARABIC([.A777])" office:value-type="float" office:value="25">
            <text:p>25</text:p>
          </table:table-cell>
        </table:table-row>
        <table:table-row table:style-name="ro1">
          <table:table-cell office:value-type="string">
            <text:p>MMMXXXVI</text:p>
          </table:table-cell>
          <table:table-cell table:formula="of:=ARABIC([.A778])" office:value-type="float" office:value="3036">
            <text:p>3036</text:p>
          </table:table-cell>
        </table:table-row>
        <table:table-row table:style-name="ro1">
          <table:table-cell office:value-type="string">
            <text:p>MDVIIII</text:p>
          </table:table-cell>
          <table:table-cell table:formula="of:=ARABIC([.A779])" office:value-type="float" office:value="1509">
            <text:p>1509</text:p>
          </table:table-cell>
        </table:table-row>
        <table:table-row table:style-name="ro1">
          <table:table-cell office:value-type="string">
            <text:p>CLXIII</text:p>
          </table:table-cell>
          <table:table-cell table:formula="of:=ARABIC([.A780])" office:value-type="float" office:value="163">
            <text:p>163</text:p>
          </table:table-cell>
        </table:table-row>
        <table:table-row table:style-name="ro1">
          <table:table-cell office:value-type="string">
            <text:p>MMMCDLVIIII</text:p>
          </table:table-cell>
          <table:table-cell table:formula="of:=ARABIC([.A781])" office:value-type="float" office:value="3459">
            <text:p>3459</text:p>
          </table:table-cell>
        </table:table-row>
        <table:table-row table:style-name="ro1">
          <table:table-cell office:value-type="string">
            <text:p>MMCCCCVII</text:p>
          </table:table-cell>
          <table:table-cell table:formula="of:=ARABIC([.A782])" office:value-type="float" office:value="2407">
            <text:p>2407</text:p>
          </table:table-cell>
        </table:table-row>
        <table:table-row table:style-name="ro1">
          <table:table-cell office:value-type="string">
            <text:p>MMMLXX</text:p>
          </table:table-cell>
          <table:table-cell table:formula="of:=ARABIC([.A783])" office:value-type="float" office:value="3070">
            <text:p>3070</text:p>
          </table:table-cell>
        </table:table-row>
        <table:table-row table:style-name="ro1">
          <table:table-cell office:value-type="string">
            <text:p>MXXXXII</text:p>
          </table:table-cell>
          <table:table-cell table:formula="of:=ARABIC([.A784])" office:value-type="float" office:value="1042">
            <text:p>1042</text:p>
          </table:table-cell>
        </table:table-row>
        <table:table-row table:style-name="ro1">
          <table:table-cell office:value-type="string">
            <text:p>MMMMCCCLXVIII</text:p>
          </table:table-cell>
          <table:table-cell table:formula="of:=ARABIC([.A785])" office:value-type="float" office:value="0">
            <text:p>Err:502</text:p>
          </table:table-cell>
        </table:table-row>
        <table:table-row table:style-name="ro1">
          <table:table-cell office:value-type="string">
            <text:p>MMDCCCXXVIII</text:p>
          </table:table-cell>
          <table:table-cell table:formula="of:=ARABIC([.A786])" office:value-type="float" office:value="2828">
            <text:p>2828</text:p>
          </table:table-cell>
        </table:table-row>
        <table:table-row table:style-name="ro1">
          <table:table-cell office:value-type="string">
            <text:p>MMMMDCXXXXI</text:p>
          </table:table-cell>
          <table:table-cell table:formula="of:=ARABIC([.A787])" office:value-type="float" office:value="0">
            <text:p>Err:502</text:p>
          </table:table-cell>
        </table:table-row>
        <table:table-row table:style-name="ro1">
          <table:table-cell office:value-type="string">
            <text:p>MMMMDCCCXXXXV</text:p>
          </table:table-cell>
          <table:table-cell table:formula="of:=ARABIC([.A788])" office:value-type="float" office:value="0">
            <text:p>Err:502</text:p>
          </table:table-cell>
        </table:table-row>
        <table:table-row table:style-name="ro1">
          <table:table-cell office:value-type="string">
            <text:p>MMMXV</text:p>
          </table:table-cell>
          <table:table-cell table:formula="of:=ARABIC([.A789])" office:value-type="float" office:value="3015">
            <text:p>3015</text:p>
          </table:table-cell>
        </table:table-row>
        <table:table-row table:style-name="ro1">
          <table:table-cell office:value-type="string">
            <text:p>MMMMCCXVIIII</text:p>
          </table:table-cell>
          <table:table-cell table:formula="of:=ARABIC([.A790])" office:value-type="float" office:value="0">
            <text:p>Err:502</text:p>
          </table:table-cell>
        </table:table-row>
        <table:table-row table:style-name="ro1">
          <table:table-cell office:value-type="string">
            <text:p>MMDCCXIIII</text:p>
          </table:table-cell>
          <table:table-cell table:formula="of:=ARABIC([.A791])" office:value-type="float" office:value="2714">
            <text:p>2714</text:p>
          </table:table-cell>
        </table:table-row>
        <table:table-row table:style-name="ro1">
          <table:table-cell office:value-type="string">
            <text:p>MMMXXVII</text:p>
          </table:table-cell>
          <table:table-cell table:formula="of:=ARABIC([.A792])" office:value-type="float" office:value="3027">
            <text:p>3027</text:p>
          </table:table-cell>
        </table:table-row>
        <table:table-row table:style-name="ro1">
          <table:table-cell office:value-type="string">
            <text:p>MDCCLVIIII</text:p>
          </table:table-cell>
          <table:table-cell table:formula="of:=ARABIC([.A793])" office:value-type="float" office:value="1759">
            <text:p>1759</text:p>
          </table:table-cell>
        </table:table-row>
        <table:table-row table:style-name="ro1">
          <table:table-cell office:value-type="string">
            <text:p>MMCXXIIII</text:p>
          </table:table-cell>
          <table:table-cell table:formula="of:=ARABIC([.A794])" office:value-type="float" office:value="2124">
            <text:p>2124</text:p>
          </table:table-cell>
        </table:table-row>
        <table:table-row table:style-name="ro1">
          <table:table-cell office:value-type="string">
            <text:p>MCCCLXXIV</text:p>
          </table:table-cell>
          <table:table-cell table:formula="of:=ARABIC([.A795])" office:value-type="float" office:value="1374">
            <text:p>1374</text:p>
          </table:table-cell>
        </table:table-row>
        <table:table-row table:style-name="ro1">
          <table:table-cell office:value-type="string">
            <text:p>DCLVIII</text:p>
          </table:table-cell>
          <table:table-cell table:formula="of:=ARABIC([.A796])" office:value-type="float" office:value="658">
            <text:p>658</text:p>
          </table:table-cell>
        </table:table-row>
        <table:table-row table:style-name="ro1">
          <table:table-cell office:value-type="string">
            <text:p>MMMLVII</text:p>
          </table:table-cell>
          <table:table-cell table:formula="of:=ARABIC([.A797])" office:value-type="float" office:value="3057">
            <text:p>3057</text:p>
          </table:table-cell>
        </table:table-row>
        <table:table-row table:style-name="ro1">
          <table:table-cell office:value-type="string">
            <text:p>MMMCXLV</text:p>
          </table:table-cell>
          <table:table-cell table:formula="of:=ARABIC([.A798])" office:value-type="float" office:value="3145">
            <text:p>3145</text:p>
          </table:table-cell>
        </table:table-row>
        <table:table-row table:style-name="ro1">
          <table:table-cell office:value-type="string">
            <text:p>MMXCVII</text:p>
          </table:table-cell>
          <table:table-cell table:formula="of:=ARABIC([.A799])" office:value-type="float" office:value="2097">
            <text:p>2097</text:p>
          </table:table-cell>
        </table:table-row>
        <table:table-row table:style-name="ro1">
          <table:table-cell office:value-type="string">
            <text:p>MMMCCCLXXXVII</text:p>
          </table:table-cell>
          <table:table-cell table:formula="of:=ARABIC([.A800])" office:value-type="float" office:value="3387">
            <text:p>3387</text:p>
          </table:table-cell>
        </table:table-row>
        <table:table-row table:style-name="ro1">
          <table:table-cell office:value-type="string">
            <text:p>MMMMCCXXII</text:p>
          </table:table-cell>
          <table:table-cell table:formula="of:=ARABIC([.A801])" office:value-type="float" office:value="0">
            <text:p>Err:502</text:p>
          </table:table-cell>
        </table:table-row>
        <table:table-row table:style-name="ro1">
          <table:table-cell office:value-type="string">
            <text:p>DXII</text:p>
          </table:table-cell>
          <table:table-cell table:formula="of:=ARABIC([.A802])" office:value-type="float" office:value="512">
            <text:p>512</text:p>
          </table:table-cell>
        </table:table-row>
        <table:table-row table:style-name="ro1">
          <table:table-cell office:value-type="string">
            <text:p>MMMDLV</text:p>
          </table:table-cell>
          <table:table-cell table:formula="of:=ARABIC([.A803])" office:value-type="float" office:value="3555">
            <text:p>3555</text:p>
          </table:table-cell>
        </table:table-row>
        <table:table-row table:style-name="ro1">
          <table:table-cell office:value-type="string">
            <text:p>MCCCLXXVIII</text:p>
          </table:table-cell>
          <table:table-cell table:formula="of:=ARABIC([.A804])" office:value-type="float" office:value="1378">
            <text:p>1378</text:p>
          </table:table-cell>
        </table:table-row>
        <table:table-row table:style-name="ro1">
          <table:table-cell office:value-type="string">
            <text:p>MMMCLIIII</text:p>
          </table:table-cell>
          <table:table-cell table:formula="of:=ARABIC([.A805])" office:value-type="float" office:value="3154">
            <text:p>3154</text:p>
          </table:table-cell>
        </table:table-row>
        <table:table-row table:style-name="ro1">
          <table:table-cell office:value-type="string">
            <text:p>MMMMCLXXXX</text:p>
          </table:table-cell>
          <table:table-cell table:formula="of:=ARABIC([.A806])" office:value-type="float" office:value="0">
            <text:p>Err:502</text:p>
          </table:table-cell>
        </table:table-row>
        <table:table-row table:style-name="ro1">
          <table:table-cell office:value-type="string">
            <text:p>MMMCLXXXIIII</text:p>
          </table:table-cell>
          <table:table-cell table:formula="of:=ARABIC([.A807])" office:value-type="float" office:value="3184">
            <text:p>3184</text:p>
          </table:table-cell>
        </table:table-row>
        <table:table-row table:style-name="ro1">
          <table:table-cell office:value-type="string">
            <text:p>MDCXXIII</text:p>
          </table:table-cell>
          <table:table-cell table:formula="of:=ARABIC([.A808])" office:value-type="float" office:value="1623">
            <text:p>1623</text:p>
          </table:table-cell>
        </table:table-row>
        <table:table-row table:style-name="ro1">
          <table:table-cell office:value-type="string">
            <text:p>MMMMCCXVI</text:p>
          </table:table-cell>
          <table:table-cell table:formula="of:=ARABIC([.A809])" office:value-type="float" office:value="0">
            <text:p>Err:502</text:p>
          </table:table-cell>
        </table:table-row>
        <table:table-row table:style-name="ro1">
          <table:table-cell office:value-type="string">
            <text:p>MMMMDLXXXIII</text:p>
          </table:table-cell>
          <table:table-cell table:formula="of:=ARABIC([.A810])" office:value-type="float" office:value="0">
            <text:p>Err:502</text:p>
          </table:table-cell>
        </table:table-row>
        <table:table-row table:style-name="ro1">
          <table:table-cell office:value-type="string">
            <text:p>MMMDXXXXIII</text:p>
          </table:table-cell>
          <table:table-cell table:formula="of:=ARABIC([.A811])" office:value-type="float" office:value="3543">
            <text:p>3543</text:p>
          </table:table-cell>
        </table:table-row>
        <table:table-row table:style-name="ro1">
          <table:table-cell office:value-type="string">
            <text:p>MMMMCCCCLV</text:p>
          </table:table-cell>
          <table:table-cell table:formula="of:=ARABIC([.A812])" office:value-type="float" office:value="0">
            <text:p>Err:502</text:p>
          </table:table-cell>
        </table:table-row>
        <table:table-row table:style-name="ro1">
          <table:table-cell office:value-type="string">
            <text:p>MMMDLXXXI</text:p>
          </table:table-cell>
          <table:table-cell table:formula="of:=ARABIC([.A813])" office:value-type="float" office:value="3581">
            <text:p>3581</text:p>
          </table:table-cell>
        </table:table-row>
        <table:table-row table:style-name="ro1">
          <table:table-cell office:value-type="string">
            <text:p>MMMCCLXXVI</text:p>
          </table:table-cell>
          <table:table-cell table:formula="of:=ARABIC([.A814])" office:value-type="float" office:value="3276">
            <text:p>3276</text:p>
          </table:table-cell>
        </table:table-row>
        <table:table-row table:style-name="ro1">
          <table:table-cell office:value-type="string">
            <text:p>MMMMXX</text:p>
          </table:table-cell>
          <table:table-cell table:formula="of:=ARABIC([.A815])" office:value-type="float" office:value="0">
            <text:p>Err:502</text:p>
          </table:table-cell>
        </table:table-row>
        <table:table-row table:style-name="ro1">
          <table:table-cell office:value-type="string">
            <text:p>MMMMDLVI</text:p>
          </table:table-cell>
          <table:table-cell table:formula="of:=ARABIC([.A816])" office:value-type="float" office:value="0">
            <text:p>Err:502</text:p>
          </table:table-cell>
        </table:table-row>
        <table:table-row table:style-name="ro1">
          <table:table-cell office:value-type="string">
            <text:p>MCCCCLXXX</text:p>
          </table:table-cell>
          <table:table-cell table:formula="of:=ARABIC([.A817])" office:value-type="float" office:value="1480">
            <text:p>1480</text:p>
          </table:table-cell>
        </table:table-row>
        <table:table-row table:style-name="ro1">
          <table:table-cell office:value-type="string">
            <text:p>MMMXXII</text:p>
          </table:table-cell>
          <table:table-cell table:formula="of:=ARABIC([.A818])" office:value-type="float" office:value="3022">
            <text:p>3022</text:p>
          </table:table-cell>
        </table:table-row>
        <table:table-row table:style-name="ro1">
          <table:table-cell office:value-type="string">
            <text:p>MMXXII</text:p>
          </table:table-cell>
          <table:table-cell table:formula="of:=ARABIC([.A819])" office:value-type="float" office:value="2022">
            <text:p>2022</text:p>
          </table:table-cell>
        </table:table-row>
        <table:table-row table:style-name="ro1">
          <table:table-cell office:value-type="string">
            <text:p>MMDCCCCXXXI</text:p>
          </table:table-cell>
          <table:table-cell table:formula="of:=ARABIC([.A820])" office:value-type="float" office:value="2931">
            <text:p>2931</text:p>
          </table:table-cell>
        </table:table-row>
        <table:table-row table:style-name="ro1">
          <table:table-cell office:value-type="string">
            <text:p>MMMDXXV</text:p>
          </table:table-cell>
          <table:table-cell table:formula="of:=ARABIC([.A821])" office:value-type="float" office:value="3525">
            <text:p>3525</text:p>
          </table:table-cell>
        </table:table-row>
        <table:table-row table:style-name="ro1">
          <table:table-cell office:value-type="string">
            <text:p>MMMDCLXXXVIIII</text:p>
          </table:table-cell>
          <table:table-cell table:formula="of:=ARABIC([.A822])" office:value-type="float" office:value="3689">
            <text:p>3689</text:p>
          </table:table-cell>
        </table:table-row>
        <table:table-row table:style-name="ro1">
          <table:table-cell office:value-type="string">
            <text:p>MMMDLXXXXVII</text:p>
          </table:table-cell>
          <table:table-cell table:formula="of:=ARABIC([.A823])" office:value-type="float" office:value="3597">
            <text:p>3597</text:p>
          </table:table-cell>
        </table:table-row>
        <table:table-row table:style-name="ro1">
          <table:table-cell office:value-type="string">
            <text:p>MDLXIIII</text:p>
          </table:table-cell>
          <table:table-cell table:formula="of:=ARABIC([.A824])" office:value-type="float" office:value="1564">
            <text:p>1564</text:p>
          </table:table-cell>
        </table:table-row>
        <table:table-row table:style-name="ro1">
          <table:table-cell office:value-type="string">
            <text:p>CMXC</text:p>
          </table:table-cell>
          <table:table-cell table:formula="of:=ARABIC([.A825])" office:value-type="float" office:value="990">
            <text:p>990</text:p>
          </table:table-cell>
        </table:table-row>
        <table:table-row table:style-name="ro1">
          <table:table-cell office:value-type="string">
            <text:p>MMMXXXVIII</text:p>
          </table:table-cell>
          <table:table-cell table:formula="of:=ARABIC([.A826])" office:value-type="float" office:value="3038">
            <text:p>3038</text:p>
          </table:table-cell>
        </table:table-row>
        <table:table-row table:style-name="ro1">
          <table:table-cell office:value-type="string">
            <text:p>MDLXXXVIII</text:p>
          </table:table-cell>
          <table:table-cell table:formula="of:=ARABIC([.A827])" office:value-type="float" office:value="1588">
            <text:p>1588</text:p>
          </table:table-cell>
        </table:table-row>
        <table:table-row table:style-name="ro1">
          <table:table-cell office:value-type="string">
            <text:p>MCCCLXXVI</text:p>
          </table:table-cell>
          <table:table-cell table:formula="of:=ARABIC([.A828])" office:value-type="float" office:value="1376">
            <text:p>1376</text:p>
          </table:table-cell>
        </table:table-row>
        <table:table-row table:style-name="ro1">
          <table:table-cell office:value-type="string">
            <text:p>MMCDLIX</text:p>
          </table:table-cell>
          <table:table-cell table:formula="of:=ARABIC([.A829])" office:value-type="float" office:value="2459">
            <text:p>2459</text:p>
          </table:table-cell>
        </table:table-row>
        <table:table-row table:style-name="ro1">
          <table:table-cell office:value-type="string">
            <text:p>MMDCCCXVIII</text:p>
          </table:table-cell>
          <table:table-cell table:formula="of:=ARABIC([.A830])" office:value-type="float" office:value="2818">
            <text:p>2818</text:p>
          </table:table-cell>
        </table:table-row>
        <table:table-row table:style-name="ro1">
          <table:table-cell office:value-type="string">
            <text:p>MDCCCXXXXVI</text:p>
          </table:table-cell>
          <table:table-cell table:formula="of:=ARABIC([.A831])" office:value-type="float" office:value="1846">
            <text:p>1846</text:p>
          </table:table-cell>
        </table:table-row>
        <table:table-row table:style-name="ro1">
          <table:table-cell office:value-type="string">
            <text:p>MMMMCMIV</text:p>
          </table:table-cell>
          <table:table-cell table:formula="of:=ARABIC([.A832])" office:value-type="float" office:value="0">
            <text:p>Err:502</text:p>
          </table:table-cell>
        </table:table-row>
        <table:table-row table:style-name="ro1">
          <table:table-cell office:value-type="string">
            <text:p>MMMMDCIIII</text:p>
          </table:table-cell>
          <table:table-cell table:formula="of:=ARABIC([.A833])" office:value-type="float" office:value="0">
            <text:p>Err:502</text:p>
          </table:table-cell>
        </table:table-row>
        <table:table-row table:style-name="ro1">
          <table:table-cell office:value-type="string">
            <text:p>MMCCXXXV</text:p>
          </table:table-cell>
          <table:table-cell table:formula="of:=ARABIC([.A834])" office:value-type="float" office:value="2235">
            <text:p>2235</text:p>
          </table:table-cell>
        </table:table-row>
        <table:table-row table:style-name="ro1">
          <table:table-cell office:value-type="string">
            <text:p>XXXXVI</text:p>
          </table:table-cell>
          <table:table-cell table:formula="of:=ARABIC([.A835])" office:value-type="float" office:value="46">
            <text:p>46</text:p>
          </table:table-cell>
        </table:table-row>
        <table:table-row table:style-name="ro1">
          <table:table-cell office:value-type="string">
            <text:p>MMMMCCXVII</text:p>
          </table:table-cell>
          <table:table-cell table:formula="of:=ARABIC([.A836])" office:value-type="float" office:value="0">
            <text:p>Err:502</text:p>
          </table:table-cell>
        </table:table-row>
        <table:table-row table:style-name="ro1">
          <table:table-cell office:value-type="string">
            <text:p>MMCCXXIV</text:p>
          </table:table-cell>
          <table:table-cell table:formula="of:=ARABIC([.A837])" office:value-type="float" office:value="2224">
            <text:p>2224</text:p>
          </table:table-cell>
        </table:table-row>
        <table:table-row table:style-name="ro1">
          <table:table-cell office:value-type="string">
            <text:p>MCMLVIIII</text:p>
          </table:table-cell>
          <table:table-cell table:formula="of:=ARABIC([.A838])" office:value-type="float" office:value="1959">
            <text:p>1959</text:p>
          </table:table-cell>
        </table:table-row>
        <table:table-row table:style-name="ro1">
          <table:table-cell office:value-type="string">
            <text:p>MLXXXIX</text:p>
          </table:table-cell>
          <table:table-cell table:formula="of:=ARABIC([.A839])" office:value-type="float" office:value="1089">
            <text:p>1089</text:p>
          </table:table-cell>
        </table:table-row>
        <table:table-row table:style-name="ro1">
          <table:table-cell office:value-type="string">
            <text:p>MMMMLXXXIX</text:p>
          </table:table-cell>
          <table:table-cell table:formula="of:=ARABIC([.A840])" office:value-type="float" office:value="0">
            <text:p>Err:502</text:p>
          </table:table-cell>
        </table:table-row>
        <table:table-row table:style-name="ro1">
          <table:table-cell office:value-type="string">
            <text:p>CLXXXXIX</text:p>
          </table:table-cell>
          <table:table-cell table:formula="of:=ARABIC([.A841])" office:value-type="float" office:value="199">
            <text:p>199</text:p>
          </table:table-cell>
        </table:table-row>
        <table:table-row table:style-name="ro1">
          <table:table-cell office:value-type="string">
            <text:p>MMMDCCCCLVIII</text:p>
          </table:table-cell>
          <table:table-cell table:formula="of:=ARABIC([.A842])" office:value-type="float" office:value="3958">
            <text:p>3958</text:p>
          </table:table-cell>
        </table:table-row>
        <table:table-row table:style-name="ro1">
          <table:table-cell office:value-type="string">
            <text:p>MMMMCCLXXIII</text:p>
          </table:table-cell>
          <table:table-cell table:formula="of:=ARABIC([.A843])" office:value-type="float" office:value="0">
            <text:p>Err:502</text:p>
          </table:table-cell>
        </table:table-row>
        <table:table-row table:style-name="ro1">
          <table:table-cell office:value-type="string">
            <text:p>MCCCC</text:p>
          </table:table-cell>
          <table:table-cell table:formula="of:=ARABIC([.A844])" office:value-type="float" office:value="1400">
            <text:p>1400</text:p>
          </table:table-cell>
        </table:table-row>
        <table:table-row table:style-name="ro1">
          <table:table-cell office:value-type="string">
            <text:p>DCCCLIX</text:p>
          </table:table-cell>
          <table:table-cell table:formula="of:=ARABIC([.A845])" office:value-type="float" office:value="859">
            <text:p>859</text:p>
          </table:table-cell>
        </table:table-row>
        <table:table-row table:style-name="ro1">
          <table:table-cell office:value-type="string">
            <text:p>MMMCCCLXXXII</text:p>
          </table:table-cell>
          <table:table-cell table:formula="of:=ARABIC([.A846])" office:value-type="float" office:value="3382">
            <text:p>3382</text:p>
          </table:table-cell>
        </table:table-row>
        <table:table-row table:style-name="ro1">
          <table:table-cell office:value-type="string">
            <text:p>MMMCCLXVIIII</text:p>
          </table:table-cell>
          <table:table-cell table:formula="of:=ARABIC([.A847])" office:value-type="float" office:value="3269">
            <text:p>3269</text:p>
          </table:table-cell>
        </table:table-row>
        <table:table-row table:style-name="ro1">
          <table:table-cell office:value-type="string">
            <text:p>MCLXXXV</text:p>
          </table:table-cell>
          <table:table-cell table:formula="of:=ARABIC([.A848])" office:value-type="float" office:value="1185">
            <text:p>1185</text:p>
          </table:table-cell>
        </table:table-row>
        <table:table-row table:style-name="ro1">
          <table:table-cell office:value-type="string">
            <text:p>CDLXXXVII</text:p>
          </table:table-cell>
          <table:table-cell table:formula="of:=ARABIC([.A849])" office:value-type="float" office:value="487">
            <text:p>487</text:p>
          </table:table-cell>
        </table:table-row>
        <table:table-row table:style-name="ro1">
          <table:table-cell office:value-type="string">
            <text:p>DCVI</text:p>
          </table:table-cell>
          <table:table-cell table:formula="of:=ARABIC([.A850])" office:value-type="float" office:value="606">
            <text:p>606</text:p>
          </table:table-cell>
        </table:table-row>
        <table:table-row table:style-name="ro1">
          <table:table-cell office:value-type="string">
            <text:p>MMX</text:p>
          </table:table-cell>
          <table:table-cell table:formula="of:=ARABIC([.A851])" office:value-type="float" office:value="2010">
            <text:p>2010</text:p>
          </table:table-cell>
        </table:table-row>
        <table:table-row table:style-name="ro1">
          <table:table-cell office:value-type="string">
            <text:p>MMCCXIII</text:p>
          </table:table-cell>
          <table:table-cell table:formula="of:=ARABIC([.A852])" office:value-type="float" office:value="2213">
            <text:p>2213</text:p>
          </table:table-cell>
        </table:table-row>
        <table:table-row table:style-name="ro1">
          <table:table-cell office:value-type="string">
            <text:p>MMMMDCXX</text:p>
          </table:table-cell>
          <table:table-cell table:formula="of:=ARABIC([.A853])" office:value-type="float" office:value="0">
            <text:p>Err:502</text:p>
          </table:table-cell>
        </table:table-row>
        <table:table-row table:style-name="ro1">
          <table:table-cell office:value-type="string">
            <text:p>MMMMXXVIII</text:p>
          </table:table-cell>
          <table:table-cell table:formula="of:=ARABIC([.A854])" office:value-type="float" office:value="0">
            <text:p>Err:502</text:p>
          </table:table-cell>
        </table:table-row>
        <table:table-row table:style-name="ro1">
          <table:table-cell office:value-type="string">
            <text:p>DCCCLXII</text:p>
          </table:table-cell>
          <table:table-cell table:formula="of:=ARABIC([.A855])" office:value-type="float" office:value="862">
            <text:p>862</text:p>
          </table:table-cell>
        </table:table-row>
        <table:table-row table:style-name="ro1">
          <table:table-cell office:value-type="string">
            <text:p>MMMMCCCXLIII</text:p>
          </table:table-cell>
          <table:table-cell table:formula="of:=ARABIC([.A856])" office:value-type="float" office:value="0">
            <text:p>Err:502</text:p>
          </table:table-cell>
        </table:table-row>
        <table:table-row table:style-name="ro1">
          <table:table-cell office:value-type="string">
            <text:p>MMMMCLXV</text:p>
          </table:table-cell>
          <table:table-cell table:formula="of:=ARABIC([.A857])" office:value-type="float" office:value="0">
            <text:p>Err:502</text:p>
          </table:table-cell>
        </table:table-row>
        <table:table-row table:style-name="ro1">
          <table:table-cell office:value-type="string">
            <text:p>DXCI</text:p>
          </table:table-cell>
          <table:table-cell table:formula="of:=ARABIC([.A858])" office:value-type="float" office:value="591">
            <text:p>591</text:p>
          </table:table-cell>
        </table:table-row>
        <table:table-row table:style-name="ro1">
          <table:table-cell office:value-type="string">
            <text:p>MMMMCLXXX</text:p>
          </table:table-cell>
          <table:table-cell table:formula="of:=ARABIC([.A859])" office:value-type="float" office:value="0">
            <text:p>Err:502</text:p>
          </table:table-cell>
        </table:table-row>
        <table:table-row table:style-name="ro1">
          <table:table-cell office:value-type="string">
            <text:p>MMMDCCXXXXI</text:p>
          </table:table-cell>
          <table:table-cell table:formula="of:=ARABIC([.A860])" office:value-type="float" office:value="3741">
            <text:p>3741</text:p>
          </table:table-cell>
        </table:table-row>
        <table:table-row table:style-name="ro1">
          <table:table-cell office:value-type="string">
            <text:p>MMMMXXXXVI</text:p>
          </table:table-cell>
          <table:table-cell table:formula="of:=ARABIC([.A861])" office:value-type="float" office:value="0">
            <text:p>Err:502</text:p>
          </table:table-cell>
        </table:table-row>
        <table:table-row table:style-name="ro1">
          <table:table-cell office:value-type="string">
            <text:p>DCLX</text:p>
          </table:table-cell>
          <table:table-cell table:formula="of:=ARABIC([.A862])" office:value-type="float" office:value="660">
            <text:p>660</text:p>
          </table:table-cell>
        </table:table-row>
        <table:table-row table:style-name="ro1">
          <table:table-cell office:value-type="string">
            <text:p>MMMCCCXI</text:p>
          </table:table-cell>
          <table:table-cell table:formula="of:=ARABIC([.A863])" office:value-type="float" office:value="3311">
            <text:p>3311</text:p>
          </table:table-cell>
        </table:table-row>
        <table:table-row table:style-name="ro1">
          <table:table-cell office:value-type="string">
            <text:p>MCCLXXX</text:p>
          </table:table-cell>
          <table:table-cell table:formula="of:=ARABIC([.A864])" office:value-type="float" office:value="1280">
            <text:p>1280</text:p>
          </table:table-cell>
        </table:table-row>
        <table:table-row table:style-name="ro1">
          <table:table-cell office:value-type="string">
            <text:p>MMCDLXXII</text:p>
          </table:table-cell>
          <table:table-cell table:formula="of:=ARABIC([.A865])" office:value-type="float" office:value="2472">
            <text:p>2472</text:p>
          </table:table-cell>
        </table:table-row>
        <table:table-row table:style-name="ro1">
          <table:table-cell office:value-type="string">
            <text:p>DCCLXXI</text:p>
          </table:table-cell>
          <table:table-cell table:formula="of:=ARABIC([.A866])" office:value-type="float" office:value="771">
            <text:p>771</text:p>
          </table:table-cell>
        </table:table-row>
        <table:table-row table:style-name="ro1">
          <table:table-cell office:value-type="string">
            <text:p>MMMCCCXXXVI</text:p>
          </table:table-cell>
          <table:table-cell table:formula="of:=ARABIC([.A867])" office:value-type="float" office:value="3336">
            <text:p>3336</text:p>
          </table:table-cell>
        </table:table-row>
        <table:table-row table:style-name="ro1">
          <table:table-cell office:value-type="string">
            <text:p>MCCCCLXXXVIIII</text:p>
          </table:table-cell>
          <table:table-cell table:formula="of:=ARABIC([.A868])" office:value-type="float" office:value="1489">
            <text:p>1489</text:p>
          </table:table-cell>
        </table:table-row>
        <table:table-row table:style-name="ro1">
          <table:table-cell office:value-type="string">
            <text:p>CDLVIII</text:p>
          </table:table-cell>
          <table:table-cell table:formula="of:=ARABIC([.A869])" office:value-type="float" office:value="458">
            <text:p>458</text:p>
          </table:table-cell>
        </table:table-row>
        <table:table-row table:style-name="ro1">
          <table:table-cell office:value-type="string">
            <text:p>DCCLVI</text:p>
          </table:table-cell>
          <table:table-cell table:formula="of:=ARABIC([.A870])" office:value-type="float" office:value="756">
            <text:p>756</text:p>
          </table:table-cell>
        </table:table-row>
        <table:table-row table:style-name="ro1">
          <table:table-cell office:value-type="string">
            <text:p>MMMMDCXXXVIII</text:p>
          </table:table-cell>
          <table:table-cell table:formula="of:=ARABIC([.A871])" office:value-type="float" office:value="0">
            <text:p>Err:502</text:p>
          </table:table-cell>
        </table:table-row>
        <table:table-row table:style-name="ro1">
          <table:table-cell office:value-type="string">
            <text:p>MMCCCLXXXIII</text:p>
          </table:table-cell>
          <table:table-cell table:formula="of:=ARABIC([.A872])" office:value-type="float" office:value="2383">
            <text:p>2383</text:p>
          </table:table-cell>
        </table:table-row>
        <table:table-row table:style-name="ro1">
          <table:table-cell office:value-type="string">
            <text:p>MMMMDCCLXXV</text:p>
          </table:table-cell>
          <table:table-cell table:formula="of:=ARABIC([.A873])" office:value-type="float" office:value="0">
            <text:p>Err:502</text:p>
          </table:table-cell>
        </table:table-row>
        <table:table-row table:style-name="ro1">
          <table:table-cell office:value-type="string">
            <text:p>MMMXXXVI</text:p>
          </table:table-cell>
          <table:table-cell table:formula="of:=ARABIC([.A874])" office:value-type="float" office:value="3036">
            <text:p>3036</text:p>
          </table:table-cell>
        </table:table-row>
        <table:table-row table:style-name="ro1">
          <table:table-cell office:value-type="string">
            <text:p>CCCLXXXXIX</text:p>
          </table:table-cell>
          <table:table-cell table:formula="of:=ARABIC([.A875])" office:value-type="float" office:value="399">
            <text:p>399</text:p>
          </table:table-cell>
        </table:table-row>
        <table:table-row table:style-name="ro1">
          <table:table-cell office:value-type="string">
            <text:p>CV</text:p>
          </table:table-cell>
          <table:table-cell table:formula="of:=ARABIC([.A876])" office:value-type="float" office:value="105">
            <text:p>105</text:p>
          </table:table-cell>
        </table:table-row>
        <table:table-row table:style-name="ro1">
          <table:table-cell office:value-type="string">
            <text:p>CCCCXIII</text:p>
          </table:table-cell>
          <table:table-cell table:formula="of:=ARABIC([.A877])" office:value-type="float" office:value="413">
            <text:p>413</text:p>
          </table:table-cell>
        </table:table-row>
        <table:table-row table:style-name="ro1">
          <table:table-cell office:value-type="string">
            <text:p>CCCCXVI</text:p>
          </table:table-cell>
          <table:table-cell table:formula="of:=ARABIC([.A878])" office:value-type="float" office:value="416">
            <text:p>416</text:p>
          </table:table-cell>
        </table:table-row>
        <table:table-row table:style-name="ro1">
          <table:table-cell office:value-type="string">
            <text:p>MDCCCLXXXIIII</text:p>
          </table:table-cell>
          <table:table-cell table:formula="of:=ARABIC([.A879])" office:value-type="float" office:value="1884">
            <text:p>1884</text:p>
          </table:table-cell>
        </table:table-row>
        <table:table-row table:style-name="ro1">
          <table:table-cell office:value-type="string">
            <text:p>MMDCCLXXXII</text:p>
          </table:table-cell>
          <table:table-cell table:formula="of:=ARABIC([.A880])" office:value-type="float" office:value="2782">
            <text:p>2782</text:p>
          </table:table-cell>
        </table:table-row>
        <table:table-row table:style-name="ro1">
          <table:table-cell office:value-type="string">
            <text:p>MMMMCCCCLXXXI</text:p>
          </table:table-cell>
          <table:table-cell table:formula="of:=ARABIC([.A881])" office:value-type="float" office:value="0">
            <text:p>Err:502</text:p>
          </table:table-cell>
        </table:table-row>
        <table:table-row table:style-name="ro1">
          <table:table-cell office:value-type="string">
            <text:p>MXXV</text:p>
          </table:table-cell>
          <table:table-cell table:formula="of:=ARABIC([.A882])" office:value-type="float" office:value="1025">
            <text:p>1025</text:p>
          </table:table-cell>
        </table:table-row>
        <table:table-row table:style-name="ro1">
          <table:table-cell office:value-type="string">
            <text:p>MMCCCLXXVIIII</text:p>
          </table:table-cell>
          <table:table-cell table:formula="of:=ARABIC([.A883])" office:value-type="float" office:value="2379">
            <text:p>2379</text:p>
          </table:table-cell>
        </table:table-row>
        <table:table-row table:style-name="ro1">
          <table:table-cell office:value-type="string">
            <text:p>MMMCCXII</text:p>
          </table:table-cell>
          <table:table-cell table:formula="of:=ARABIC([.A884])" office:value-type="float" office:value="3212">
            <text:p>3212</text:p>
          </table:table-cell>
        </table:table-row>
        <table:table-row table:style-name="ro1">
          <table:table-cell office:value-type="string">
            <text:p>MMMMCCXXXIII</text:p>
          </table:table-cell>
          <table:table-cell table:formula="of:=ARABIC([.A885])" office:value-type="float" office:value="0">
            <text:p>Err:502</text:p>
          </table:table-cell>
        </table:table-row>
        <table:table-row table:style-name="ro1">
          <table:table-cell office:value-type="string">
            <text:p>MMCCCLXXXVI</text:p>
          </table:table-cell>
          <table:table-cell table:formula="of:=ARABIC([.A886])" office:value-type="float" office:value="2386">
            <text:p>2386</text:p>
          </table:table-cell>
        </table:table-row>
        <table:table-row table:style-name="ro1">
          <table:table-cell office:value-type="string">
            <text:p>MMMDCCCLVIIII</text:p>
          </table:table-cell>
          <table:table-cell table:formula="of:=ARABIC([.A887])" office:value-type="float" office:value="3859">
            <text:p>3859</text:p>
          </table:table-cell>
        </table:table-row>
        <table:table-row table:style-name="ro1">
          <table:table-cell office:value-type="string">
            <text:p>MCCXXXVII</text:p>
          </table:table-cell>
          <table:table-cell table:formula="of:=ARABIC([.A888])" office:value-type="float" office:value="1237">
            <text:p>1237</text:p>
          </table:table-cell>
        </table:table-row>
        <table:table-row table:style-name="ro1">
          <table:table-cell office:value-type="string">
            <text:p>MDCLXXV</text:p>
          </table:table-cell>
          <table:table-cell table:formula="of:=ARABIC([.A889])" office:value-type="float" office:value="1675">
            <text:p>1675</text:p>
          </table:table-cell>
        </table:table-row>
        <table:table-row table:style-name="ro1">
          <table:table-cell office:value-type="string">
            <text:p>XXXV</text:p>
          </table:table-cell>
          <table:table-cell table:formula="of:=ARABIC([.A890])" office:value-type="float" office:value="35">
            <text:p>35</text:p>
          </table:table-cell>
        </table:table-row>
        <table:table-row table:style-name="ro1">
          <table:table-cell office:value-type="string">
            <text:p>MMDLI</text:p>
          </table:table-cell>
          <table:table-cell table:formula="of:=ARABIC([.A891])" office:value-type="float" office:value="2551">
            <text:p>2551</text:p>
          </table:table-cell>
        </table:table-row>
        <table:table-row table:style-name="ro1">
          <table:table-cell office:value-type="string">
            <text:p>MMMCCXXX</text:p>
          </table:table-cell>
          <table:table-cell table:formula="of:=ARABIC([.A892])" office:value-type="float" office:value="3230">
            <text:p>3230</text:p>
          </table:table-cell>
        </table:table-row>
        <table:table-row table:style-name="ro1">
          <table:table-cell office:value-type="string">
            <text:p>MMMMCXXXXV</text:p>
          </table:table-cell>
          <table:table-cell table:formula="of:=ARABIC([.A893])" office:value-type="float" office:value="0">
            <text:p>Err:502</text:p>
          </table:table-cell>
        </table:table-row>
        <table:table-row table:style-name="ro1">
          <table:table-cell office:value-type="string">
            <text:p>CCCCLIX</text:p>
          </table:table-cell>
          <table:table-cell table:formula="of:=ARABIC([.A894])" office:value-type="float" office:value="459">
            <text:p>459</text:p>
          </table:table-cell>
        </table:table-row>
        <table:table-row table:style-name="ro1">
          <table:table-cell office:value-type="string">
            <text:p>MMMMDCCCLXXIII</text:p>
          </table:table-cell>
          <table:table-cell table:formula="of:=ARABIC([.A895])" office:value-type="float" office:value="0">
            <text:p>Err:502</text:p>
          </table:table-cell>
        </table:table-row>
        <table:table-row table:style-name="ro1">
          <table:table-cell office:value-type="string">
            <text:p>MMCCCXVII</text:p>
          </table:table-cell>
          <table:table-cell table:formula="of:=ARABIC([.A896])" office:value-type="float" office:value="2317">
            <text:p>2317</text:p>
          </table:table-cell>
        </table:table-row>
        <table:table-row table:style-name="ro1">
          <table:table-cell office:value-type="string">
            <text:p>DCCCXVI</text:p>
          </table:table-cell>
          <table:table-cell table:formula="of:=ARABIC([.A897])" office:value-type="float" office:value="816">
            <text:p>816</text:p>
          </table:table-cell>
        </table:table-row>
        <table:table-row table:style-name="ro1">
          <table:table-cell office:value-type="string">
            <text:p>MMMCCCXXXXV</text:p>
          </table:table-cell>
          <table:table-cell table:formula="of:=ARABIC([.A898])" office:value-type="float" office:value="3345">
            <text:p>3345</text:p>
          </table:table-cell>
        </table:table-row>
        <table:table-row table:style-name="ro1">
          <table:table-cell office:value-type="string">
            <text:p>MDCCCCXCV</text:p>
          </table:table-cell>
          <table:table-cell table:formula="of:=ARABIC([.A899])" office:value-type="float" office:value="1995">
            <text:p>1995</text:p>
          </table:table-cell>
        </table:table-row>
        <table:table-row table:style-name="ro1">
          <table:table-cell office:value-type="string">
            <text:p>CLXXXI</text:p>
          </table:table-cell>
          <table:table-cell table:formula="of:=ARABIC([.A900])" office:value-type="float" office:value="181">
            <text:p>181</text:p>
          </table:table-cell>
        </table:table-row>
        <table:table-row table:style-name="ro1">
          <table:table-cell office:value-type="string">
            <text:p>MMMMDCCLXX</text:p>
          </table:table-cell>
          <table:table-cell table:formula="of:=ARABIC([.A901])" office:value-type="float" office:value="0">
            <text:p>Err:502</text:p>
          </table:table-cell>
        </table:table-row>
        <table:table-row table:style-name="ro1">
          <table:table-cell office:value-type="string">
            <text:p>MMMDCCCIII</text:p>
          </table:table-cell>
          <table:table-cell table:formula="of:=ARABIC([.A902])" office:value-type="float" office:value="3803">
            <text:p>3803</text:p>
          </table:table-cell>
        </table:table-row>
        <table:table-row table:style-name="ro1">
          <table:table-cell office:value-type="string">
            <text:p>MMCLXXVII</text:p>
          </table:table-cell>
          <table:table-cell table:formula="of:=ARABIC([.A903])" office:value-type="float" office:value="2177">
            <text:p>2177</text:p>
          </table:table-cell>
        </table:table-row>
        <table:table-row table:style-name="ro1">
          <table:table-cell office:value-type="string">
            <text:p>MMMDCCXXIX</text:p>
          </table:table-cell>
          <table:table-cell table:formula="of:=ARABIC([.A904])" office:value-type="float" office:value="3729">
            <text:p>3729</text:p>
          </table:table-cell>
        </table:table-row>
        <table:table-row table:style-name="ro1">
          <table:table-cell office:value-type="string">
            <text:p>MMDCCCXCIIII</text:p>
          </table:table-cell>
          <table:table-cell table:formula="of:=ARABIC([.A905])" office:value-type="float" office:value="2894">
            <text:p>2894</text:p>
          </table:table-cell>
        </table:table-row>
        <table:table-row table:style-name="ro1">
          <table:table-cell office:value-type="string">
            <text:p>MMMCDXXIIII</text:p>
          </table:table-cell>
          <table:table-cell table:formula="of:=ARABIC([.A906])" office:value-type="float" office:value="3424">
            <text:p>3424</text:p>
          </table:table-cell>
        </table:table-row>
        <table:table-row table:style-name="ro1">
          <table:table-cell office:value-type="string">
            <text:p>MMMMXXVIII</text:p>
          </table:table-cell>
          <table:table-cell table:formula="of:=ARABIC([.A907])" office:value-type="float" office:value="0">
            <text:p>Err:502</text:p>
          </table:table-cell>
        </table:table-row>
        <table:table-row table:style-name="ro1">
          <table:table-cell office:value-type="string">
            <text:p>MMMMDCCCCLXVIII</text:p>
          </table:table-cell>
          <table:table-cell table:formula="of:=ARABIC([.A908])" office:value-type="float" office:value="0">
            <text:p>Err:502</text:p>
          </table:table-cell>
        </table:table-row>
        <table:table-row table:style-name="ro1">
          <table:table-cell office:value-type="string">
            <text:p>MDCCCXX</text:p>
          </table:table-cell>
          <table:table-cell table:formula="of:=ARABIC([.A909])" office:value-type="float" office:value="1820">
            <text:p>1820</text:p>
          </table:table-cell>
        </table:table-row>
        <table:table-row table:style-name="ro1">
          <table:table-cell office:value-type="string">
            <text:p>MMMMCDXXI</text:p>
          </table:table-cell>
          <table:table-cell table:formula="of:=ARABIC([.A910])" office:value-type="float" office:value="0">
            <text:p>Err:502</text:p>
          </table:table-cell>
        </table:table-row>
        <table:table-row table:style-name="ro1">
          <table:table-cell office:value-type="string">
            <text:p>MMMMDLXXXIX</text:p>
          </table:table-cell>
          <table:table-cell table:formula="of:=ARABIC([.A911])" office:value-type="float" office:value="0">
            <text:p>Err:502</text:p>
          </table:table-cell>
        </table:table-row>
        <table:table-row table:style-name="ro1">
          <table:table-cell office:value-type="string">
            <text:p>CCXVI</text:p>
          </table:table-cell>
          <table:table-cell table:formula="of:=ARABIC([.A912])" office:value-type="float" office:value="216">
            <text:p>216</text:p>
          </table:table-cell>
        </table:table-row>
        <table:table-row table:style-name="ro1">
          <table:table-cell office:value-type="string">
            <text:p>MDVIII</text:p>
          </table:table-cell>
          <table:table-cell table:formula="of:=ARABIC([.A913])" office:value-type="float" office:value="1508">
            <text:p>1508</text:p>
          </table:table-cell>
        </table:table-row>
        <table:table-row table:style-name="ro1">
          <table:table-cell office:value-type="string">
            <text:p>MMCCLXXI</text:p>
          </table:table-cell>
          <table:table-cell table:formula="of:=ARABIC([.A914])" office:value-type="float" office:value="2271">
            <text:p>2271</text:p>
          </table:table-cell>
        </table:table-row>
        <table:table-row table:style-name="ro1">
          <table:table-cell office:value-type="string">
            <text:p>MMMDCCCLXXI</text:p>
          </table:table-cell>
          <table:table-cell table:formula="of:=ARABIC([.A915])" office:value-type="float" office:value="3871">
            <text:p>3871</text:p>
          </table:table-cell>
        </table:table-row>
        <table:table-row table:style-name="ro1">
          <table:table-cell office:value-type="string">
            <text:p>MMMCCCLXXVI</text:p>
          </table:table-cell>
          <table:table-cell table:formula="of:=ARABIC([.A916])" office:value-type="float" office:value="3376">
            <text:p>3376</text:p>
          </table:table-cell>
        </table:table-row>
        <table:table-row table:style-name="ro1">
          <table:table-cell office:value-type="string">
            <text:p>MMCCLXI</text:p>
          </table:table-cell>
          <table:table-cell table:formula="of:=ARABIC([.A917])" office:value-type="float" office:value="2261">
            <text:p>2261</text:p>
          </table:table-cell>
        </table:table-row>
        <table:table-row table:style-name="ro1">
          <table:table-cell office:value-type="string">
            <text:p>MMMMDCCCXXXIV</text:p>
          </table:table-cell>
          <table:table-cell table:formula="of:=ARABIC([.A918])" office:value-type="float" office:value="0">
            <text:p>Err:502</text:p>
          </table:table-cell>
        </table:table-row>
        <table:table-row table:style-name="ro1">
          <table:table-cell office:value-type="string">
            <text:p>DLXXXVI</text:p>
          </table:table-cell>
          <table:table-cell table:formula="of:=ARABIC([.A919])" office:value-type="float" office:value="586">
            <text:p>586</text:p>
          </table:table-cell>
        </table:table-row>
        <table:table-row table:style-name="ro1">
          <table:table-cell office:value-type="string">
            <text:p>MMMMDXXXII</text:p>
          </table:table-cell>
          <table:table-cell table:formula="of:=ARABIC([.A920])" office:value-type="float" office:value="0">
            <text:p>Err:502</text:p>
          </table:table-cell>
        </table:table-row>
        <table:table-row table:style-name="ro1">
          <table:table-cell office:value-type="string">
            <text:p>MMMXXIIII</text:p>
          </table:table-cell>
          <table:table-cell table:formula="of:=ARABIC([.A921])" office:value-type="float" office:value="3024">
            <text:p>3024</text:p>
          </table:table-cell>
        </table:table-row>
        <table:table-row table:style-name="ro1">
          <table:table-cell office:value-type="string">
            <text:p>MMMMCDIV</text:p>
          </table:table-cell>
          <table:table-cell table:formula="of:=ARABIC([.A922])" office:value-type="float" office:value="0">
            <text:p>Err:502</text:p>
          </table:table-cell>
        </table:table-row>
        <table:table-row table:style-name="ro1">
          <table:table-cell office:value-type="string">
            <text:p>MMMMCCCXLVIII</text:p>
          </table:table-cell>
          <table:table-cell table:formula="of:=ARABIC([.A923])" office:value-type="float" office:value="0">
            <text:p>Err:502</text:p>
          </table:table-cell>
        </table:table-row>
        <table:table-row table:style-name="ro1">
          <table:table-cell office:value-type="string">
            <text:p>MMMMCXXXVIII</text:p>
          </table:table-cell>
          <table:table-cell table:formula="of:=ARABIC([.A924])" office:value-type="float" office:value="0">
            <text:p>Err:502</text:p>
          </table:table-cell>
        </table:table-row>
        <table:table-row table:style-name="ro1">
          <table:table-cell office:value-type="string">
            <text:p>MMMCCCLXVI</text:p>
          </table:table-cell>
          <table:table-cell table:formula="of:=ARABIC([.A925])" office:value-type="float" office:value="3366">
            <text:p>3366</text:p>
          </table:table-cell>
        </table:table-row>
        <table:table-row table:style-name="ro1">
          <table:table-cell office:value-type="string">
            <text:p>MDCCXVIII</text:p>
          </table:table-cell>
          <table:table-cell table:formula="of:=ARABIC([.A926])" office:value-type="float" office:value="1718">
            <text:p>1718</text:p>
          </table:table-cell>
        </table:table-row>
        <table:table-row table:style-name="ro1">
          <table:table-cell office:value-type="string">
            <text:p>MMCXX</text:p>
          </table:table-cell>
          <table:table-cell table:formula="of:=ARABIC([.A927])" office:value-type="float" office:value="2120">
            <text:p>2120</text:p>
          </table:table-cell>
        </table:table-row>
        <table:table-row table:style-name="ro1">
          <table:table-cell office:value-type="string">
            <text:p>CCCLIX</text:p>
          </table:table-cell>
          <table:table-cell table:formula="of:=ARABIC([.A928])" office:value-type="float" office:value="359">
            <text:p>359</text:p>
          </table:table-cell>
        </table:table-row>
        <table:table-row table:style-name="ro1">
          <table:table-cell office:value-type="string">
            <text:p>MMMMDCCLXXII</text:p>
          </table:table-cell>
          <table:table-cell table:formula="of:=ARABIC([.A929])" office:value-type="float" office:value="0">
            <text:p>Err:502</text:p>
          </table:table-cell>
        </table:table-row>
        <table:table-row table:style-name="ro1">
          <table:table-cell office:value-type="string">
            <text:p>MDCCCLXXV</text:p>
          </table:table-cell>
          <table:table-cell table:formula="of:=ARABIC([.A930])" office:value-type="float" office:value="1875">
            <text:p>1875</text:p>
          </table:table-cell>
        </table:table-row>
        <table:table-row table:style-name="ro1">
          <table:table-cell office:value-type="string">
            <text:p>MMMMDCCCXXIV</text:p>
          </table:table-cell>
          <table:table-cell table:formula="of:=ARABIC([.A931])" office:value-type="float" office:value="0">
            <text:p>Err:502</text:p>
          </table:table-cell>
        </table:table-row>
        <table:table-row table:style-name="ro1">
          <table:table-cell office:value-type="string">
            <text:p>DCCCXXXXVIII</text:p>
          </table:table-cell>
          <table:table-cell table:formula="of:=ARABIC([.A932])" office:value-type="float" office:value="848">
            <text:p>848</text:p>
          </table:table-cell>
        </table:table-row>
        <table:table-row table:style-name="ro1">
          <table:table-cell office:value-type="string">
            <text:p>MMMDCCCCXXXVIIII</text:p>
          </table:table-cell>
          <table:table-cell table:formula="of:=ARABIC([.A933])" office:value-type="float" office:value="3939">
            <text:p>3939</text:p>
          </table:table-cell>
        </table:table-row>
        <table:table-row table:style-name="ro1">
          <table:table-cell office:value-type="string">
            <text:p>MMMMCCXXXV</text:p>
          </table:table-cell>
          <table:table-cell table:formula="of:=ARABIC([.A934])" office:value-type="float" office:value="0">
            <text:p>Err:502</text:p>
          </table:table-cell>
        </table:table-row>
        <table:table-row table:style-name="ro1">
          <table:table-cell office:value-type="string">
            <text:p>MDCLXXXIII</text:p>
          </table:table-cell>
          <table:table-cell table:formula="of:=ARABIC([.A935])" office:value-type="float" office:value="1683">
            <text:p>1683</text:p>
          </table:table-cell>
        </table:table-row>
        <table:table-row table:style-name="ro1">
          <table:table-cell office:value-type="string">
            <text:p>MMCCLXXXIV</text:p>
          </table:table-cell>
          <table:table-cell table:formula="of:=ARABIC([.A936])" office:value-type="float" office:value="2284">
            <text:p>2284</text:p>
          </table:table-cell>
        </table:table-row>
        <table:table-row table:style-name="ro1">
          <table:table-cell office:value-type="string">
            <text:p>MCLXXXXIIII</text:p>
          </table:table-cell>
          <table:table-cell table:formula="of:=ARABIC([.A937])" office:value-type="float" office:value="1194">
            <text:p>1194</text:p>
          </table:table-cell>
        </table:table-row>
        <table:table-row table:style-name="ro1">
          <table:table-cell office:value-type="string">
            <text:p>DXXXXIII</text:p>
          </table:table-cell>
          <table:table-cell table:formula="of:=ARABIC([.A938])" office:value-type="float" office:value="543">
            <text:p>543</text:p>
          </table:table-cell>
        </table:table-row>
        <table:table-row table:style-name="ro1">
          <table:table-cell office:value-type="string">
            <text:p>MCCCXXXXVIII</text:p>
          </table:table-cell>
          <table:table-cell table:formula="of:=ARABIC([.A939])" office:value-type="float" office:value="1348">
            <text:p>1348</text:p>
          </table:table-cell>
        </table:table-row>
        <table:table-row table:style-name="ro1">
          <table:table-cell office:value-type="string">
            <text:p>MMCLXXIX</text:p>
          </table:table-cell>
          <table:table-cell table:formula="of:=ARABIC([.A940])" office:value-type="float" office:value="2179">
            <text:p>2179</text:p>
          </table:table-cell>
        </table:table-row>
        <table:table-row table:style-name="ro1">
          <table:table-cell office:value-type="string">
            <text:p>MMMMCCLXIV</text:p>
          </table:table-cell>
          <table:table-cell table:formula="of:=ARABIC([.A941])" office:value-type="float" office:value="0">
            <text:p>Err:502</text:p>
          </table:table-cell>
        </table:table-row>
        <table:table-row table:style-name="ro1">
          <table:table-cell office:value-type="string">
            <text:p>MXXII</text:p>
          </table:table-cell>
          <table:table-cell table:formula="of:=ARABIC([.A942])" office:value-type="float" office:value="1022">
            <text:p>1022</text:p>
          </table:table-cell>
        </table:table-row>
        <table:table-row table:style-name="ro1">
          <table:table-cell office:value-type="string">
            <text:p>MMMCXIX</text:p>
          </table:table-cell>
          <table:table-cell table:formula="of:=ARABIC([.A943])" office:value-type="float" office:value="3119">
            <text:p>3119</text:p>
          </table:table-cell>
        </table:table-row>
        <table:table-row table:style-name="ro1">
          <table:table-cell office:value-type="string">
            <text:p>MDCXXXVII</text:p>
          </table:table-cell>
          <table:table-cell table:formula="of:=ARABIC([.A944])" office:value-type="float" office:value="1637">
            <text:p>1637</text:p>
          </table:table-cell>
        </table:table-row>
        <table:table-row table:style-name="ro1">
          <table:table-cell office:value-type="string">
            <text:p>MMDCCVI</text:p>
          </table:table-cell>
          <table:table-cell table:formula="of:=ARABIC([.A945])" office:value-type="float" office:value="2706">
            <text:p>2706</text:p>
          </table:table-cell>
        </table:table-row>
        <table:table-row table:style-name="ro1">
          <table:table-cell office:value-type="string">
            <text:p>MCLXXXXVIII</text:p>
          </table:table-cell>
          <table:table-cell table:formula="of:=ARABIC([.A946])" office:value-type="float" office:value="1198">
            <text:p>1198</text:p>
          </table:table-cell>
        </table:table-row>
        <table:table-row table:style-name="ro1">
          <table:table-cell office:value-type="string">
            <text:p>MMMCXVI</text:p>
          </table:table-cell>
          <table:table-cell table:formula="of:=ARABIC([.A947])" office:value-type="float" office:value="3116">
            <text:p>3116</text:p>
          </table:table-cell>
        </table:table-row>
        <table:table-row table:style-name="ro1">
          <table:table-cell office:value-type="string">
            <text:p>MCCCLX</text:p>
          </table:table-cell>
          <table:table-cell table:formula="of:=ARABIC([.A948])" office:value-type="float" office:value="1360">
            <text:p>1360</text:p>
          </table:table-cell>
        </table:table-row>
        <table:table-row table:style-name="ro1">
          <table:table-cell office:value-type="string">
            <text:p>MMMCDX</text:p>
          </table:table-cell>
          <table:table-cell table:formula="of:=ARABIC([.A949])" office:value-type="float" office:value="3410">
            <text:p>3410</text:p>
          </table:table-cell>
        </table:table-row>
        <table:table-row table:style-name="ro1">
          <table:table-cell office:value-type="string">
            <text:p>CCLXVIIII</text:p>
          </table:table-cell>
          <table:table-cell table:formula="of:=ARABIC([.A950])" office:value-type="float" office:value="269">
            <text:p>269</text:p>
          </table:table-cell>
        </table:table-row>
        <table:table-row table:style-name="ro1">
          <table:table-cell office:value-type="string">
            <text:p>MMMCCLX</text:p>
          </table:table-cell>
          <table:table-cell table:formula="of:=ARABIC([.A951])" office:value-type="float" office:value="3260">
            <text:p>3260</text:p>
          </table:table-cell>
        </table:table-row>
        <table:table-row table:style-name="ro1">
          <table:table-cell office:value-type="string">
            <text:p>MCXXVIII</text:p>
          </table:table-cell>
          <table:table-cell table:formula="of:=ARABIC([.A952])" office:value-type="float" office:value="1128">
            <text:p>1128</text:p>
          </table:table-cell>
        </table:table-row>
        <table:table-row table:style-name="ro1">
          <table:table-cell office:value-type="string">
            <text:p>LXXXII</text:p>
          </table:table-cell>
          <table:table-cell table:formula="of:=ARABIC([.A953])" office:value-type="float" office:value="82">
            <text:p>82</text:p>
          </table:table-cell>
        </table:table-row>
        <table:table-row table:style-name="ro1">
          <table:table-cell office:value-type="string">
            <text:p>MCCCCLXXXI</text:p>
          </table:table-cell>
          <table:table-cell table:formula="of:=ARABIC([.A954])" office:value-type="float" office:value="1481">
            <text:p>1481</text:p>
          </table:table-cell>
        </table:table-row>
        <table:table-row table:style-name="ro1">
          <table:table-cell office:value-type="string">
            <text:p>MMMI</text:p>
          </table:table-cell>
          <table:table-cell table:formula="of:=ARABIC([.A955])" office:value-type="float" office:value="3001">
            <text:p>3001</text:p>
          </table:table-cell>
        </table:table-row>
        <table:table-row table:style-name="ro1">
          <table:table-cell office:value-type="string">
            <text:p>MMMCCCLXIV</text:p>
          </table:table-cell>
          <table:table-cell table:formula="of:=ARABIC([.A956])" office:value-type="float" office:value="3364">
            <text:p>3364</text:p>
          </table:table-cell>
        </table:table-row>
        <table:table-row table:style-name="ro1">
          <table:table-cell office:value-type="string">
            <text:p>MMMCCCXXVIIII</text:p>
          </table:table-cell>
          <table:table-cell table:formula="of:=ARABIC([.A957])" office:value-type="float" office:value="3329">
            <text:p>3329</text:p>
          </table:table-cell>
        </table:table-row>
        <table:table-row table:style-name="ro1">
          <table:table-cell office:value-type="string">
            <text:p>CXXXVIII</text:p>
          </table:table-cell>
          <table:table-cell table:formula="of:=ARABIC([.A958])" office:value-type="float" office:value="138">
            <text:p>138</text:p>
          </table:table-cell>
        </table:table-row>
        <table:table-row table:style-name="ro1">
          <table:table-cell office:value-type="string">
            <text:p>MMCCCXX</text:p>
          </table:table-cell>
          <table:table-cell table:formula="of:=ARABIC([.A959])" office:value-type="float" office:value="2320">
            <text:p>2320</text:p>
          </table:table-cell>
        </table:table-row>
        <table:table-row table:style-name="ro1">
          <table:table-cell office:value-type="string">
            <text:p>MMMCCXXVIIII</text:p>
          </table:table-cell>
          <table:table-cell table:formula="of:=ARABIC([.A960])" office:value-type="float" office:value="3229">
            <text:p>3229</text:p>
          </table:table-cell>
        </table:table-row>
        <table:table-row table:style-name="ro1">
          <table:table-cell office:value-type="string">
            <text:p>MCCLXVI</text:p>
          </table:table-cell>
          <table:table-cell table:formula="of:=ARABIC([.A961])" office:value-type="float" office:value="1266">
            <text:p>1266</text:p>
          </table:table-cell>
        </table:table-row>
        <table:table-row table:style-name="ro1">
          <table:table-cell office:value-type="string">
            <text:p>MMMCCCCXXXXVI</text:p>
          </table:table-cell>
          <table:table-cell table:formula="of:=ARABIC([.A962])" office:value-type="float" office:value="3446">
            <text:p>3446</text:p>
          </table:table-cell>
        </table:table-row>
        <table:table-row table:style-name="ro1">
          <table:table-cell office:value-type="string">
            <text:p>MMDCCXCIX</text:p>
          </table:table-cell>
          <table:table-cell table:formula="of:=ARABIC([.A963])" office:value-type="float" office:value="2799">
            <text:p>2799</text:p>
          </table:table-cell>
        </table:table-row>
        <table:table-row table:style-name="ro1">
          <table:table-cell office:value-type="string">
            <text:p>MCMLXXI</text:p>
          </table:table-cell>
          <table:table-cell table:formula="of:=ARABIC([.A964])" office:value-type="float" office:value="1971">
            <text:p>1971</text:p>
          </table:table-cell>
        </table:table-row>
        <table:table-row table:style-name="ro1">
          <table:table-cell office:value-type="string">
            <text:p>MMCCLXVIII</text:p>
          </table:table-cell>
          <table:table-cell table:formula="of:=ARABIC([.A965])" office:value-type="float" office:value="2268">
            <text:p>2268</text:p>
          </table:table-cell>
        </table:table-row>
        <table:table-row table:style-name="ro1">
          <table:table-cell office:value-type="string">
            <text:p>CDLXXXXIII</text:p>
          </table:table-cell>
          <table:table-cell table:formula="of:=ARABIC([.A966])" office:value-type="float" office:value="493">
            <text:p>493</text:p>
          </table:table-cell>
        </table:table-row>
        <table:table-row table:style-name="ro1">
          <table:table-cell office:value-type="string">
            <text:p>MMMMDCCXXII</text:p>
          </table:table-cell>
          <table:table-cell table:formula="of:=ARABIC([.A967])" office:value-type="float" office:value="0">
            <text:p>Err:502</text:p>
          </table:table-cell>
        </table:table-row>
        <table:table-row table:style-name="ro1">
          <table:table-cell office:value-type="string">
            <text:p>MMMMDCCLXXXVII</text:p>
          </table:table-cell>
          <table:table-cell table:formula="of:=ARABIC([.A968])" office:value-type="float" office:value="0">
            <text:p>Err:502</text:p>
          </table:table-cell>
        </table:table-row>
        <table:table-row table:style-name="ro1">
          <table:table-cell office:value-type="string">
            <text:p>MMMDCCLIV</text:p>
          </table:table-cell>
          <table:table-cell table:formula="of:=ARABIC([.A969])" office:value-type="float" office:value="3754">
            <text:p>3754</text:p>
          </table:table-cell>
        </table:table-row>
        <table:table-row table:style-name="ro1">
          <table:table-cell office:value-type="string">
            <text:p>MMCCLXIII</text:p>
          </table:table-cell>
          <table:table-cell table:formula="of:=ARABIC([.A970])" office:value-type="float" office:value="2263">
            <text:p>2263</text:p>
          </table:table-cell>
        </table:table-row>
        <table:table-row table:style-name="ro1">
          <table:table-cell office:value-type="string">
            <text:p>MDXXXVII</text:p>
          </table:table-cell>
          <table:table-cell table:formula="of:=ARABIC([.A971])" office:value-type="float" office:value="1537">
            <text:p>1537</text:p>
          </table:table-cell>
        </table:table-row>
        <table:table-row table:style-name="ro1">
          <table:table-cell office:value-type="string">
            <text:p>DCCXXXIIII</text:p>
          </table:table-cell>
          <table:table-cell table:formula="of:=ARABIC([.A972])" office:value-type="float" office:value="734">
            <text:p>734</text:p>
          </table:table-cell>
        </table:table-row>
        <table:table-row table:style-name="ro1">
          <table:table-cell office:value-type="string">
            <text:p>MCII</text:p>
          </table:table-cell>
          <table:table-cell table:formula="of:=ARABIC([.A973])" office:value-type="float" office:value="1102">
            <text:p>1102</text:p>
          </table:table-cell>
        </table:table-row>
        <table:table-row table:style-name="ro1">
          <table:table-cell office:value-type="string">
            <text:p>MMMDCCCLXXI</text:p>
          </table:table-cell>
          <table:table-cell table:formula="of:=ARABIC([.A974])" office:value-type="float" office:value="3871">
            <text:p>3871</text:p>
          </table:table-cell>
        </table:table-row>
        <table:table-row table:style-name="ro1">
          <table:table-cell office:value-type="string">
            <text:p>MMMLXXIII</text:p>
          </table:table-cell>
          <table:table-cell table:formula="of:=ARABIC([.A975])" office:value-type="float" office:value="3073">
            <text:p>3073</text:p>
          </table:table-cell>
        </table:table-row>
        <table:table-row table:style-name="ro1">
          <table:table-cell office:value-type="string">
            <text:p>MDCCCLIII</text:p>
          </table:table-cell>
          <table:table-cell table:formula="of:=ARABIC([.A976])" office:value-type="float" office:value="1853">
            <text:p>1853</text:p>
          </table:table-cell>
        </table:table-row>
        <table:table-row table:style-name="ro1">
          <table:table-cell office:value-type="string">
            <text:p>MMXXXVIII</text:p>
          </table:table-cell>
          <table:table-cell table:formula="of:=ARABIC([.A977])" office:value-type="float" office:value="2038">
            <text:p>2038</text:p>
          </table:table-cell>
        </table:table-row>
        <table:table-row table:style-name="ro1">
          <table:table-cell office:value-type="string">
            <text:p>MDCCXVIIII</text:p>
          </table:table-cell>
          <table:table-cell table:formula="of:=ARABIC([.A978])" office:value-type="float" office:value="1719">
            <text:p>1719</text:p>
          </table:table-cell>
        </table:table-row>
        <table:table-row table:style-name="ro1">
          <table:table-cell office:value-type="string">
            <text:p>MDCCCCXXXVII</text:p>
          </table:table-cell>
          <table:table-cell table:formula="of:=ARABIC([.A979])" office:value-type="float" office:value="1937">
            <text:p>1937</text:p>
          </table:table-cell>
        </table:table-row>
        <table:table-row table:style-name="ro1">
          <table:table-cell office:value-type="string">
            <text:p>MMCCCXVI</text:p>
          </table:table-cell>
          <table:table-cell table:formula="of:=ARABIC([.A980])" office:value-type="float" office:value="2316">
            <text:p>2316</text:p>
          </table:table-cell>
        </table:table-row>
        <table:table-row table:style-name="ro1">
          <table:table-cell office:value-type="string">
            <text:p>MCMXXII</text:p>
          </table:table-cell>
          <table:table-cell table:formula="of:=ARABIC([.A981])" office:value-type="float" office:value="1922">
            <text:p>1922</text:p>
          </table:table-cell>
        </table:table-row>
        <table:table-row table:style-name="ro1">
          <table:table-cell office:value-type="string">
            <text:p>MMMCCCLVIII</text:p>
          </table:table-cell>
          <table:table-cell table:formula="of:=ARABIC([.A982])" office:value-type="float" office:value="3358">
            <text:p>3358</text:p>
          </table:table-cell>
        </table:table-row>
        <table:table-row table:style-name="ro1">
          <table:table-cell office:value-type="string">
            <text:p>MMMMDCCCXX</text:p>
          </table:table-cell>
          <table:table-cell table:formula="of:=ARABIC([.A983])" office:value-type="float" office:value="0">
            <text:p>Err:502</text:p>
          </table:table-cell>
        </table:table-row>
        <table:table-row table:style-name="ro1">
          <table:table-cell office:value-type="string">
            <text:p>MCXXIII</text:p>
          </table:table-cell>
          <table:table-cell table:formula="of:=ARABIC([.A984])" office:value-type="float" office:value="1123">
            <text:p>1123</text:p>
          </table:table-cell>
        </table:table-row>
        <table:table-row table:style-name="ro1">
          <table:table-cell office:value-type="string">
            <text:p>MMMDLXI</text:p>
          </table:table-cell>
          <table:table-cell table:formula="of:=ARABIC([.A985])" office:value-type="float" office:value="3561">
            <text:p>3561</text:p>
          </table:table-cell>
        </table:table-row>
        <table:table-row table:style-name="ro1">
          <table:table-cell office:value-type="string">
            <text:p>MMMMDXXII</text:p>
          </table:table-cell>
          <table:table-cell table:formula="of:=ARABIC([.A986])" office:value-type="float" office:value="0">
            <text:p>Err:502</text:p>
          </table:table-cell>
        </table:table-row>
        <table:table-row table:style-name="ro1">
          <table:table-cell office:value-type="string">
            <text:p>MDCCCX</text:p>
          </table:table-cell>
          <table:table-cell table:formula="of:=ARABIC([.A987])" office:value-type="float" office:value="1810">
            <text:p>1810</text:p>
          </table:table-cell>
        </table:table-row>
        <table:table-row table:style-name="ro1">
          <table:table-cell office:value-type="string">
            <text:p>MMDXCVIIII</text:p>
          </table:table-cell>
          <table:table-cell table:formula="of:=ARABIC([.A988])" office:value-type="float" office:value="2599">
            <text:p>2599</text:p>
          </table:table-cell>
        </table:table-row>
        <table:table-row table:style-name="ro1">
          <table:table-cell office:value-type="string">
            <text:p>MMMDCCCCVIII</text:p>
          </table:table-cell>
          <table:table-cell table:formula="of:=ARABIC([.A989])" office:value-type="float" office:value="3908">
            <text:p>3908</text:p>
          </table:table-cell>
        </table:table-row>
        <table:table-row table:style-name="ro1">
          <table:table-cell office:value-type="string">
            <text:p>MMMMDCCCCXXXXVI</text:p>
          </table:table-cell>
          <table:table-cell table:formula="of:=ARABIC([.A990])" office:value-type="float" office:value="0">
            <text:p>Err:502</text:p>
          </table:table-cell>
        </table:table-row>
        <table:table-row table:style-name="ro1">
          <table:table-cell office:value-type="string">
            <text:p>MMDCCCXXXV</text:p>
          </table:table-cell>
          <table:table-cell table:formula="of:=ARABIC([.A991])" office:value-type="float" office:value="2835">
            <text:p>2835</text:p>
          </table:table-cell>
        </table:table-row>
        <table:table-row table:style-name="ro1">
          <table:table-cell office:value-type="string">
            <text:p>MMCXCIV</text:p>
          </table:table-cell>
          <table:table-cell table:formula="of:=ARABIC([.A992])" office:value-type="float" office:value="2194">
            <text:p>2194</text:p>
          </table:table-cell>
        </table:table-row>
        <table:table-row table:style-name="ro1">
          <table:table-cell office:value-type="string">
            <text:p>MCMLXXXXIII</text:p>
          </table:table-cell>
          <table:table-cell table:formula="of:=ARABIC([.A993])" office:value-type="float" office:value="1993">
            <text:p>1993</text:p>
          </table:table-cell>
        </table:table-row>
        <table:table-row table:style-name="ro1">
          <table:table-cell office:value-type="string">
            <text:p>MMMCCCLXXVI</text:p>
          </table:table-cell>
          <table:table-cell table:formula="of:=ARABIC([.A994])" office:value-type="float" office:value="3376">
            <text:p>3376</text:p>
          </table:table-cell>
        </table:table-row>
        <table:table-row table:style-name="ro1">
          <table:table-cell office:value-type="string">
            <text:p>MMMMDCLXXXV</text:p>
          </table:table-cell>
          <table:table-cell table:formula="of:=ARABIC([.A995])" office:value-type="float" office:value="0">
            <text:p>Err:502</text:p>
          </table:table-cell>
        </table:table-row>
        <table:table-row table:style-name="ro1">
          <table:table-cell office:value-type="string">
            <text:p>CMLXIX</text:p>
          </table:table-cell>
          <table:table-cell table:formula="of:=ARABIC([.A996])" office:value-type="float" office:value="969">
            <text:p>969</text:p>
          </table:table-cell>
        </table:table-row>
        <table:table-row table:style-name="ro1">
          <table:table-cell office:value-type="string">
            <text:p>DCXCII</text:p>
          </table:table-cell>
          <table:table-cell table:formula="of:=ARABIC([.A997])" office:value-type="float" office:value="692">
            <text:p>692</text:p>
          </table:table-cell>
        </table:table-row>
        <table:table-row table:style-name="ro1">
          <table:table-cell office:value-type="string">
            <text:p>MMXXVIII</text:p>
          </table:table-cell>
          <table:table-cell table:formula="of:=ARABIC([.A998])" office:value-type="float" office:value="2028">
            <text:p>2028</text:p>
          </table:table-cell>
        </table:table-row>
        <table:table-row table:style-name="ro1">
          <table:table-cell office:value-type="string">
            <text:p>MMMMCCCXXX</text:p>
          </table:table-cell>
          <table:table-cell table:formula="of:=ARABIC([.A999])" office:value-type="float" office:value="0">
            <text:p>Err:502</text:p>
          </table:table-cell>
        </table:table-row>
        <table:table-row table:style-name="ro1">
          <table:table-cell office:value-type="string">
            <text:p>XXXXVIIII</text:p>
          </table:table-cell>
          <table:table-cell table:formula="of:=ARABIC([.A1000])" office:value-type="float" office:value="49">
            <text:p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.12.2011</text:date>, <text:time>12:5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dar </meta:initial-creator>
    <meta:creation-date>2011-12-29T11:34:47</meta:creation-date>
    <dc:date>2011-12-29T12:51:58</dc:date>
    <dc:creator>aydar </dc:creator>
    <meta:editing-duration>PT1H17M14S</meta:editing-duration>
    <meta:editing-cycles>2</meta:editing-cycles>
    <meta:generator>LibreOffice/3.4$Linux LibreOffice_project/340m1$Build-402</meta:generator>
    <meta:document-statistic meta:table-count="1" meta:cell-count="2000" meta:object-count="0"/>
  </office:meta>
</office:document-meta>
</file>